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map style:condition="cell-content()&lt;0" style:apply-style-name="Untitled1" style:base-cell-address="Sheet1.B2"/>
      <style:map style:condition="cell-content()&gt;0" style:apply-style-name="Untitled2" style:base-cell-address="Sheet1.B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&lt;0" style:apply-style-name="Untitled1" style:base-cell-address="Sheet1.B97"/>
      <style:map style:condition="cell-content()&gt;0" style:apply-style-name="Untitled2" style:base-cell-address="Sheet1.B97"/>
    </style:style>
    <style:style style:name="ce4" style:family="table-cell" style:parent-style-name="Default" style:data-style-name="N60">
      <style:map style:condition="cell-content()&lt;0" style:apply-style-name="Untitled1" style:base-cell-address="Sheet1.B2"/>
      <style:map style:condition="cell-content()&gt;0" style:apply-style-name="Untitled2" style:base-cell-address="Sheet1.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office:value-type="string" calcext:value-type="string">
            <text:p>early_optimizations</text:p>
          </table:table-cell>
          <table:table-cell table:style-name="Default" office:value-type="string" calcext:value-type="string">
            <text:p>ealias</text:p>
          </table:table-cell>
          <table:table-cell table:style-name="Default" office:value-type="string" calcext:value-type="string">
            <text:p>mergephi</text:p>
          </table:table-cell>
          <table:table-cell table:style-name="Default" office:value-type="string" calcext:value-type="string">
            <text:p>forwprop</text:p>
          </table:table-cell>
          <table:table-cell table:style-name="Default" office:value-type="string" calcext:value-type="string">
            <text:p>copyprop</text:p>
          </table:table-cell>
          <table:table-cell table:style-name="Default" office:value-type="string" calcext:value-type="string">
            <text:p>cddce</text:p>
          </table:table-cell>
          <table:table-cell table:style-name="Default" office:value-type="string" calcext:value-type="string">
            <text:p>einline</text:p>
          </table:table-cell>
          <table:table-cell table:style-name="Default" office:value-type="string" calcext:value-type="string">
            <text:p>copyrename</text:p>
          </table:table-cell>
          <table:table-cell table:style-name="Default" office:value-type="string" calcext:value-type="string">
            <text:p>inline_param</text:p>
          </table:table-cell>
          <table:table-cell table:style-name="Default" office:value-type="string" calcext:value-type="string">
            <text:p>esra</text:p>
          </table:table-cell>
          <table:table-cell table:style-name="Default" office:value-type="string" calcext:value-type="string">
            <text:p>fre</text:p>
          </table:table-cell>
          <table:table-cell table:style-name="Default" office:value-type="string" calcext:value-type="string">
            <text:p>ccp</text:p>
          </table:table-cell>
        </table:table-row>
        <table:table-row table:style-name="ro1">
          <table:table-cell office:value-type="string" calcext:value-type="string">
            <text:p>gdb-advance</text:p>
          </table:table-cell>
          <table:table-cell office:value-type="float" office:value="0.417585174830183" calcext:value-type="float">
            <text:p>0.4175851748</text:p>
          </table:table-cell>
          <table:table-cell office:value-type="float" office:value="0.378081995412824" calcext:value-type="float">
            <text:p>0.3780819954</text:p>
          </table:table-cell>
          <table:table-cell office:value-type="float" office:value="-0.205463543620786" calcext:value-type="float">
            <text:p>-0.2054635436</text:p>
          </table:table-cell>
          <table:table-cell office:value-type="float" office:value="-0.333886835574124" calcext:value-type="float">
            <text:p>-0.3338868356</text:p>
          </table:table-cell>
          <table:table-cell office:value-type="float" office:value="-0.144761768595628" calcext:value-type="float">
            <text:p>-0.1447617686</text:p>
          </table:table-cell>
          <table:table-cell office:value-type="float" office:value="-0.84593328702961" calcext:value-type="float">
            <text:p>-0.845933287</text:p>
          </table:table-cell>
          <table:table-cell office:value-type="float" office:value="0.406810035842303" calcext:value-type="float">
            <text:p>0.4068100358</text:p>
          </table:table-cell>
          <table:table-cell office:value-type="float" office:value="0.109156630817956" calcext:value-type="float">
            <text:p>0.1091566308</text:p>
          </table:table-cell>
          <table:table-cell office:value-type="float" office:value="0.0876737819606853" calcext:value-type="float">
            <text:p>0.087673782</text:p>
          </table:table-cell>
          <table:table-cell office:value-type="float" office:value="-0.187613908444414" calcext:value-type="float">
            <text:p>-0.1876139084</text:p>
          </table:table-cell>
          <table:table-cell office:value-type="float" office:value="0.0805138573294508" calcext:value-type="float">
            <text:p>0.0805138573</text:p>
          </table:table-cell>
          <table:table-cell office:value-type="float" office:value="-0.494183972025987" calcext:value-type="float">
            <text:p>-0.494183972</text:p>
          </table:table-cell>
        </table:table-row>
        <table:table-row table:style-name="ro1">
          <table:table-cell office:value-type="string" calcext:value-type="string">
            <text:p>sglib-listinsertsort</text:p>
          </table:table-cell>
          <table:table-cell office:value-type="float" office:value="0.319057223693591" calcext:value-type="float">
            <text:p>0.3190572237</text:p>
          </table:table-cell>
          <table:table-cell office:value-type="float" office:value="-0.118266375628971" calcext:value-type="float">
            <text:p>-0.1182663756</text:p>
          </table:table-cell>
          <table:table-cell office:value-type="float" office:value="-0.087620764922941" calcext:value-type="float">
            <text:p>-0.0876207649</text:p>
          </table:table-cell>
          <table:table-cell office:value-type="float" office:value="-0.15636654601519" calcext:value-type="float">
            <text:p>-0.156366546</text:p>
          </table:table-cell>
          <table:table-cell office:value-type="float" office:value="-0.100091492082197" calcext:value-type="float">
            <text:p>-0.1000914921</text:p>
          </table:table-cell>
          <table:table-cell office:value-type="float" office:value="-0.373984134710287" calcext:value-type="float">
            <text:p>-0.3739841347</text:p>
          </table:table-cell>
          <table:table-cell office:value-type="float" office:value="-0.0903686859110147" calcext:value-type="float">
            <text:p>-0.0903686859</text:p>
          </table:table-cell>
          <table:table-cell office:value-type="float" office:value="-0.0473092427524735" calcext:value-type="float">
            <text:p>-0.0473092428</text:p>
          </table:table-cell>
          <table:table-cell office:value-type="float" office:value="0.130339500172358" calcext:value-type="float">
            <text:p>0.1303395002</text:p>
          </table:table-cell>
          <table:table-cell office:value-type="float" office:value="-0.211483959413659" calcext:value-type="float">
            <text:p>-0.2114839594</text:p>
          </table:table-cell>
          <table:table-cell office:value-type="float" office:value="0.0284245098270974" calcext:value-type="float">
            <text:p>0.0284245098</text:p>
          </table:table-cell>
          <table:table-cell office:value-type="float" office:value="0.154845630763059" calcext:value-type="float">
            <text:p>0.1548456308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0.319421019230629" calcext:value-type="float">
            <text:p>0.3194210192</text:p>
          </table:table-cell>
          <table:table-cell office:value-type="float" office:value="-0.0618352832527829" calcext:value-type="float">
            <text:p>-0.0618352833</text:p>
          </table:table-cell>
          <table:table-cell office:value-type="float" office:value="-0.0907321704761035" calcext:value-type="float">
            <text:p>-0.0907321705</text:p>
          </table:table-cell>
          <table:table-cell office:value-type="float" office:value="-0.0230923231077801" calcext:value-type="float">
            <text:p>-0.0230923231</text:p>
          </table:table-cell>
          <table:table-cell office:value-type="float" office:value="0.0295257798220436" calcext:value-type="float">
            <text:p>0.0295257798</text:p>
          </table:table-cell>
          <table:table-cell office:value-type="float" office:value="-0.428246214519869" calcext:value-type="float">
            <text:p>-0.4282462145</text:p>
          </table:table-cell>
          <table:table-cell office:value-type="float" office:value="-0.0985569733575158" calcext:value-type="float">
            <text:p>-0.0985569734</text:p>
          </table:table-cell>
          <table:table-cell office:value-type="float" office:value="-0.0829067549934641" calcext:value-type="float">
            <text:p>-0.082906755</text:p>
          </table:table-cell>
          <table:table-cell office:value-type="float" office:value="0.127002627467326" calcext:value-type="float">
            <text:p>0.1270026275</text:p>
          </table:table-cell>
          <table:table-cell office:value-type="float" office:value="-0.31099677373429" calcext:value-type="float">
            <text:p>-0.3109967737</text:p>
          </table:table-cell>
          <table:table-cell office:value-type="float" office:value="-0.0915347425535206" calcext:value-type="float">
            <text:p>-0.0915347426</text:p>
          </table:table-cell>
          <table:table-cell office:value-type="float" office:value="-0.013655235427306" calcext:value-type="float">
            <text:p>-0.0136552354</text:p>
          </table:table-cell>
        </table:table-row>
        <table:table-row table:style-name="ro1">
          <table:table-cell office:value-type="string" calcext:value-type="string">
            <text:p>gdb-async</text:p>
          </table:table-cell>
          <table:table-cell office:value-type="float" office:value="0.0612163692571581" calcext:value-type="float">
            <text:p>0.0612163693</text:p>
          </table:table-cell>
          <table:table-cell office:value-type="float" office:value="-0.207855723674173" calcext:value-type="float">
            <text:p>-0.2078557237</text:p>
          </table:table-cell>
          <table:table-cell office:value-type="float" office:value="-0.0550627103089544" calcext:value-type="float">
            <text:p>-0.0550627103</text:p>
          </table:table-cell>
          <table:table-cell office:value-type="float" office:value="-0.336021505376341" calcext:value-type="float">
            <text:p>-0.3360215054</text:p>
          </table:table-cell>
          <table:table-cell office:value-type="float" office:value="-0.256700180301298" calcext:value-type="float">
            <text:p>-0.2567001803</text:p>
          </table:table-cell>
          <table:table-cell office:value-type="float" office:value="-0.0611789177449426" calcext:value-type="float">
            <text:p>-0.0611789177</text:p>
          </table:table-cell>
          <table:table-cell office:value-type="float" office:value="-0.201748486886359" calcext:value-type="float">
            <text:p>-0.2017484869</text:p>
          </table:table-cell>
          <table:table-cell office:value-type="float" office:value="0.214421368620987" calcext:value-type="float">
            <text:p>0.2144213686</text:p>
          </table:table-cell>
          <table:table-cell office:value-type="float" office:value="0.306457050044445" calcext:value-type="float">
            <text:p>0.30645705</text:p>
          </table:table-cell>
          <table:table-cell office:value-type="float" office:value="-0.585776611648405" calcext:value-type="float">
            <text:p>-0.5857766116</text:p>
          </table:table-cell>
          <table:table-cell office:value-type="float" office:value="0.0183609768039843" calcext:value-type="float">
            <text:p>0.0183609768</text:p>
          </table:table-cell>
          <table:table-cell office:value-type="float" office:value="0.281905929217104" calcext:value-type="float">
            <text:p>0.2819059292</text:p>
          </table:table-cell>
        </table:table-row>
        <table:table-row table:style-name="ro1">
          <table:table-cell office:value-type="string" calcext:value-type="string">
            <text:p>stb_perlin</text:p>
          </table:table-cell>
          <table:table-cell office:value-type="float" office:value="0.0280404303880112" calcext:value-type="float">
            <text:p>0.0280404304</text:p>
          </table:table-cell>
          <table:table-cell office:value-type="float" office:value="-0.0716955675844598" calcext:value-type="float">
            <text:p>-0.0716955676</text:p>
          </table:table-cell>
          <table:table-cell office:value-type="float" office:value="-0.183698395896103" calcext:value-type="float">
            <text:p>-0.1836983959</text:p>
          </table:table-cell>
          <table:table-cell office:value-type="float" office:value="-0.161568254443904" calcext:value-type="float">
            <text:p>-0.1615682544</text:p>
          </table:table-cell>
          <table:table-cell office:value-type="float" office:value="0.103070926496725" calcext:value-type="float">
            <text:p>0.1030709265</text:p>
          </table:table-cell>
          <table:table-cell office:value-type="float" office:value="-0.164822994436376" calcext:value-type="float">
            <text:p>-0.1648229944</text:p>
          </table:table-cell>
          <table:table-cell office:value-type="float" office:value="-0.0645283240234129" calcext:value-type="float">
            <text:p>-0.064528324</text:p>
          </table:table-cell>
          <table:table-cell office:value-type="float" office:value="0.169666833070701" calcext:value-type="float">
            <text:p>0.1696668331</text:p>
          </table:table-cell>
          <table:table-cell office:value-type="float" office:value="0.314110140990382" calcext:value-type="float">
            <text:p>0.314110141</text:p>
          </table:table-cell>
          <table:table-cell office:value-type="float" office:value="-0.216233819099568" calcext:value-type="float">
            <text:p>-0.2162338191</text:p>
          </table:table-cell>
          <table:table-cell office:value-type="float" office:value="0.211475136985625" calcext:value-type="float">
            <text:p>0.211475137</text:p>
          </table:table-cell>
          <table:table-cell office:value-type="float" office:value="-0.0299880373807343" calcext:value-type="float">
            <text:p>-0.0299880374</text:p>
          </table:table-cell>
        </table:table-row>
        <table:table-row table:style-name="ro1">
          <table:table-cell office:value-type="string" calcext:value-type="string">
            <text:p>aha-mont64</text:p>
          </table:table-cell>
          <table:table-cell office:value-type="float" office:value="0.0976669927188649" calcext:value-type="float">
            <text:p>0.0976669927</text:p>
          </table:table-cell>
          <table:table-cell office:value-type="float" office:value="-0.38305596502518" calcext:value-type="float">
            <text:p>-0.383055965</text:p>
          </table:table-cell>
          <table:table-cell office:value-type="float" office:value="-0.067731104544282" calcext:value-type="float">
            <text:p>-0.0677311045</text:p>
          </table:table-cell>
          <table:table-cell office:value-type="float" office:value="-0.0380301284779441" calcext:value-type="float">
            <text:p>-0.0380301285</text:p>
          </table:table-cell>
          <table:table-cell office:value-type="float" office:value="-0.186891748261715" calcext:value-type="float">
            <text:p>-0.1868917483</text:p>
          </table:table-cell>
          <table:table-cell office:value-type="float" office:value="-0.275687493833017" calcext:value-type="float">
            <text:p>-0.2756874938</text:p>
          </table:table-cell>
          <table:table-cell office:value-type="float" office:value="-0.151737070242233" calcext:value-type="float">
            <text:p>-0.1517370702</text:p>
          </table:table-cell>
          <table:table-cell office:value-type="float" office:value="-0.042634357647302" calcext:value-type="float">
            <text:p>-0.0426343576</text:p>
          </table:table-cell>
          <table:table-cell office:value-type="float" office:value="0.347097929394149" calcext:value-type="float">
            <text:p>0.3470979294</text:p>
          </table:table-cell>
          <table:table-cell office:value-type="float" office:value="-0.00564601142722737" calcext:value-type="float">
            <text:p>-0.0056460114</text:p>
          </table:table-cell>
          <table:table-cell office:value-type="float" office:value="-0.134080899930805" calcext:value-type="float">
            <text:p>-0.1340808999</text:p>
          </table:table-cell>
          <table:table-cell office:value-type="float" office:value="0.129946304224508" calcext:value-type="float">
            <text:p>0.1299463042</text:p>
          </table:table-cell>
        </table:table-row>
        <table:table-row table:style-name="ro1">
          <table:table-cell office:value-type="string" calcext:value-type="string">
            <text:p>aha-compress</text:p>
          </table:table-cell>
          <table:table-cell office:value-type="float" office:value="0.166199518046487" calcext:value-type="float">
            <text:p>0.166199518</text:p>
          </table:table-cell>
          <table:table-cell office:value-type="float" office:value="-0.0761069340016612" calcext:value-type="float">
            <text:p>-0.076106934</text:p>
          </table:table-cell>
          <table:table-cell office:value-type="float" office:value="-0.184778370326583" calcext:value-type="float">
            <text:p>-0.1847783703</text:p>
          </table:table-cell>
          <table:table-cell office:value-type="float" office:value="-0.176602911484773" calcext:value-type="float">
            <text:p>-0.1766029115</text:p>
          </table:table-cell>
          <table:table-cell office:value-type="float" office:value="0.204379904009226" calcext:value-type="float">
            <text:p>0.204379904</text:p>
          </table:table-cell>
          <table:table-cell office:value-type="float" office:value="-0.411422413972856" calcext:value-type="float">
            <text:p>-0.411422414</text:p>
          </table:table-cell>
          <table:table-cell office:value-type="float" office:value="-0.305830302150327" calcext:value-type="float">
            <text:p>-0.3058303022</text:p>
          </table:table-cell>
          <table:table-cell office:value-type="float" office:value="-0.0525542273567722" calcext:value-type="float">
            <text:p>-0.0525542274</text:p>
          </table:table-cell>
          <table:table-cell office:value-type="float" office:value="0.275588376581096" calcext:value-type="float">
            <text:p>0.2755883766</text:p>
          </table:table-cell>
          <table:table-cell office:value-type="float" office:value="0.206222308485144" calcext:value-type="float">
            <text:p>0.2062223085</text:p>
          </table:table-cell>
          <table:table-cell office:value-type="float" office:value="0.108454246857576" calcext:value-type="float">
            <text:p>0.1084542469</text:p>
          </table:table-cell>
          <table:table-cell office:value-type="float" office:value="0.303918294441682" calcext:value-type="float">
            <text:p>0.3039182944</text:p>
          </table:table-cell>
        </table:table-row>
        <table:table-row table:style-name="ro1">
          <table:table-cell office:value-type="string" calcext:value-type="string">
            <text:p>nettle-arcfour</text:p>
          </table:table-cell>
          <table:table-cell office:value-type="float" office:value="0.361662462628492" calcext:value-type="float">
            <text:p>0.3616624626</text:p>
          </table:table-cell>
          <table:table-cell office:value-type="float" office:value="-0.188867019404388" calcext:value-type="float">
            <text:p>-0.1888670194</text:p>
          </table:table-cell>
          <table:table-cell office:value-type="float" office:value="-0.0655121316481946" calcext:value-type="float">
            <text:p>-0.0655121316</text:p>
          </table:table-cell>
          <table:table-cell office:value-type="float" office:value="0.00624148981078324" calcext:value-type="float">
            <text:p>0.0062414898</text:p>
          </table:table-cell>
          <table:table-cell office:value-type="float" office:value="-0.1089989822384" calcext:value-type="float">
            <text:p>-0.1089989822</text:p>
          </table:table-cell>
          <table:table-cell office:value-type="float" office:value="-0.43266772429886" calcext:value-type="float">
            <text:p>-0.4326677243</text:p>
          </table:table-cell>
          <table:table-cell office:value-type="float" office:value="-0.116053555350754" calcext:value-type="float">
            <text:p>-0.1160535554</text:p>
          </table:table-cell>
          <table:table-cell office:value-type="float" office:value="-0.015273581876665" calcext:value-type="float">
            <text:p>-0.0152735819</text:p>
          </table:table-cell>
          <table:table-cell office:value-type="float" office:value="0.301184753241487" calcext:value-type="float">
            <text:p>0.3011847532</text:p>
          </table:table-cell>
          <table:table-cell office:value-type="float" office:value="-0.221320787993906" calcext:value-type="float">
            <text:p>-0.221320788</text:p>
          </table:table-cell>
          <table:table-cell office:value-type="float" office:value="0.0436986110084339" calcext:value-type="float">
            <text:p>0.043698611</text:p>
          </table:table-cell>
          <table:table-cell office:value-type="float" office:value="0.0670342597643409" calcext:value-type="float">
            <text:p>0.0670342598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0.102010436452357" calcext:value-type="float">
            <text:p>0.1020104365</text:p>
          </table:table-cell>
          <table:table-cell office:value-type="float" office:value="-0.410220050138012" calcext:value-type="float">
            <text:p>-0.4102200501</text:p>
          </table:table-cell>
          <table:table-cell office:value-type="float" office:value="-0.144452042690197" calcext:value-type="float">
            <text:p>-0.1444520427</text:p>
          </table:table-cell>
          <table:table-cell office:value-type="float" office:value="-0.0395145400438446" calcext:value-type="float">
            <text:p>-0.03951454</text:p>
          </table:table-cell>
          <table:table-cell office:value-type="float" office:value="-0.0833159118019838" calcext:value-type="float">
            <text:p>-0.0833159118</text:p>
          </table:table-cell>
          <table:table-cell office:value-type="float" office:value="-0.325643629798027" calcext:value-type="float">
            <text:p>-0.3256436298</text:p>
          </table:table-cell>
          <table:table-cell office:value-type="float" office:value="-0.011533094213871" calcext:value-type="float">
            <text:p>-0.0115330942</text:p>
          </table:table-cell>
          <table:table-cell office:value-type="float" office:value="-0.0215273666648942" calcext:value-type="float">
            <text:p>-0.0215273667</text:p>
          </table:table-cell>
          <table:table-cell office:value-type="float" office:value="0.353093962740279" calcext:value-type="float">
            <text:p>0.3530939627</text:p>
          </table:table-cell>
          <table:table-cell office:value-type="float" office:value="-0.167637123248636" calcext:value-type="float">
            <text:p>-0.1676371232</text:p>
          </table:table-cell>
          <table:table-cell office:value-type="float" office:value="0.0853862574280403" calcext:value-type="float">
            <text:p>0.0853862574</text:p>
          </table:table-cell>
          <table:table-cell office:value-type="float" office:value="0.15944667693732" calcext:value-type="float">
            <text:p>0.1594466769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-0.0552130044842901" calcext:value-type="float">
            <text:p>-0.0552130045</text:p>
          </table:table-cell>
          <table:table-cell office:value-type="float" office:value="-0.219830072753947" calcext:value-type="float">
            <text:p>-0.2198300728</text:p>
          </table:table-cell>
          <table:table-cell office:value-type="float" office:value="-0.0557733862853537" calcext:value-type="float">
            <text:p>-0.0557733863</text:p>
          </table:table-cell>
          <table:table-cell office:value-type="float" office:value="-0.0193420344456209" calcext:value-type="float">
            <text:p>-0.0193420344</text:p>
          </table:table-cell>
          <table:table-cell office:value-type="float" office:value="-0.258425424806043" calcext:value-type="float">
            <text:p>-0.2584254248</text:p>
          </table:table-cell>
          <table:table-cell office:value-type="float" office:value="-0.219270610177175" calcext:value-type="float">
            <text:p>-0.2192706102</text:p>
          </table:table-cell>
          <table:table-cell office:value-type="float" office:value="-0.0709025076507614" calcext:value-type="float">
            <text:p>-0.0709025077</text:p>
          </table:table-cell>
          <table:table-cell office:value-type="float" office:value="-0.244443324429185" calcext:value-type="float">
            <text:p>-0.2444433244</text:p>
          </table:table-cell>
          <table:table-cell office:value-type="float" office:value="0.076002759657389" calcext:value-type="float">
            <text:p>0.0760027597</text:p>
          </table:table-cell>
          <table:table-cell office:value-type="float" office:value="-0.154351680920611" calcext:value-type="float">
            <text:p>-0.1543516809</text:p>
          </table:table-cell>
          <table:table-cell office:value-type="float" office:value="-0.0468069005143233" calcext:value-type="float">
            <text:p>-0.0468069005</text:p>
          </table:table-cell>
          <table:table-cell office:value-type="float" office:value="0.136621986320958" calcext:value-type="float">
            <text:p>0.1366219863</text:p>
          </table:table-cell>
        </table:table-row>
        <table:table-row table:style-name="ro1">
          <table:table-cell office:value-type="string" calcext:value-type="string">
            <text:p>bsort100</text:p>
          </table:table-cell>
          <table:table-cell office:value-type="float" office:value="0.211806499188971" calcext:value-type="float">
            <text:p>0.2118064992</text:p>
          </table:table-cell>
          <table:table-cell office:value-type="float" office:value="-0.0830427226816322" calcext:value-type="float">
            <text:p>-0.0830427227</text:p>
          </table:table-cell>
          <table:table-cell office:value-type="float" office:value="-0.132462377653049" calcext:value-type="float">
            <text:p>-0.1324623777</text:p>
          </table:table-cell>
          <table:table-cell office:value-type="float" office:value="-0.0328210041982999" calcext:value-type="float">
            <text:p>-0.0328210042</text:p>
          </table:table-cell>
          <table:table-cell office:value-type="float" office:value="-0.0962547719197535" calcext:value-type="float">
            <text:p>-0.0962547719</text:p>
          </table:table-cell>
          <table:table-cell office:value-type="float" office:value="-0.279488872490032" calcext:value-type="float">
            <text:p>-0.2794888725</text:p>
          </table:table-cell>
          <table:table-cell office:value-type="float" office:value="-0.146289289012321" calcext:value-type="float">
            <text:p>-0.146289289</text:p>
          </table:table-cell>
          <table:table-cell office:value-type="float" office:value="-0.0185117487379917" calcext:value-type="float">
            <text:p>-0.0185117487</text:p>
          </table:table-cell>
          <table:table-cell office:value-type="float" office:value="0.0778179231797113" calcext:value-type="float">
            <text:p>0.0778179232</text:p>
          </table:table-cell>
          <table:table-cell office:value-type="float" office:value="-0.152503008086841" calcext:value-type="float">
            <text:p>-0.1525030081</text:p>
          </table:table-cell>
          <table:table-cell office:value-type="float" office:value="-0.00902296110248178" calcext:value-type="float">
            <text:p>-0.0090229611</text:p>
          </table:table-cell>
          <table:table-cell office:value-type="float" office:value="0.0046673683277013" calcext:value-type="float">
            <text:p>0.0046673683</text:p>
          </table:table-cell>
        </table:table-row>
        <table:table-row table:style-name="ro1">
          <table:table-cell office:value-type="string" calcext:value-type="string">
            <text:p>sglib-arraysort1</text:p>
          </table:table-cell>
          <table:table-cell office:value-type="float" office:value="0.135869250084308" calcext:value-type="float">
            <text:p>0.1358692501</text:p>
          </table:table-cell>
          <table:table-cell office:value-type="float" office:value="-0.0626074835174403" calcext:value-type="float">
            <text:p>-0.0626074835</text:p>
          </table:table-cell>
          <table:table-cell office:value-type="float" office:value="-0.111609521418006" calcext:value-type="float">
            <text:p>-0.1116095214</text:p>
          </table:table-cell>
          <table:table-cell office:value-type="float" office:value="-0.0690004161341347" calcext:value-type="float">
            <text:p>-0.0690004161</text:p>
          </table:table-cell>
          <table:table-cell office:value-type="float" office:value="-0.0742812260341213" calcext:value-type="float">
            <text:p>-0.074281226</text:p>
          </table:table-cell>
          <table:table-cell office:value-type="float" office:value="-0.350901548122301" calcext:value-type="float">
            <text:p>-0.3509015481</text:p>
          </table:table-cell>
          <table:table-cell office:value-type="float" office:value="-0.310335347311778" calcext:value-type="float">
            <text:p>-0.3103353473</text:p>
          </table:table-cell>
          <table:table-cell office:value-type="float" office:value="0.167717822071569" calcext:value-type="float">
            <text:p>0.1677178221</text:p>
          </table:table-cell>
          <table:table-cell office:value-type="float" office:value="0.158895774114696" calcext:value-type="float">
            <text:p>0.1588957741</text:p>
          </table:table-cell>
          <table:table-cell office:value-type="float" office:value="-0.121888563924807" calcext:value-type="float">
            <text:p>-0.1218885639</text:p>
          </table:table-cell>
          <table:table-cell office:value-type="float" office:value="0.149888801158636" calcext:value-type="float">
            <text:p>0.1498888012</text:p>
          </table:table-cell>
          <table:table-cell office:value-type="float" office:value="0.258676669016869" calcext:value-type="float">
            <text:p>0.25867666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0.379553589138081" calcext:value-type="float">
            <text:p>0.3795535891</text:p>
          </table:table-cell>
          <table:table-cell office:value-type="float" office:value="-0.121605607645442" calcext:value-type="float">
            <text:p>-0.1216056076</text:p>
          </table:table-cell>
          <table:table-cell office:value-type="float" office:value="-0.0177950915895341" calcext:value-type="float">
            <text:p>-0.0177950916</text:p>
          </table:table-cell>
          <table:table-cell office:value-type="float" office:value="0.00262125006035652" calcext:value-type="float">
            <text:p>0.0026212501</text:p>
          </table:table-cell>
          <table:table-cell office:value-type="float" office:value="-0.000827748902363635" calcext:value-type="float">
            <text:p>-0.0008277489</text:p>
          </table:table-cell>
          <table:table-cell office:value-type="float" office:value="-0.550042064872747" calcext:value-type="float">
            <text:p>-0.5500420649</text:p>
          </table:table-cell>
          <table:table-cell office:value-type="float" office:value="-0.152603776081854" calcext:value-type="float">
            <text:p>-0.1526037761</text:p>
          </table:table-cell>
          <table:table-cell office:value-type="float" office:value="-0.186484106123644" calcext:value-type="float">
            <text:p>-0.1864841061</text:p>
          </table:table-cell>
          <table:table-cell office:value-type="float" office:value="0.233975476773372" calcext:value-type="float">
            <text:p>0.2339754768</text:p>
          </table:table-cell>
          <table:table-cell office:value-type="float" office:value="-0.330553698103955" calcext:value-type="float">
            <text:p>-0.3305536981</text:p>
          </table:table-cell>
          <table:table-cell office:value-type="float" office:value="0.0222138211359786" calcext:value-type="float">
            <text:p>0.0222138211</text:p>
          </table:table-cell>
          <table:table-cell office:value-type="float" office:value="0.118991170220186" calcext:value-type="float">
            <text:p>0.1189911702</text:p>
          </table:table-cell>
        </table:table-row>
        <table:table-row table:style-name="ro1">
          <table:table-cell office:value-type="string" calcext:value-type="string">
            <text:p>gdb-arrayidx</text:p>
          </table:table-cell>
          <table:table-cell office:value-type="float" office:value="-0.17993702204229" calcext:value-type="float">
            <text:p>-0.179937022</text:p>
          </table:table-cell>
          <table:table-cell office:value-type="float" office:value="-3.8202495307497" calcext:value-type="float">
            <text:p>-3.8202495307</text:p>
          </table:table-cell>
          <table:table-cell office:value-type="float" office:value="-3.75524629997793" calcext:value-type="float">
            <text:p>-3.7552463</text:p>
          </table:table-cell>
          <table:table-cell office:value-type="float" office:value="1.06370940364375" calcext:value-type="float">
            <text:p>1.0637094036</text:p>
          </table:table-cell>
          <table:table-cell table:style-name="ce4" office:value-type="float" office:value="0.0000000000000195263786129762" calcext:value-type="float">
            <text:p>1.95E-014</text:p>
          </table:table-cell>
          <table:table-cell office:value-type="float" office:value="1.47409003288355" calcext:value-type="float">
            <text:p>1.4740900329</text:p>
          </table:table-cell>
          <table:table-cell office:value-type="float" office:value="-1.91750278706801" calcext:value-type="float">
            <text:p>-1.9175027871</text:p>
          </table:table-cell>
          <table:table-cell office:value-type="float" office:value="-3.95012688955093" calcext:value-type="float">
            <text:p>-3.9501268896</text:p>
          </table:table-cell>
          <table:table-cell office:value-type="float" office:value="2.41512873091821" calcext:value-type="float">
            <text:p>2.4151287309</text:p>
          </table:table-cell>
          <table:table-cell office:value-type="float" office:value="4.08913393062257" calcext:value-type="float">
            <text:p>4.0891339306</text:p>
          </table:table-cell>
          <table:table-cell office:value-type="float" office:value="-0.090009000900102" calcext:value-type="float">
            <text:p>-0.0900090009</text:p>
          </table:table-cell>
          <table:table-cell office:value-type="float" office:value="-3.08101518342015" calcext:value-type="float">
            <text:p>-3.0810151834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float" office:value="0.191874923867968" calcext:value-type="float">
            <text:p>0.1918749239</text:p>
          </table:table-cell>
          <table:table-cell office:value-type="float" office:value="-0.179981256389899" calcext:value-type="float">
            <text:p>-0.1799812564</text:p>
          </table:table-cell>
          <table:table-cell office:value-type="float" office:value="-0.206578202450158" calcext:value-type="float">
            <text:p>-0.2065782025</text:p>
          </table:table-cell>
          <table:table-cell office:value-type="float" office:value="-0.209946643737571" calcext:value-type="float">
            <text:p>-0.2099466437</text:p>
          </table:table-cell>
          <table:table-cell office:value-type="float" office:value="-0.0634031507991642" calcext:value-type="float">
            <text:p>-0.0634031508</text:p>
          </table:table-cell>
          <table:table-cell office:value-type="float" office:value="-0.203741532214398" calcext:value-type="float">
            <text:p>-0.2037415322</text:p>
          </table:table-cell>
          <table:table-cell office:value-type="float" office:value="-0.139540333547528" calcext:value-type="float">
            <text:p>-0.1395403335</text:p>
          </table:table-cell>
          <table:table-cell office:value-type="float" office:value="0.0648655372954534" calcext:value-type="float">
            <text:p>0.0648655373</text:p>
          </table:table-cell>
          <table:table-cell office:value-type="float" office:value="0.205047585088981" calcext:value-type="float">
            <text:p>0.2050475851</text:p>
          </table:table-cell>
          <table:table-cell office:value-type="float" office:value="-0.165261236122097" calcext:value-type="float">
            <text:p>-0.1652612361</text:p>
          </table:table-cell>
          <table:table-cell office:value-type="float" office:value="0.101670994793788" calcext:value-type="float">
            <text:p>0.1016709948</text:p>
          </table:table-cell>
          <table:table-cell office:value-type="float" office:value="0.0426465753911523" calcext:value-type="float">
            <text:p>0.0426465754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85189067340012" calcext:value-type="float">
            <text:p>0.2851890673</text:p>
          </table:table-cell>
          <table:table-cell office:value-type="float" office:value="-0.248264171799688" calcext:value-type="float">
            <text:p>-0.2482641718</text:p>
          </table:table-cell>
          <table:table-cell office:value-type="float" office:value="-0.201254082321378" calcext:value-type="float">
            <text:p>-0.2012540823</text:p>
          </table:table-cell>
          <table:table-cell office:value-type="float" office:value="-0.189689440465092" calcext:value-type="float">
            <text:p>-0.1896894405</text:p>
          </table:table-cell>
          <table:table-cell office:value-type="float" office:value="0.0308899852111381" calcext:value-type="float">
            <text:p>0.0308899852</text:p>
          </table:table-cell>
          <table:table-cell office:value-type="float" office:value="-0.362254593668057" calcext:value-type="float">
            <text:p>-0.3622545937</text:p>
          </table:table-cell>
          <table:table-cell office:value-type="float" office:value="-0.31275015120724" calcext:value-type="float">
            <text:p>-0.3127501512</text:p>
          </table:table-cell>
          <table:table-cell office:value-type="float" office:value="0.0640487503462396" calcext:value-type="float">
            <text:p>0.0640487503</text:p>
          </table:table-cell>
          <table:table-cell office:value-type="float" office:value="0.283821976685881" calcext:value-type="float">
            <text:p>0.2838219767</text:p>
          </table:table-cell>
          <table:table-cell office:value-type="float" office:value="-0.060431555407723" calcext:value-type="float">
            <text:p>-0.0604315554</text:p>
          </table:table-cell>
          <table:table-cell office:value-type="float" office:value="0.0846826297898824" calcext:value-type="float">
            <text:p>0.0846826298</text:p>
          </table:table-cell>
          <table:table-cell office:value-type="float" office:value="-0.00881787259239355" calcext:value-type="float">
            <text:p>-0.0088178726</text:p>
          </table:table-cell>
        </table:table-row>
        <table:table-row table:style-name="ro1">
          <table:table-cell office:value-type="string" calcext:value-type="string">
            <text:p>nettle-md5</text:p>
          </table:table-cell>
          <table:table-cell office:value-type="float" office:value="0.139265521485606" calcext:value-type="float">
            <text:p>0.1392655215</text:p>
          </table:table-cell>
          <table:table-cell office:value-type="float" office:value="-0.277787519461866" calcext:value-type="float">
            <text:p>-0.2777875195</text:p>
          </table:table-cell>
          <table:table-cell office:value-type="float" office:value="-0.150489335170123" calcext:value-type="float">
            <text:p>-0.1504893352</text:p>
          </table:table-cell>
          <table:table-cell office:value-type="float" office:value="-0.0302139720839215" calcext:value-type="float">
            <text:p>-0.0302139721</text:p>
          </table:table-cell>
          <table:table-cell office:value-type="float" office:value="-0.0137199080766296" calcext:value-type="float">
            <text:p>-0.0137199081</text:p>
          </table:table-cell>
          <table:table-cell office:value-type="float" office:value="-0.510448887089446" calcext:value-type="float">
            <text:p>-0.5104488871</text:p>
          </table:table-cell>
          <table:table-cell office:value-type="float" office:value="-0.110685564839223" calcext:value-type="float">
            <text:p>-0.1106855648</text:p>
          </table:table-cell>
          <table:table-cell office:value-type="float" office:value="-0.0213957020770968" calcext:value-type="float">
            <text:p>-0.0213957021</text:p>
          </table:table-cell>
          <table:table-cell office:value-type="float" office:value="0.230907226643942" calcext:value-type="float">
            <text:p>0.2309072266</text:p>
          </table:table-cell>
          <table:table-cell office:value-type="float" office:value="-0.167123918141926" calcext:value-type="float">
            <text:p>-0.1671239181</text:p>
          </table:table-cell>
          <table:table-cell office:value-type="float" office:value="0.299365933138354" calcext:value-type="float">
            <text:p>0.2993659331</text:p>
          </table:table-cell>
          <table:table-cell office:value-type="float" office:value="0.280526932630193" calcext:value-type="float">
            <text:p>0.2805269326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.138841044032266" calcext:value-type="float">
            <text:p>0.138841044</text:p>
          </table:table-cell>
          <table:table-cell office:value-type="float" office:value="-0.339739158727433" calcext:value-type="float">
            <text:p>-0.3397391587</text:p>
          </table:table-cell>
          <table:table-cell office:value-type="float" office:value="-0.27958500122539" calcext:value-type="float">
            <text:p>-0.2795850012</text:p>
          </table:table-cell>
          <table:table-cell office:value-type="float" office:value="-0.173411311753251" calcext:value-type="float">
            <text:p>-0.1734113118</text:p>
          </table:table-cell>
          <table:table-cell office:value-type="float" office:value="0.075552782522566" calcext:value-type="float">
            <text:p>0.0755527825</text:p>
          </table:table-cell>
          <table:table-cell office:value-type="float" office:value="-0.399074877811883" calcext:value-type="float">
            <text:p>-0.3990748778</text:p>
          </table:table-cell>
          <table:table-cell office:value-type="float" office:value="-0.0246045280183873" calcext:value-type="float">
            <text:p>-0.024604528</text:p>
          </table:table-cell>
          <table:table-cell office:value-type="float" office:value="-0.0455397838430624" calcext:value-type="float">
            <text:p>-0.0455397838</text:p>
          </table:table-cell>
          <table:table-cell office:value-type="float" office:value="0.363227241256327" calcext:value-type="float">
            <text:p>0.3632272413</text:p>
          </table:table-cell>
          <table:table-cell office:value-type="float" office:value="-0.221092426701846" calcext:value-type="float">
            <text:p>-0.2210924267</text:p>
          </table:table-cell>
          <table:table-cell office:value-type="float" office:value="0.219745805076173" calcext:value-type="float">
            <text:p>0.2197458051</text:p>
          </table:table-cell>
          <table:table-cell office:value-type="float" office:value="0.0945481593228153" calcext:value-type="float">
            <text:p>0.0945481593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0.185195027125159" calcext:value-type="float">
            <text:p>0.1851950271</text:p>
          </table:table-cell>
          <table:table-cell office:value-type="float" office:value="-0.158757366505078" calcext:value-type="float">
            <text:p>-0.1587573665</text:p>
          </table:table-cell>
          <table:table-cell office:value-type="float" office:value="-0.268311943430141" calcext:value-type="float">
            <text:p>-0.2683119434</text:p>
          </table:table-cell>
          <table:table-cell office:value-type="float" office:value="-0.102955752703744" calcext:value-type="float">
            <text:p>-0.1029557527</text:p>
          </table:table-cell>
          <table:table-cell office:value-type="float" office:value="0.133976595375964" calcext:value-type="float">
            <text:p>0.1339765954</text:p>
          </table:table-cell>
          <table:table-cell office:value-type="float" office:value="-0.293075489981758" calcext:value-type="float">
            <text:p>-0.29307549</text:p>
          </table:table-cell>
          <table:table-cell office:value-type="float" office:value="-0.0208283134375388" calcext:value-type="float">
            <text:p>-0.0208283134</text:p>
          </table:table-cell>
          <table:table-cell office:value-type="float" office:value="-0.0554508875817221" calcext:value-type="float">
            <text:p>-0.0554508876</text:p>
          </table:table-cell>
          <table:table-cell office:value-type="float" office:value="0.284925222467464" calcext:value-type="float">
            <text:p>0.2849252225</text:p>
          </table:table-cell>
          <table:table-cell office:value-type="float" office:value="-0.265216068292127" calcext:value-type="float">
            <text:p>-0.2652160683</text:p>
          </table:table-cell>
          <table:table-cell office:value-type="float" office:value="0.0844194954280133" calcext:value-type="float">
            <text:p>0.0844194954</text:p>
          </table:table-cell>
          <table:table-cell office:value-type="float" office:value="-0.0142944076193306" calcext:value-type="float">
            <text:p>-0.0142944076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19107024657376" calcext:value-type="float">
            <text:p>0.1910702466</text:p>
          </table:table-cell>
          <table:table-cell office:value-type="float" office:value="-0.295245492161524" calcext:value-type="float">
            <text:p>-0.2952454922</text:p>
          </table:table-cell>
          <table:table-cell office:value-type="float" office:value="-0.276148143871287" calcext:value-type="float">
            <text:p>-0.2761481439</text:p>
          </table:table-cell>
          <table:table-cell office:value-type="float" office:value="-0.203508835261619" calcext:value-type="float">
            <text:p>-0.2035088353</text:p>
          </table:table-cell>
          <table:table-cell office:value-type="float" office:value="-0.210360455483187" calcext:value-type="float">
            <text:p>-0.2103604555</text:p>
          </table:table-cell>
          <table:table-cell office:value-type="float" office:value="-0.435481021284577" calcext:value-type="float">
            <text:p>-0.4354810213</text:p>
          </table:table-cell>
          <table:table-cell office:value-type="float" office:value="-0.310376646254511" calcext:value-type="float">
            <text:p>-0.3103766463</text:p>
          </table:table-cell>
          <table:table-cell office:value-type="float" office:value="-0.0546406137811726" calcext:value-type="float">
            <text:p>-0.0546406138</text:p>
          </table:table-cell>
          <table:table-cell office:value-type="float" office:value="0.170254549991824" calcext:value-type="float">
            <text:p>0.17025455</text:p>
          </table:table-cell>
          <table:table-cell office:value-type="float" office:value="-0.175917292696948" calcext:value-type="float">
            <text:p>-0.1759172927</text:p>
          </table:table-cell>
          <table:table-cell office:value-type="float" office:value="-0.0252016129032184" calcext:value-type="float">
            <text:p>-0.0252016129</text:p>
          </table:table-cell>
          <table:table-cell office:value-type="float" office:value="0.0340638846924015" calcext:value-type="float">
            <text:p>0.0340638847</text:p>
          </table:table-cell>
        </table:table-row>
        <table:table-row table:style-name="ro1">
          <table:table-cell office:value-type="string" calcext:value-type="string">
            <text:p>ctl-string</text:p>
          </table:table-cell>
          <table:table-cell office:value-type="float" office:value="0.215985154188588" calcext:value-type="float">
            <text:p>0.2159851542</text:p>
          </table:table-cell>
          <table:table-cell office:value-type="float" office:value="-0.0797617831397756" calcext:value-type="float">
            <text:p>-0.0797617831</text:p>
          </table:table-cell>
          <table:table-cell office:value-type="float" office:value="-0.076388895397807" calcext:value-type="float">
            <text:p>-0.0763888954</text:p>
          </table:table-cell>
          <table:table-cell office:value-type="float" office:value="-0.200735687395617" calcext:value-type="float">
            <text:p>-0.2007356874</text:p>
          </table:table-cell>
          <table:table-cell office:value-type="float" office:value="-0.14794465614343" calcext:value-type="float">
            <text:p>-0.1479446561</text:p>
          </table:table-cell>
          <table:table-cell office:value-type="float" office:value="-0.303055836422888" calcext:value-type="float">
            <text:p>-0.3030558364</text:p>
          </table:table-cell>
          <table:table-cell office:value-type="float" office:value="-0.202981495618639" calcext:value-type="float">
            <text:p>-0.2029814956</text:p>
          </table:table-cell>
          <table:table-cell office:value-type="float" office:value="0.0347926880961813" calcext:value-type="float">
            <text:p>0.0347926881</text:p>
          </table:table-cell>
          <table:table-cell office:value-type="float" office:value="0.228577543640941" calcext:value-type="float">
            <text:p>0.2285775436</text:p>
          </table:table-cell>
          <table:table-cell office:value-type="float" office:value="-0.195682434293251" calcext:value-type="float">
            <text:p>-0.1956824343</text:p>
          </table:table-cell>
          <table:table-cell office:value-type="float" office:value="0.079450096522022" calcext:value-type="float">
            <text:p>0.0794500965</text:p>
          </table:table-cell>
          <table:table-cell office:value-type="float" office:value="0.136896071580047" calcext:value-type="float">
            <text:p>0.1368960716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-0.127314814814825" calcext:value-type="float">
            <text:p>-0.1273148148</text:p>
          </table:table-cell>
          <table:table-cell office:value-type="float" office:value="-0.211400925536412" calcext:value-type="float">
            <text:p>-0.2114009255</text:p>
          </table:table-cell>
          <table:table-cell office:value-type="float" office:value="-0.387751670799891" calcext:value-type="float">
            <text:p>-0.3877516708</text:p>
          </table:table-cell>
          <table:table-cell office:value-type="float" office:value="-0.0642037680244243" calcext:value-type="float">
            <text:p>-0.064203768</text:p>
          </table:table-cell>
          <table:table-cell office:value-type="float" office:value="-0.0389481883829084" calcext:value-type="float">
            <text:p>-0.0389481884</text:p>
          </table:table-cell>
          <table:table-cell office:value-type="float" office:value="-0.383556461612804" calcext:value-type="float">
            <text:p>-0.3835564616</text:p>
          </table:table-cell>
          <table:table-cell office:value-type="float" office:value="-0.219805645534476" calcext:value-type="float">
            <text:p>-0.2198056455</text:p>
          </table:table-cell>
          <table:table-cell office:value-type="float" office:value="0.100071630219509" calcext:value-type="float">
            <text:p>0.1000716302</text:p>
          </table:table-cell>
          <table:table-cell office:value-type="float" office:value="0.0494966089557325" calcext:value-type="float">
            <text:p>0.049496609</text:p>
          </table:table-cell>
          <table:table-cell office:value-type="float" office:value="-0.0894529687861923" calcext:value-type="float">
            <text:p>-0.0894529688</text:p>
          </table:table-cell>
          <table:table-cell office:value-type="float" office:value="0.27728576248313" calcext:value-type="float">
            <text:p>0.2772857625</text:p>
          </table:table-cell>
          <table:table-cell office:value-type="float" office:value="0.459044764779107" calcext:value-type="float">
            <text:p>0.4590447648</text:p>
          </table:table-cell>
        </table:table-row>
        <table:table-row table:style-name="ro1">
          <table:table-cell office:value-type="string" calcext:value-type="string">
            <text:p>gdb-bitfields</text:p>
          </table:table-cell>
          <table:table-cell office:value-type="float" office:value="0.0107843025961897" calcext:value-type="float">
            <text:p>0.0107843026</text:p>
          </table:table-cell>
          <table:table-cell office:value-type="float" office:value="-0.0788603264477269" calcext:value-type="float">
            <text:p>-0.0788603264</text:p>
          </table:table-cell>
          <table:table-cell office:value-type="float" office:value="-0.186554469368759" calcext:value-type="float">
            <text:p>-0.1865544694</text:p>
          </table:table-cell>
          <table:table-cell office:value-type="float" office:value="-0.0754575678834561" calcext:value-type="float">
            <text:p>-0.0754575679</text:p>
          </table:table-cell>
          <table:table-cell office:value-type="float" office:value="-0.144624232215476" calcext:value-type="float">
            <text:p>-0.1446242322</text:p>
          </table:table-cell>
          <table:table-cell office:value-type="float" office:value="-0.294132648724004" calcext:value-type="float">
            <text:p>-0.2941326487</text:p>
          </table:table-cell>
          <table:table-cell office:value-type="float" office:value="-0.0470967412459483" calcext:value-type="float">
            <text:p>-0.0470967412</text:p>
          </table:table-cell>
          <table:table-cell office:value-type="float" office:value="0.123237336937691" calcext:value-type="float">
            <text:p>0.1232373369</text:p>
          </table:table-cell>
          <table:table-cell office:value-type="float" office:value="0.375865029767841" calcext:value-type="float">
            <text:p>0.3758650298</text:p>
          </table:table-cell>
          <table:table-cell office:value-type="float" office:value="-0.179756166713928" calcext:value-type="float">
            <text:p>-0.1797561667</text:p>
          </table:table-cell>
          <table:table-cell office:value-type="float" office:value="0.114145527028642" calcext:value-type="float">
            <text:p>0.114145527</text:p>
          </table:table-cell>
          <table:table-cell office:value-type="float" office:value="0.097100609859989" calcext:value-type="float">
            <text:p>0.0971006099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16212035075726" calcext:value-type="float">
            <text:p>0.1621203508</text:p>
          </table:table-cell>
          <table:table-cell office:value-type="float" office:value="-0.16427978463188" calcext:value-type="float">
            <text:p>-0.1642797846</text:p>
          </table:table-cell>
          <table:table-cell office:value-type="float" office:value="-0.16199249421312" calcext:value-type="float">
            <text:p>-0.1619924942</text:p>
          </table:table-cell>
          <table:table-cell office:value-type="float" office:value="-0.164952507143443" calcext:value-type="float">
            <text:p>-0.1649525071</text:p>
          </table:table-cell>
          <table:table-cell office:value-type="float" office:value="-0.136021348618012" calcext:value-type="float">
            <text:p>-0.1360213486</text:p>
          </table:table-cell>
          <table:table-cell office:value-type="float" office:value="-0.416367716170626" calcext:value-type="float">
            <text:p>-0.4163677162</text:p>
          </table:table-cell>
          <table:table-cell office:value-type="float" office:value="-0.111658854587557" calcext:value-type="float">
            <text:p>-0.1116588546</text:p>
          </table:table-cell>
          <table:table-cell office:value-type="float" office:value="0.0964043210708713" calcext:value-type="float">
            <text:p>0.0964043211</text:p>
          </table:table-cell>
          <table:table-cell office:value-type="float" office:value="0.23990182645165" calcext:value-type="float">
            <text:p>0.2399018265</text:p>
          </table:table-cell>
          <table:table-cell office:value-type="float" office:value="-0.0792111752419319" calcext:value-type="float">
            <text:p>-0.0792111752</text:p>
          </table:table-cell>
          <table:table-cell office:value-type="float" office:value="0.00471693027567037" calcext:value-type="float">
            <text:p>0.0047169303</text:p>
          </table:table-cell>
          <table:table-cell office:value-type="float" office:value="0.0922226259583795" calcext:value-type="float">
            <text:p>0.092222626</text:p>
          </table:table-cell>
        </table:table-row>
        <table:table-row table:style-name="ro1">
          <table:table-cell office:value-type="string" calcext:value-type="string">
            <text:p>wikisort</text:p>
          </table:table-cell>
          <table:table-cell office:value-type="float" office:value="-0.926763110307419" calcext:value-type="float">
            <text:p>-0.9267631103</text:p>
          </table:table-cell>
          <table:table-cell office:value-type="float" office:value="-0.158838211935578" calcext:value-type="float">
            <text:p>-0.1588382119</text:p>
          </table:table-cell>
          <table:table-cell office:value-type="float" office:value="1.00422229829966" calcext:value-type="float">
            <text:p>1.0042222983</text:p>
          </table:table-cell>
          <table:table-cell office:value-type="float" office:value="-0.362688427972334" calcext:value-type="float">
            <text:p>-0.362688428</text:p>
          </table:table-cell>
          <table:table-cell office:value-type="float" office:value="-0.158838211935578" calcext:value-type="float">
            <text:p>-0.1588382119</text:p>
          </table:table-cell>
          <table:table-cell office:value-type="float" office:value="0.409602912731779" calcext:value-type="float">
            <text:p>0.4096029127</text:p>
          </table:table-cell>
          <table:table-cell office:value-type="float" office:value="0.13634814225656" calcext:value-type="float">
            <text:p>0.1363481423</text:p>
          </table:table-cell>
          <table:table-cell office:value-type="float" office:value="0.0227117874176925" calcext:value-type="float">
            <text:p>0.0227117874</text:p>
          </table:table-cell>
          <table:table-cell office:value-type="float" office:value="-0.181508791832109" calcext:value-type="float">
            <text:p>-0.1815087918</text:p>
          </table:table-cell>
          <table:table-cell office:value-type="float" office:value="-0.226834524214576" calcext:value-type="float">
            <text:p>-0.2268345242</text:p>
          </table:table-cell>
          <table:table-cell office:value-type="float" office:value="0.752222475495784" calcext:value-type="float">
            <text:p>0.7522224755</text:p>
          </table:table-cell>
          <table:table-cell office:value-type="float" office:value="0.0454287336740549" calcext:value-type="float">
            <text:p>0.0454287337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.443287950577867" calcext:value-type="float">
            <text:p>0.4432879506</text:p>
          </table:table-cell>
          <table:table-cell office:value-type="float" office:value="-0.158475644877574" calcext:value-type="float">
            <text:p>-0.1584756449</text:p>
          </table:table-cell>
          <table:table-cell office:value-type="float" office:value="0.00171378137292494" calcext:value-type="float">
            <text:p>0.0017137814</text:p>
          </table:table-cell>
          <table:table-cell office:value-type="float" office:value="-0.11818002757535" calcext:value-type="float">
            <text:p>-0.1181800276</text:p>
          </table:table-cell>
          <table:table-cell office:value-type="float" office:value="0.0804235641042938" calcext:value-type="float">
            <text:p>0.0804235641</text:p>
          </table:table-cell>
          <table:table-cell office:value-type="float" office:value="-0.335490353291401" calcext:value-type="float">
            <text:p>-0.3354903533</text:p>
          </table:table-cell>
          <table:table-cell office:value-type="float" office:value="0.0467500167521015" calcext:value-type="float">
            <text:p>0.0467500168</text:p>
          </table:table-cell>
          <table:table-cell office:value-type="float" office:value="0.0250864586879557" calcext:value-type="float">
            <text:p>0.0250864587</text:p>
          </table:table-cell>
          <table:table-cell office:value-type="float" office:value="0.0534526433734668" calcext:value-type="float">
            <text:p>0.0534526434</text:p>
          </table:table-cell>
          <table:table-cell office:value-type="float" office:value="-0.255491829551772" calcext:value-type="float">
            <text:p>-0.2554918296</text:p>
          </table:table-cell>
          <table:table-cell office:value-type="float" office:value="-0.153342357440259" calcext:value-type="float">
            <text:p>-0.1533423574</text:p>
          </table:table-cell>
          <table:table-cell office:value-type="float" office:value="0.0872843803042977" calcext:value-type="float">
            <text:p>0.0872843803</text:p>
          </table:table-cell>
        </table:table-row>
        <table:table-row table:style-name="ro1">
          <table:table-cell office:value-type="string" calcext:value-type="string">
            <text:p>gdb-anon</text:p>
          </table:table-cell>
          <table:table-cell office:value-type="float" office:value="-0.462863755196505" calcext:value-type="float">
            <text:p>-0.4628637552</text:p>
          </table:table-cell>
          <table:table-cell office:value-type="float" office:value="0.361492447389927" calcext:value-type="float">
            <text:p>0.3614924474</text:p>
          </table:table-cell>
          <table:table-cell office:value-type="float" office:value="-0.522707797772068" calcext:value-type="float">
            <text:p>-0.5227077978</text:p>
          </table:table-cell>
          <table:table-cell office:value-type="float" office:value="0.283919814161562" calcext:value-type="float">
            <text:p>0.2839198142</text:p>
          </table:table-cell>
          <table:table-cell office:value-type="float" office:value="-0.514160846651536" calcext:value-type="float">
            <text:p>-0.5141608467</text:p>
          </table:table-cell>
          <table:table-cell office:value-type="float" office:value="-1.83868908278358" calcext:value-type="float">
            <text:p>-1.8386890828</text:p>
          </table:table-cell>
          <table:table-cell office:value-type="float" office:value="-0.65935947936291" calcext:value-type="float">
            <text:p>-0.6593594794</text:p>
          </table:table-cell>
          <table:table-cell office:value-type="float" office:value="-1.50920873124147" calcext:value-type="float">
            <text:p>-1.5092087312</text:p>
          </table:table-cell>
          <table:table-cell office:value-type="float" office:value="-0.308814068196436" calcext:value-type="float">
            <text:p>-0.3088140682</text:p>
          </table:table-cell>
          <table:table-cell office:value-type="float" office:value="-2.96246138219985" calcext:value-type="float">
            <text:p>-2.9624613822</text:p>
          </table:table-cell>
          <table:table-cell office:value-type="float" office:value="-0.180257510729601" calcext:value-type="float">
            <text:p>-0.1802575107</text:p>
          </table:table-cell>
          <table:table-cell office:value-type="float" office:value="0.741603069891786" calcext:value-type="float">
            <text:p>0.7416030699</text:p>
          </table:table-cell>
        </table:table-row>
        <table:table-row table:style-name="ro1">
          <table:table-cell office:value-type="string" calcext:value-type="string">
            <text:p>duff</text:p>
          </table:table-cell>
          <table:table-cell office:value-type="float" office:value="0.225117478412825" calcext:value-type="float">
            <text:p>0.2251174784</text:p>
          </table:table-cell>
          <table:table-cell office:value-type="float" office:value="-0.355557359842813" calcext:value-type="float">
            <text:p>-0.3555573598</text:p>
          </table:table-cell>
          <table:table-cell office:value-type="float" office:value="-0.202291736848084" calcext:value-type="float">
            <text:p>-0.2022917368</text:p>
          </table:table-cell>
          <table:table-cell office:value-type="float" office:value="-0.277855570944958" calcext:value-type="float">
            <text:p>-0.2778555709</text:p>
          </table:table-cell>
          <table:table-cell office:value-type="float" office:value="-0.0706370205745146" calcext:value-type="float">
            <text:p>-0.0706370206</text:p>
          </table:table-cell>
          <table:table-cell office:value-type="float" office:value="-0.437585333789843" calcext:value-type="float">
            <text:p>-0.4375853338</text:p>
          </table:table-cell>
          <table:table-cell office:value-type="float" office:value="-0.13868592126228" calcext:value-type="float">
            <text:p>-0.1386859213</text:p>
          </table:table-cell>
          <table:table-cell office:value-type="float" office:value="0.197438222106136" calcext:value-type="float">
            <text:p>0.1974382221</text:p>
          </table:table-cell>
          <table:table-cell office:value-type="float" office:value="0.158564339812711" calcext:value-type="float">
            <text:p>0.1585643398</text:p>
          </table:table-cell>
          <table:table-cell office:value-type="float" office:value="-0.0655568862681236" calcext:value-type="float">
            <text:p>-0.0655568863</text:p>
          </table:table-cell>
          <table:table-cell office:value-type="float" office:value="0.051696580059339" calcext:value-type="float">
            <text:p>0.0516965801</text:p>
          </table:table-cell>
          <table:table-cell office:value-type="float" office:value="0.22834439288128" calcext:value-type="float">
            <text:p>0.2283443929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0.254258140361456" calcext:value-type="float">
            <text:p>0.2542581404</text:p>
          </table:table-cell>
          <table:table-cell office:value-type="float" office:value="-0.199127114020725" calcext:value-type="float">
            <text:p>-0.199127114</text:p>
          </table:table-cell>
          <table:table-cell office:value-type="float" office:value="-0.138768430182143" calcext:value-type="float">
            <text:p>-0.1387684302</text:p>
          </table:table-cell>
          <table:table-cell office:value-type="float" office:value="-0.115978414370389" calcext:value-type="float">
            <text:p>-0.1159784144</text:p>
          </table:table-cell>
          <table:table-cell office:value-type="float" office:value="-0.163110996350947" calcext:value-type="float">
            <text:p>-0.1631109964</text:p>
          </table:table-cell>
          <table:table-cell office:value-type="float" office:value="-0.310791837624883" calcext:value-type="float">
            <text:p>-0.3107918376</text:p>
          </table:table-cell>
          <table:table-cell office:value-type="float" office:value="-0.204382434800709" calcext:value-type="float">
            <text:p>-0.2043824348</text:p>
          </table:table-cell>
          <table:table-cell office:value-type="float" office:value="-0.0366598221998557" calcext:value-type="float">
            <text:p>-0.0366598222</text:p>
          </table:table-cell>
          <table:table-cell office:value-type="float" office:value="0.141890896244951" calcext:value-type="float">
            <text:p>0.1418908962</text:p>
          </table:table-cell>
          <table:table-cell office:value-type="float" office:value="-0.0931832005114854" calcext:value-type="float">
            <text:p>-0.0931832005</text:p>
          </table:table-cell>
          <table:table-cell office:value-type="float" office:value="0.0821433762878813" calcext:value-type="float">
            <text:p>0.0821433763</text:p>
          </table:table-cell>
          <table:table-cell office:value-type="float" office:value="0.125486063338273" calcext:value-type="float">
            <text:p>0.1254860633</text:p>
          </table:table-cell>
        </table:table-row>
        <table:table-row table:style-name="ro1">
          <table:table-cell office:value-type="string" calcext:value-type="string">
            <text:p>minver</text:p>
          </table:table-cell>
          <table:table-cell office:value-type="float" office:value="0.220432122298904" calcext:value-type="float">
            <text:p>0.2204321223</text:p>
          </table:table-cell>
          <table:table-cell office:value-type="float" office:value="-0.189776934324739" calcext:value-type="float">
            <text:p>-0.1897769343</text:p>
          </table:table-cell>
          <table:table-cell office:value-type="float" office:value="-0.0688746772715444" calcext:value-type="float">
            <text:p>-0.0688746773</text:p>
          </table:table-cell>
          <table:table-cell office:value-type="float" office:value="-0.205445937582018" calcext:value-type="float">
            <text:p>-0.2054459376</text:p>
          </table:table-cell>
          <table:table-cell office:value-type="float" office:value="-0.0459217229207728" calcext:value-type="float">
            <text:p>-0.0459217229</text:p>
          </table:table-cell>
          <table:table-cell office:value-type="float" office:value="-0.372601547520284" calcext:value-type="float">
            <text:p>-0.3726015475</text:p>
          </table:table-cell>
          <table:table-cell office:value-type="float" office:value="-0.162836043810146" calcext:value-type="float">
            <text:p>-0.1628360438</text:p>
          </table:table-cell>
          <table:table-cell office:value-type="float" office:value="0.125289285169448" calcext:value-type="float">
            <text:p>0.1252892852</text:p>
          </table:table-cell>
          <table:table-cell office:value-type="float" office:value="0.107362650130816" calcext:value-type="float">
            <text:p>0.1073626501</text:p>
          </table:table-cell>
          <table:table-cell office:value-type="float" office:value="-0.114116762196228" calcext:value-type="float">
            <text:p>-0.1141167622</text:p>
          </table:table-cell>
          <table:table-cell office:value-type="float" office:value="0.0484092751132648" calcext:value-type="float">
            <text:p>0.0484092751</text:p>
          </table:table-cell>
          <table:table-cell office:value-type="float" office:value="0.236948354611911" calcext:value-type="float">
            <text:p>0.2369483546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office:value-type="float" office:value="0.339750740930473" calcext:value-type="float">
            <text:p>0.3397507409</text:p>
          </table:table-cell>
          <table:table-cell office:value-type="float" office:value="-0.313540511867987" calcext:value-type="float">
            <text:p>-0.3135405119</text:p>
          </table:table-cell>
          <table:table-cell office:value-type="float" office:value="-0.114935884788963" calcext:value-type="float">
            <text:p>-0.1149358848</text:p>
          </table:table-cell>
          <table:table-cell office:value-type="float" office:value="-0.263306627154743" calcext:value-type="float">
            <text:p>-0.2633066272</text:p>
          </table:table-cell>
          <table:table-cell office:value-type="float" office:value="-0.143863999801283" calcext:value-type="float">
            <text:p>-0.1438639998</text:p>
          </table:table-cell>
          <table:table-cell office:value-type="float" office:value="-0.374606882232591" calcext:value-type="float">
            <text:p>-0.3746068822</text:p>
          </table:table-cell>
          <table:table-cell office:value-type="float" office:value="-0.269694500571139" calcext:value-type="float">
            <text:p>-0.2696945006</text:p>
          </table:table-cell>
          <table:table-cell office:value-type="float" office:value="0.0427405386359731" calcext:value-type="float">
            <text:p>0.0427405386</text:p>
          </table:table-cell>
          <table:table-cell office:value-type="float" office:value="0.189555138680971" calcext:value-type="float">
            <text:p>0.1895551387</text:p>
          </table:table-cell>
          <table:table-cell office:value-type="float" office:value="-0.1349859640391" calcext:value-type="float">
            <text:p>-0.134985964</text:p>
          </table:table-cell>
          <table:table-cell office:value-type="float" office:value="0.224328330926409" calcext:value-type="float">
            <text:p>0.2243283309</text:p>
          </table:table-cell>
          <table:table-cell office:value-type="float" office:value="0.15058137421291" calcext:value-type="float">
            <text:p>0.1505813742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0.438480569504821" calcext:value-type="float">
            <text:p>0.4384805695</text:p>
          </table:table-cell>
          <table:table-cell office:value-type="float" office:value="-0.271999585524438" calcext:value-type="float">
            <text:p>-0.2719995855</text:p>
          </table:table-cell>
          <table:table-cell office:value-type="float" office:value="0.00345872658333164" calcext:value-type="float">
            <text:p>0.0034587266</text:p>
          </table:table-cell>
          <table:table-cell office:value-type="float" office:value="-0.233187806868694" calcext:value-type="float">
            <text:p>-0.2331878069</text:p>
          </table:table-cell>
          <table:table-cell office:value-type="float" office:value="-0.135660589302679" calcext:value-type="float">
            <text:p>-0.1356605893</text:p>
          </table:table-cell>
          <table:table-cell office:value-type="float" office:value="-0.309072308243509" calcext:value-type="float">
            <text:p>-0.3090723082</text:p>
          </table:table-cell>
          <table:table-cell office:value-type="float" office:value="-0.270274937828148" calcext:value-type="float">
            <text:p>-0.2702749378</text:p>
          </table:table-cell>
          <table:table-cell office:value-type="float" office:value="-0.284933493932221" calcext:value-type="float">
            <text:p>-0.2849334939</text:p>
          </table:table-cell>
          <table:table-cell office:value-type="float" office:value="0.0397825795543524" calcext:value-type="float">
            <text:p>0.0397825796</text:p>
          </table:table-cell>
          <table:table-cell office:value-type="float" office:value="-0.047545362598212" calcext:value-type="float">
            <text:p>-0.0475453626</text:p>
          </table:table-cell>
          <table:table-cell office:value-type="float" office:value="0.188675162818885" calcext:value-type="float">
            <text:p>0.1886751628</text:p>
          </table:table-cell>
          <table:table-cell office:value-type="float" office:value="0.250201286502127" calcext:value-type="float">
            <text:p>0.2502012865</text:p>
          </table:table-cell>
        </table:table-row>
        <table:table-row table:style-name="ro1">
          <table:table-cell office:value-type="string" calcext:value-type="string">
            <text:p>slre</text:p>
          </table:table-cell>
          <table:table-cell office:value-type="float" office:value="0.193313797388724" calcext:value-type="float">
            <text:p>0.1933137974</text:p>
          </table:table-cell>
          <table:table-cell office:value-type="float" office:value="-0.210740528855715" calcext:value-type="float">
            <text:p>-0.2107405289</text:p>
          </table:table-cell>
          <table:table-cell office:value-type="float" office:value="-0.19516595370309" calcext:value-type="float">
            <text:p>-0.1951659537</text:p>
          </table:table-cell>
          <table:table-cell office:value-type="float" office:value="-0.25615250769221" calcext:value-type="float">
            <text:p>-0.2561525077</text:p>
          </table:table-cell>
          <table:table-cell office:value-type="float" office:value="-0.126905850619643" calcext:value-type="float">
            <text:p>-0.1269058506</text:p>
          </table:table-cell>
          <table:table-cell office:value-type="float" office:value="-0.263842696316527" calcext:value-type="float">
            <text:p>-0.2638426963</text:p>
          </table:table-cell>
          <table:table-cell office:value-type="float" office:value="-0.20777413031123" calcext:value-type="float">
            <text:p>-0.2077741303</text:p>
          </table:table-cell>
          <table:table-cell office:value-type="float" office:value="-0.0126328187627209" calcext:value-type="float">
            <text:p>-0.0126328188</text:p>
          </table:table-cell>
          <table:table-cell office:value-type="float" office:value="0.155812040105797" calcext:value-type="float">
            <text:p>0.1558120401</text:p>
          </table:table-cell>
          <table:table-cell office:value-type="float" office:value="-0.260877874457608" calcext:value-type="float">
            <text:p>-0.2608778745</text:p>
          </table:table-cell>
          <table:table-cell office:value-type="float" office:value="0.0457144131412154" calcext:value-type="float">
            <text:p>0.0457144131</text:p>
          </table:table-cell>
          <table:table-cell office:value-type="float" office:value="0.169396661528362" calcext:value-type="float">
            <text:p>0.1693966615</text:p>
          </table:table-cell>
        </table:table-row>
        <table:table-row table:style-name="ro1">
          <table:table-cell office:value-type="string" calcext:value-type="string">
            <text:p>sglib-listinsertsort1</text:p>
          </table:table-cell>
          <table:table-cell office:value-type="float" office:value="0.301501745013409" calcext:value-type="float">
            <text:p>0.301501745</text:p>
          </table:table-cell>
          <table:table-cell office:value-type="float" office:value="-0.34464109186312" calcext:value-type="float">
            <text:p>-0.3446410919</text:p>
          </table:table-cell>
          <table:table-cell office:value-type="float" office:value="-0.280280425751464" calcext:value-type="float">
            <text:p>-0.2802804258</text:p>
          </table:table-cell>
          <table:table-cell office:value-type="float" office:value="-0.211125626686268" calcext:value-type="float">
            <text:p>-0.2111256267</text:p>
          </table:table-cell>
          <table:table-cell office:value-type="float" office:value="-0.153812290838072" calcext:value-type="float">
            <text:p>-0.1538122908</text:p>
          </table:table-cell>
          <table:table-cell office:value-type="float" office:value="-0.429117408265531" calcext:value-type="float">
            <text:p>-0.4291174083</text:p>
          </table:table-cell>
          <table:table-cell office:value-type="float" office:value="-0.0212318437971278" calcext:value-type="float">
            <text:p>-0.0212318438</text:p>
          </table:table-cell>
          <table:table-cell office:value-type="float" office:value="0.0704744019105573" calcext:value-type="float">
            <text:p>0.0704744019</text:p>
          </table:table-cell>
          <table:table-cell office:value-type="float" office:value="0.159614541804986" calcext:value-type="float">
            <text:p>0.1596145418</text:p>
          </table:table-cell>
          <table:table-cell office:value-type="float" office:value="-0.0401448919758365" calcext:value-type="float">
            <text:p>-0.040144892</text:p>
          </table:table-cell>
          <table:table-cell office:value-type="float" office:value="0.209848788353372" calcext:value-type="float">
            <text:p>0.2098487884</text:p>
          </table:table-cell>
          <table:table-cell office:value-type="float" office:value="0.379426280953079" calcext:value-type="float">
            <text:p>0.379426281</text:p>
          </table:table-cell>
        </table:table-row>
        <table:table-row table:style-name="ro1">
          <table:table-cell office:value-type="string" calcext:value-type="string">
            <text:p>sglib-arraysort</text:p>
          </table:table-cell>
          <table:table-cell office:value-type="float" office:value="0.155135067804864" calcext:value-type="float">
            <text:p>0.1551350678</text:p>
          </table:table-cell>
          <table:table-cell office:value-type="float" office:value="-0.0860105022216157" calcext:value-type="float">
            <text:p>-0.0860105022</text:p>
          </table:table-cell>
          <table:table-cell office:value-type="float" office:value="-0.172861451896231" calcext:value-type="float">
            <text:p>-0.1728614519</text:p>
          </table:table-cell>
          <table:table-cell office:value-type="float" office:value="-0.206204211603936" calcext:value-type="float">
            <text:p>-0.2062042116</text:p>
          </table:table-cell>
          <table:table-cell office:value-type="float" office:value="-0.0926857430908625" calcext:value-type="float">
            <text:p>-0.0926857431</text:p>
          </table:table-cell>
          <table:table-cell office:value-type="float" office:value="-0.217387677202719" calcext:value-type="float">
            <text:p>-0.2173876772</text:p>
          </table:table-cell>
          <table:table-cell office:value-type="float" office:value="-0.0472422281955848" calcext:value-type="float">
            <text:p>-0.0472422282</text:p>
          </table:table-cell>
          <table:table-cell office:value-type="float" office:value="0.0222552128659917" calcext:value-type="float">
            <text:p>0.0222552129</text:p>
          </table:table-cell>
          <table:table-cell office:value-type="float" office:value="0.240219018462815" calcext:value-type="float">
            <text:p>0.2402190185</text:p>
          </table:table-cell>
          <table:table-cell office:value-type="float" office:value="-0.263506241928537" calcext:value-type="float">
            <text:p>-0.2635062419</text:p>
          </table:table-cell>
          <table:table-cell office:value-type="float" office:value="0.17348462501273" calcext:value-type="float">
            <text:p>0.173484625</text:p>
          </table:table-cell>
          <table:table-cell office:value-type="float" office:value="0.0320641671346006" calcext:value-type="float">
            <text:p>0.032064167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51989359427398" calcext:value-type="float">
            <text:p>0.2519893594</text:p>
          </table:table-cell>
          <table:table-cell office:value-type="float" office:value="-0.395096585531282" calcext:value-type="float">
            <text:p>-0.3950965855</text:p>
          </table:table-cell>
          <table:table-cell office:value-type="float" office:value="0.00734836533314985" calcext:value-type="float">
            <text:p>0.0073483653</text:p>
          </table:table-cell>
          <table:table-cell office:value-type="float" office:value="-0.0858440026258132" calcext:value-type="float">
            <text:p>-0.0858440026</text:p>
          </table:table-cell>
          <table:table-cell office:value-type="float" office:value="-0.0830907939072939" calcext:value-type="float">
            <text:p>-0.0830907939</text:p>
          </table:table-cell>
          <table:table-cell office:value-type="float" office:value="-0.250897865762758" calcext:value-type="float">
            <text:p>-0.2508978658</text:p>
          </table:table-cell>
          <table:table-cell office:value-type="float" office:value="-0.051882460973371" calcext:value-type="float">
            <text:p>-0.051882461</text:p>
          </table:table-cell>
          <table:table-cell office:value-type="float" office:value="0.130973662804862" calcext:value-type="float">
            <text:p>0.1309736628</text:p>
          </table:table-cell>
          <table:table-cell office:value-type="float" office:value="0.0624783220895056" calcext:value-type="float">
            <text:p>0.0624783221</text:p>
          </table:table-cell>
          <table:table-cell office:value-type="float" office:value="-0.208743364943048" calcext:value-type="float">
            <text:p>-0.2087433649</text:p>
          </table:table-cell>
          <table:table-cell office:value-type="float" office:value="-0.0670288981780569" calcext:value-type="float">
            <text:p>-0.0670288982</text:p>
          </table:table-cell>
          <table:table-cell office:value-type="float" office:value="0.164548903888245" calcext:value-type="float">
            <text:p>0.1645489039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0.17824218103354" calcext:value-type="float">
            <text:p>0.178242181</text:p>
          </table:table-cell>
          <table:table-cell office:value-type="float" office:value="-0.236688918558069" calcext:value-type="float">
            <text:p>-0.2366889186</text:p>
          </table:table-cell>
          <table:table-cell office:value-type="float" office:value="-0.172943465009212" calcext:value-type="float">
            <text:p>-0.172943465</text:p>
          </table:table-cell>
          <table:table-cell office:value-type="float" office:value="-0.112290621809304" calcext:value-type="float">
            <text:p>-0.1122906218</text:p>
          </table:table-cell>
          <table:table-cell office:value-type="float" office:value="-0.123398825431246" calcext:value-type="float">
            <text:p>-0.1233988254</text:p>
          </table:table-cell>
          <table:table-cell office:value-type="float" office:value="-0.313044518090806" calcext:value-type="float">
            <text:p>-0.3130445181</text:p>
          </table:table-cell>
          <table:table-cell office:value-type="float" office:value="-0.207524729911595" calcext:value-type="float">
            <text:p>-0.2075247299</text:p>
          </table:table-cell>
          <table:table-cell office:value-type="float" office:value="-0.000855481390064651" calcext:value-type="float">
            <text:p>-0.0008554814</text:p>
          </table:table-cell>
          <table:table-cell office:value-type="float" office:value="0.20967083534346" calcext:value-type="float">
            <text:p>0.2096708353</text:p>
          </table:table-cell>
          <table:table-cell office:value-type="float" office:value="-0.152160486571617" calcext:value-type="float">
            <text:p>-0.1521604866</text:p>
          </table:table-cell>
          <table:table-cell office:value-type="float" office:value="0.0658940517781871" calcext:value-type="float">
            <text:p>0.0658940518</text:p>
          </table:table-cell>
          <table:table-cell office:value-type="float" office:value="0.108705653763939" calcext:value-type="float">
            <text:p>0.1087056538</text:p>
          </table:table-cell>
        </table:table-row>
        <table:table-row table:style-name="ro1">
          <table:table-cell office:value-type="string" calcext:value-type="string">
            <text:p>newlib-mod</text:p>
          </table:table-cell>
          <table:table-cell office:value-type="float" office:value="0.152501649507635" calcext:value-type="float">
            <text:p>0.1525016495</text:p>
          </table:table-cell>
          <table:table-cell office:value-type="float" office:value="-0.147301034836376" calcext:value-type="float">
            <text:p>-0.1473010348</text:p>
          </table:table-cell>
          <table:table-cell office:value-type="float" office:value="-0.131773188507134" calcext:value-type="float">
            <text:p>-0.1317731885</text:p>
          </table:table-cell>
          <table:table-cell office:value-type="float" office:value="-0.169035966752113" calcext:value-type="float">
            <text:p>-0.1690359668</text:p>
          </table:table-cell>
          <table:table-cell office:value-type="float" office:value="-0.118727932766421" calcext:value-type="float">
            <text:p>-0.1187279328</text:p>
          </table:table-cell>
          <table:table-cell office:value-type="float" office:value="-0.169035966752131" calcext:value-type="float">
            <text:p>-0.1690359668</text:p>
          </table:table-cell>
          <table:table-cell office:value-type="float" office:value="-0.169035966752113" calcext:value-type="float">
            <text:p>-0.1690359668</text:p>
          </table:table-cell>
          <table:table-cell office:value-type="float" office:value="0.0777779160496027" calcext:value-type="float">
            <text:p>0.077777916</text:p>
          </table:table-cell>
          <table:table-cell office:value-type="float" office:value="0.0846252687318949" calcext:value-type="float">
            <text:p>0.0846252687</text:p>
          </table:table-cell>
          <table:table-cell office:value-type="float" office:value="-0.0932537153834335" calcext:value-type="float">
            <text:p>-0.0932537154</text:p>
          </table:table-cell>
          <table:table-cell office:value-type="float" office:value="-0.0080854319175443" calcext:value-type="float">
            <text:p>-0.0080854319</text:p>
          </table:table-cell>
          <table:table-cell office:value-type="float" office:value="0.0759105375648342" calcext:value-type="float">
            <text:p>0.0759105376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0.170437013538553" calcext:value-type="float">
            <text:p>0.1704370135</text:p>
          </table:table-cell>
          <table:table-cell office:value-type="float" office:value="-0.0980533365833179" calcext:value-type="float">
            <text:p>-0.0980533366</text:p>
          </table:table-cell>
          <table:table-cell office:value-type="float" office:value="-0.0516700293743518" calcext:value-type="float">
            <text:p>-0.0516700294</text:p>
          </table:table-cell>
          <table:table-cell office:value-type="float" office:value="-0.284891415414981" calcext:value-type="float">
            <text:p>-0.2848914154</text:p>
          </table:table-cell>
          <table:table-cell office:value-type="float" office:value="-0.233618344022391" calcext:value-type="float">
            <text:p>-0.233618344</text:p>
          </table:table-cell>
          <table:table-cell office:value-type="float" office:value="-0.44779534411738" calcext:value-type="float">
            <text:p>-0.4477953441</text:p>
          </table:table-cell>
          <table:table-cell office:value-type="float" office:value="-0.120198965291823" calcext:value-type="float">
            <text:p>-0.1201989653</text:p>
          </table:table-cell>
          <table:table-cell office:value-type="float" office:value="0.0907988846292683" calcext:value-type="float">
            <text:p>0.0907988846</text:p>
          </table:table-cell>
          <table:table-cell office:value-type="float" office:value="0.304327402441419" calcext:value-type="float">
            <text:p>0.3043274024</text:p>
          </table:table-cell>
          <table:table-cell office:value-type="float" office:value="-0.0423907848528869" calcext:value-type="float">
            <text:p>-0.0423907849</text:p>
          </table:table-cell>
          <table:table-cell office:value-type="float" office:value="-0.043637300610431" calcext:value-type="float">
            <text:p>-0.0436373006</text:p>
          </table:table-cell>
          <table:table-cell office:value-type="float" office:value="0.0479537205018881" calcext:value-type="float">
            <text:p>0.0479537205</text:p>
          </table:table-cell>
        </table:table-row>
        <table:table-row table:style-name="ro1">
          <table:table-cell office:value-type="string" calcext:value-type="string">
            <text:p>tarai</text:p>
          </table:table-cell>
          <table:table-cell office:value-type="float" office:value="-0.198962814218467" calcext:value-type="float">
            <text:p>-0.1989628142</text:p>
          </table:table-cell>
          <table:table-cell office:value-type="float" office:value="-0.176415179075235" calcext:value-type="float">
            <text:p>-0.1764151791</text:p>
          </table:table-cell>
          <table:table-cell office:value-type="float" office:value="-0.13038380292235" calcext:value-type="float">
            <text:p>-0.1303838029</text:p>
          </table:table-cell>
          <table:table-cell office:value-type="float" office:value="-0.278988826635617" calcext:value-type="float">
            <text:p>-0.2789888266</text:p>
          </table:table-cell>
          <table:table-cell office:value-type="float" office:value="-0.113346818225785" calcext:value-type="float">
            <text:p>-0.1133468182</text:p>
          </table:table-cell>
          <table:table-cell office:value-type="float" office:value="0.0857866311220945" calcext:value-type="float">
            <text:p>0.0857866311</text:p>
          </table:table-cell>
          <table:table-cell office:value-type="float" office:value="-0.154322764911176" calcext:value-type="float">
            <text:p>-0.1543227649</text:p>
          </table:table-cell>
          <table:table-cell office:value-type="float" office:value="-0.0410224263612904" calcext:value-type="float">
            <text:p>-0.0410224264</text:p>
          </table:table-cell>
          <table:table-cell office:value-type="float" office:value="0.257118655412533" calcext:value-type="float">
            <text:p>0.2571186554</text:p>
          </table:table-cell>
          <table:table-cell office:value-type="float" office:value="-0.0990703514693611" calcext:value-type="float">
            <text:p>-0.0990703515</text:p>
          </table:table-cell>
          <table:table-cell office:value-type="float" office:value="0.0894780294539661" calcext:value-type="float">
            <text:p>0.0894780295</text:p>
          </table:table-cell>
          <table:table-cell office:value-type="float" office:value="-0.112425817390968" calcext:value-type="float">
            <text:p>-0.1124258174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0.250782063467934" calcext:value-type="float">
            <text:p>0.2507820635</text:p>
          </table:table-cell>
          <table:table-cell office:value-type="float" office:value="-0.111294904323752" calcext:value-type="float">
            <text:p>-0.1112949043</text:p>
          </table:table-cell>
          <table:table-cell office:value-type="float" office:value="-0.13799630274059" calcext:value-type="float">
            <text:p>-0.1379963027</text:p>
          </table:table-cell>
          <table:table-cell office:value-type="float" office:value="-0.142747498805716" calcext:value-type="float">
            <text:p>-0.1427474988</text:p>
          </table:table-cell>
          <table:table-cell office:value-type="float" office:value="-0.137317542004667" calcext:value-type="float">
            <text:p>-0.137317542</text:p>
          </table:table-cell>
          <table:table-cell office:value-type="float" office:value="-0.424699251435058" calcext:value-type="float">
            <text:p>-0.4246992514</text:p>
          </table:table-cell>
          <table:table-cell office:value-type="float" office:value="-0.318383088938014" calcext:value-type="float">
            <text:p>-0.3183830889</text:p>
          </table:table-cell>
          <table:table-cell office:value-type="float" office:value="-0.0134797299975951" calcext:value-type="float">
            <text:p>-0.01347973</text:p>
          </table:table-cell>
          <table:table-cell office:value-type="float" office:value="0.332356348641704" calcext:value-type="float">
            <text:p>0.3323563486</text:p>
          </table:table-cell>
          <table:table-cell office:value-type="float" office:value="-0.240210271676345" calcext:value-type="float">
            <text:p>-0.2402102717</text:p>
          </table:table-cell>
          <table:table-cell office:value-type="float" office:value="0.243059808818685" calcext:value-type="float">
            <text:p>0.2430598088</text:p>
          </table:table-cell>
          <table:table-cell office:value-type="float" office:value="0.144086011753612" calcext:value-type="float">
            <text:p>0.1440860118</text:p>
          </table:table-cell>
        </table:table-row>
        <table:table-row table:style-name="ro1">
          <table:table-cell office:value-type="string" calcext:value-type="string">
            <text:p>ctl-vector</text:p>
          </table:table-cell>
          <table:table-cell office:value-type="float" office:value="0.328958406439929" calcext:value-type="float">
            <text:p>0.3289584064</text:p>
          </table:table-cell>
          <table:table-cell office:value-type="float" office:value="-0.257338222268088" calcext:value-type="float">
            <text:p>-0.2573382223</text:p>
          </table:table-cell>
          <table:table-cell office:value-type="float" office:value="-0.21632646579047" calcext:value-type="float">
            <text:p>-0.2163264658</text:p>
          </table:table-cell>
          <table:table-cell office:value-type="float" office:value="-0.268324700105184" calcext:value-type="float">
            <text:p>-0.2683247001</text:p>
          </table:table-cell>
          <table:table-cell office:value-type="float" office:value="-0.186973463496196" calcext:value-type="float">
            <text:p>-0.1869734635</text:p>
          </table:table-cell>
          <table:table-cell office:value-type="float" office:value="-0.407872309561385" calcext:value-type="float">
            <text:p>-0.4078723096</text:p>
          </table:table-cell>
          <table:table-cell office:value-type="float" office:value="-0.174164238578893" calcext:value-type="float">
            <text:p>-0.1741642386</text:p>
          </table:table-cell>
          <table:table-cell office:value-type="float" office:value="0.0529334021694832" calcext:value-type="float">
            <text:p>0.0529334022</text:p>
          </table:table-cell>
          <table:table-cell office:value-type="float" office:value="0.153424869262106" calcext:value-type="float">
            <text:p>0.1534248693</text:p>
          </table:table-cell>
          <table:table-cell office:value-type="float" office:value="-0.0635739094945811" calcext:value-type="float">
            <text:p>-0.0635739095</text:p>
          </table:table-cell>
          <table:table-cell office:value-type="float" office:value="0.129884444888858" calcext:value-type="float">
            <text:p>0.1298844449</text:p>
          </table:table-cell>
          <table:table-cell office:value-type="float" office:value="0.245706671032798" calcext:value-type="float">
            <text:p>0.245706671</text:p>
          </table:table-cell>
        </table:table-row>
        <table:table-row table:style-name="ro1">
          <table:table-cell office:value-type="string" calcext:value-type="string">
            <text:p>sglib-rbtree</text:p>
          </table:table-cell>
          <table:table-cell office:value-type="float" office:value="0.172683566267975" calcext:value-type="float">
            <text:p>0.1726835663</text:p>
          </table:table-cell>
          <table:table-cell office:value-type="float" office:value="-0.125064215519019" calcext:value-type="float">
            <text:p>-0.1250642155</text:p>
          </table:table-cell>
          <table:table-cell office:value-type="float" office:value="-0.126273994139505" calcext:value-type="float">
            <text:p>-0.1262739941</text:p>
          </table:table-cell>
          <table:table-cell office:value-type="float" office:value="-0.128995942491269" calcext:value-type="float">
            <text:p>-0.1289959425</text:p>
          </table:table-cell>
          <table:table-cell office:value-type="float" office:value="-0.179792040287928" calcext:value-type="float">
            <text:p>-0.1797920403</text:p>
          </table:table-cell>
          <table:table-cell office:value-type="float" office:value="-0.259713355088254" calcext:value-type="float">
            <text:p>-0.2597133551</text:p>
          </table:table-cell>
          <table:table-cell office:value-type="float" office:value="-0.219382990066892" calcext:value-type="float">
            <text:p>-0.2193829901</text:p>
          </table:table-cell>
          <table:table-cell office:value-type="float" office:value="0.00946373195076518" calcext:value-type="float">
            <text:p>0.009463732</text:p>
          </table:table-cell>
          <table:table-cell office:value-type="float" office:value="0.130678650214538" calcext:value-type="float">
            <text:p>0.1306786502</text:p>
          </table:table-cell>
          <table:table-cell office:value-type="float" office:value="-0.198985032634759" calcext:value-type="float">
            <text:p>-0.1989850326</text:p>
          </table:table-cell>
          <table:table-cell office:value-type="float" office:value="0.0140066414193709" calcext:value-type="float">
            <text:p>0.0140066414</text:p>
          </table:table-cell>
          <table:table-cell office:value-type="float" office:value="0.207119515463112" calcext:value-type="float">
            <text:p>0.2071195155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0.30971207326991" calcext:value-type="float">
            <text:p>0.3097120733</text:p>
          </table:table-cell>
          <table:table-cell office:value-type="float" office:value="-0.166441011546371" calcext:value-type="float">
            <text:p>-0.1664410115</text:p>
          </table:table-cell>
          <table:table-cell office:value-type="float" office:value="-0.103625929944952" calcext:value-type="float">
            <text:p>-0.1036259299</text:p>
          </table:table-cell>
          <table:table-cell office:value-type="float" office:value="-0.277547990481912" calcext:value-type="float">
            <text:p>-0.2775479905</text:p>
          </table:table-cell>
          <table:table-cell office:value-type="float" office:value="-0.232819772095148" calcext:value-type="float">
            <text:p>-0.2328197721</text:p>
          </table:table-cell>
          <table:table-cell office:value-type="float" office:value="-0.412961277747248" calcext:value-type="float">
            <text:p>-0.4129612777</text:p>
          </table:table-cell>
          <table:table-cell office:value-type="float" office:value="-0.203990977495609" calcext:value-type="float">
            <text:p>-0.2039909775</text:p>
          </table:table-cell>
          <table:table-cell office:value-type="float" office:value="-0.0403200933981934" calcext:value-type="float">
            <text:p>-0.0403200934</text:p>
          </table:table-cell>
          <table:table-cell office:value-type="float" office:value="0.231100665883263" calcext:value-type="float">
            <text:p>0.2311006659</text:p>
          </table:table-cell>
          <table:table-cell office:value-type="float" office:value="-0.215553524615782" calcext:value-type="float">
            <text:p>-0.2155535246</text:p>
          </table:table-cell>
          <table:table-cell office:value-type="float" office:value="0.165361943861283" calcext:value-type="float">
            <text:p>0.1653619439</text:p>
          </table:table-cell>
          <table:table-cell office:value-type="float" office:value="0.248296352544675" calcext:value-type="float">
            <text:p>0.2482963525</text:p>
          </table:table-cell>
        </table:table-row>
        <table:table-row table:style-name="ro1">
          <table:table-cell office:value-type="string" calcext:value-type="string">
            <text:p>gdb-store</text:p>
          </table:table-cell>
          <table:table-cell office:value-type="float" office:value="0.220504085703818" calcext:value-type="float">
            <text:p>0.2205040857</text:p>
          </table:table-cell>
          <table:table-cell office:value-type="float" office:value="-0.488234197458223" calcext:value-type="float">
            <text:p>-0.4882341975</text:p>
          </table:table-cell>
          <table:table-cell office:value-type="float" office:value="-0.25403920518208" calcext:value-type="float">
            <text:p>-0.2540392052</text:p>
          </table:table-cell>
          <table:table-cell office:value-type="float" office:value="-0.16393889880838" calcext:value-type="float">
            <text:p>-0.1639388988</text:p>
          </table:table-cell>
          <table:table-cell office:value-type="float" office:value="-0.317085287097266" calcext:value-type="float">
            <text:p>-0.3170852871</text:p>
          </table:table-cell>
          <table:table-cell office:value-type="float" office:value="-0.424329431738829" calcext:value-type="float">
            <text:p>-0.4243294317</text:p>
          </table:table-cell>
          <table:table-cell office:value-type="float" office:value="-0.0609021895065045" calcext:value-type="float">
            <text:p>-0.0609021895</text:p>
          </table:table-cell>
          <table:table-cell office:value-type="float" office:value="-0.00400466968757033" calcext:value-type="float">
            <text:p>-0.0040046697</text:p>
          </table:table-cell>
          <table:table-cell office:value-type="float" office:value="0.153997965720884" calcext:value-type="float">
            <text:p>0.1539979657</text:p>
          </table:table-cell>
          <table:table-cell office:value-type="float" office:value="0.00364074797954695" calcext:value-type="float">
            <text:p>0.003640748</text:p>
          </table:table-cell>
          <table:table-cell office:value-type="float" office:value="-0.0195364166086466" calcext:value-type="float">
            <text:p>-0.0195364166</text:p>
          </table:table-cell>
          <table:table-cell office:value-type="float" office:value="0.208220835568089" calcext:value-type="float">
            <text:p>0.2082208356</text:p>
          </table:table-cell>
        </table:table-row>
        <table:table-row table:style-name="ro1">
          <table:table-cell office:value-type="string" calcext:value-type="string">
            <text:p>sglib-dllist</text:p>
          </table:table-cell>
          <table:table-cell office:value-type="float" office:value="0.0929642274586815" calcext:value-type="float">
            <text:p>0.0929642275</text:p>
          </table:table-cell>
          <table:table-cell office:value-type="float" office:value="-0.00607003418674557" calcext:value-type="float">
            <text:p>-0.0060700342</text:p>
          </table:table-cell>
          <table:table-cell office:value-type="float" office:value="0.0317569534495963" calcext:value-type="float">
            <text:p>0.0317569534</text:p>
          </table:table-cell>
          <table:table-cell office:value-type="float" office:value="-0.19887408347268" calcext:value-type="float">
            <text:p>-0.1988740835</text:p>
          </table:table-cell>
          <table:table-cell office:value-type="float" office:value="-0.370994678991719" calcext:value-type="float">
            <text:p>-0.370994679</text:p>
          </table:table-cell>
          <table:table-cell office:value-type="float" office:value="-0.438737151407798" calcext:value-type="float">
            <text:p>-0.4387371514</text:p>
          </table:table-cell>
          <table:table-cell office:value-type="float" office:value="-0.205087379818245" calcext:value-type="float">
            <text:p>-0.2050873798</text:p>
          </table:table-cell>
          <table:table-cell office:value-type="float" office:value="0.0999750840911798" calcext:value-type="float">
            <text:p>0.0999750841</text:p>
          </table:table-cell>
          <table:table-cell office:value-type="float" office:value="0.250281293733011" calcext:value-type="float">
            <text:p>0.2502812937</text:p>
          </table:table-cell>
          <table:table-cell office:value-type="float" office:value="0.0322240427163089" calcext:value-type="float">
            <text:p>0.0322240427</text:p>
          </table:table-cell>
          <table:table-cell office:value-type="float" office:value="0.0988844741253499" calcext:value-type="float">
            <text:p>0.0988844741</text:p>
          </table:table-cell>
          <table:table-cell office:value-type="float" office:value="0.337075148113501" calcext:value-type="float">
            <text:p>0.3370751481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317302950736711" calcext:value-type="float">
            <text:p>0.3173029507</text:p>
          </table:table-cell>
          <table:table-cell office:value-type="float" office:value="-0.404139666141031" calcext:value-type="float">
            <text:p>-0.4041396661</text:p>
          </table:table-cell>
          <table:table-cell office:value-type="float" office:value="0.0301637349406996" calcext:value-type="float">
            <text:p>0.0301637349</text:p>
          </table:table-cell>
          <table:table-cell office:value-type="float" office:value="-0.307048474023118" calcext:value-type="float">
            <text:p>-0.307048474</text:p>
          </table:table-cell>
          <table:table-cell office:value-type="float" office:value="0.104967787526612" calcext:value-type="float">
            <text:p>0.1049677875</text:p>
          </table:table-cell>
          <table:table-cell office:value-type="float" office:value="-0.614948938422882" calcext:value-type="float">
            <text:p>-0.6149489384</text:p>
          </table:table-cell>
          <table:table-cell office:value-type="float" office:value="0.0492463503555526" calcext:value-type="float">
            <text:p>0.0492463504</text:p>
          </table:table-cell>
          <table:table-cell office:value-type="float" office:value="-0.0744680302819293" calcext:value-type="float">
            <text:p>-0.0744680303</text:p>
          </table:table-cell>
          <table:table-cell office:value-type="float" office:value="0.190157725125342" calcext:value-type="float">
            <text:p>0.1901577251</text:p>
          </table:table-cell>
          <table:table-cell office:value-type="float" office:value="0.214437224857178" calcext:value-type="float">
            <text:p>0.2144372249</text:p>
          </table:table-cell>
          <table:table-cell office:value-type="float" office:value="0.476720781150276" calcext:value-type="float">
            <text:p>0.4767207812</text:p>
          </table:table-cell>
          <table:table-cell office:value-type="float" office:value="-0.0110835311614664" calcext:value-type="float">
            <text:p>-0.0110835312</text:p>
          </table:table-cell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0.180775270348437" calcext:value-type="float">
            <text:p>0.1807752703</text:p>
          </table:table-cell>
          <table:table-cell office:value-type="float" office:value="-0.15430883015115" calcext:value-type="float">
            <text:p>-0.1543088302</text:p>
          </table:table-cell>
          <table:table-cell office:value-type="float" office:value="-0.0388345301889344" calcext:value-type="float">
            <text:p>-0.0388345302</text:p>
          </table:table-cell>
          <table:table-cell office:value-type="float" office:value="-0.260560200819888" calcext:value-type="float">
            <text:p>-0.2605602008</text:p>
          </table:table-cell>
          <table:table-cell office:value-type="float" office:value="-0.174095160458075" calcext:value-type="float">
            <text:p>-0.1740951605</text:p>
          </table:table-cell>
          <table:table-cell office:value-type="float" office:value="-0.422030466745337" calcext:value-type="float">
            <text:p>-0.4220304667</text:p>
          </table:table-cell>
          <table:table-cell office:value-type="float" office:value="-0.087555228117163" calcext:value-type="float">
            <text:p>-0.0875552281</text:p>
          </table:table-cell>
          <table:table-cell office:value-type="float" office:value="0.209039605293826" calcext:value-type="float">
            <text:p>0.2090396053</text:p>
          </table:table-cell>
          <table:table-cell office:value-type="float" office:value="0.268203118775684" calcext:value-type="float">
            <text:p>0.2682031188</text:p>
          </table:table-cell>
          <table:table-cell office:value-type="float" office:value="-0.0311700634321529" calcext:value-type="float">
            <text:p>-0.0311700634</text:p>
          </table:table-cell>
          <table:table-cell office:value-type="float" office:value="-0.102874931410684" calcext:value-type="float">
            <text:p>-0.1028749314</text:p>
          </table:table-cell>
          <table:table-cell office:value-type="float" office:value="0.0815509588569334" calcext:value-type="float">
            <text:p>0.0815509589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0.270036404621302" calcext:value-type="float">
            <text:p>0.2700364046</text:p>
          </table:table-cell>
          <table:table-cell office:value-type="float" office:value="-0.245930948969331" calcext:value-type="float">
            <text:p>-0.245930949</text:p>
          </table:table-cell>
          <table:table-cell office:value-type="float" office:value="-0.213295048287278" calcext:value-type="float">
            <text:p>-0.2132950483</text:p>
          </table:table-cell>
          <table:table-cell office:value-type="float" office:value="-0.208925653857515" calcext:value-type="float">
            <text:p>-0.2089256539</text:p>
          </table:table-cell>
          <table:table-cell office:value-type="float" office:value="-0.146448118373301" calcext:value-type="float">
            <text:p>-0.1464481184</text:p>
          </table:table-cell>
          <table:table-cell office:value-type="float" office:value="-0.363793894690023" calcext:value-type="float">
            <text:p>-0.3637938947</text:p>
          </table:table-cell>
          <table:table-cell office:value-type="float" office:value="-0.200443342592145" calcext:value-type="float">
            <text:p>-0.2004433426</text:p>
          </table:table-cell>
          <table:table-cell office:value-type="float" office:value="0.0352928598937861" calcext:value-type="float">
            <text:p>0.0352928599</text:p>
          </table:table-cell>
          <table:table-cell office:value-type="float" office:value="0.117003675049341" calcext:value-type="float">
            <text:p>0.117003675</text:p>
          </table:table-cell>
          <table:table-cell office:value-type="float" office:value="-0.17756321507794" calcext:value-type="float">
            <text:p>-0.1775632151</text:p>
          </table:table-cell>
          <table:table-cell office:value-type="float" office:value="0.0793620118785285" calcext:value-type="float">
            <text:p>0.0793620119</text:p>
          </table:table-cell>
          <table:table-cell office:value-type="float" office:value="0.113135728082536" calcext:value-type="float">
            <text:p>0.1131357281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 office:value-type="float" office:value="0.24188746380233" calcext:value-type="float">
            <text:p>0.2418874638</text:p>
          </table:table-cell>
          <table:table-cell office:value-type="float" office:value="-0.325590027708866" calcext:value-type="float">
            <text:p>-0.3255900277</text:p>
          </table:table-cell>
          <table:table-cell office:value-type="float" office:value="-0.165646281701728" calcext:value-type="float">
            <text:p>-0.1656462817</text:p>
          </table:table-cell>
          <table:table-cell office:value-type="float" office:value="-0.121703853955386" calcext:value-type="float">
            <text:p>-0.121703854</text:p>
          </table:table-cell>
          <table:table-cell office:value-type="float" office:value="-0.0543750104357994" calcext:value-type="float">
            <text:p>-0.0543750104</text:p>
          </table:table-cell>
          <table:table-cell office:value-type="float" office:value="-0.250865591452462" calcext:value-type="float">
            <text:p>-0.2508655915</text:p>
          </table:table-cell>
          <table:table-cell office:value-type="float" office:value="-0.250286113798597" calcext:value-type="float">
            <text:p>-0.2502861138</text:p>
          </table:table-cell>
          <table:table-cell office:value-type="float" office:value="0.0339176809893372" calcext:value-type="float">
            <text:p>0.033917681</text:p>
          </table:table-cell>
          <table:table-cell office:value-type="float" office:value="0.22674780831049" calcext:value-type="float">
            <text:p>0.2267478083</text:p>
          </table:table-cell>
          <table:table-cell office:value-type="float" office:value="-0.0938491431275475" calcext:value-type="float">
            <text:p>-0.0938491431</text:p>
          </table:table-cell>
          <table:table-cell office:value-type="float" office:value="0.0657395811843989" calcext:value-type="float">
            <text:p>0.0657395812</text:p>
          </table:table-cell>
          <table:table-cell office:value-type="float" office:value="0.0616704632621512" calcext:value-type="float">
            <text:p>0.0616704633</text:p>
          </table:table-cell>
        </table:table-row>
        <table:table-row table:style-name="ro1">
          <table:table-cell office:value-type="string" calcext:value-type="string">
            <text:p>qurt</text:p>
          </table:table-cell>
          <table:table-cell office:value-type="float" office:value="0.20341031402835" calcext:value-type="float">
            <text:p>0.203410314</text:p>
          </table:table-cell>
          <table:table-cell office:value-type="float" office:value="-0.20344921420662" calcext:value-type="float">
            <text:p>-0.2034492142</text:p>
          </table:table-cell>
          <table:table-cell office:value-type="float" office:value="-0.126610819154672" calcext:value-type="float">
            <text:p>-0.1266108192</text:p>
          </table:table-cell>
          <table:table-cell office:value-type="float" office:value="-0.165640055188238" calcext:value-type="float">
            <text:p>-0.1656400552</text:p>
          </table:table-cell>
          <table:table-cell office:value-type="float" office:value="-0.125254316787105" calcext:value-type="float">
            <text:p>-0.1252543168</text:p>
          </table:table-cell>
          <table:table-cell office:value-type="float" office:value="-0.259609312476179" calcext:value-type="float">
            <text:p>-0.2596093125</text:p>
          </table:table-cell>
          <table:table-cell office:value-type="float" office:value="-0.259007226881901" calcext:value-type="float">
            <text:p>-0.2590072269</text:p>
          </table:table-cell>
          <table:table-cell office:value-type="float" office:value="-0.0688678220570256" calcext:value-type="float">
            <text:p>-0.0688678221</text:p>
          </table:table-cell>
          <table:table-cell office:value-type="float" office:value="0.140824970041659" calcext:value-type="float">
            <text:p>0.14082497</text:p>
          </table:table-cell>
          <table:table-cell office:value-type="float" office:value="-0.132187357670495" calcext:value-type="float">
            <text:p>-0.1321873577</text:p>
          </table:table-cell>
          <table:table-cell office:value-type="float" office:value="0.11876314190044" calcext:value-type="float">
            <text:p>0.1187631419</text:p>
          </table:table-cell>
          <table:table-cell office:value-type="float" office:value="0.0858305597556542" calcext:value-type="float">
            <text:p>0.0858305598</text:p>
          </table:table-cell>
        </table:table-row>
        <table:table-row table:style-name="ro1">
          <table:table-cell office:value-type="string" calcext:value-type="string">
            <text:p>lcdnum</text:p>
          </table:table-cell>
          <table:table-cell office:value-type="float" office:value="0.174501682459591" calcext:value-type="float">
            <text:p>0.1745016825</text:p>
          </table:table-cell>
          <table:table-cell office:value-type="float" office:value="-0.11375591793795" calcext:value-type="float">
            <text:p>-0.1137559179</text:p>
          </table:table-cell>
          <table:table-cell office:value-type="float" office:value="-0.0914094815964437" calcext:value-type="float">
            <text:p>-0.0914094816</text:p>
          </table:table-cell>
          <table:table-cell office:value-type="float" office:value="-0.00592113054119725" calcext:value-type="float">
            <text:p>-0.0059211305</text:p>
          </table:table-cell>
          <table:table-cell office:value-type="float" office:value="-0.283163282066116" calcext:value-type="float">
            <text:p>-0.2831632821</text:p>
          </table:table-cell>
          <table:table-cell office:value-type="float" office:value="-0.361859603727629" calcext:value-type="float">
            <text:p>-0.3618596037</text:p>
          </table:table-cell>
          <table:table-cell office:value-type="float" office:value="-0.335634388403215" calcext:value-type="float">
            <text:p>-0.3356343884</text:p>
          </table:table-cell>
          <table:table-cell office:value-type="float" office:value="0.0717393164361818" calcext:value-type="float">
            <text:p>0.0717393164</text:p>
          </table:table-cell>
          <table:table-cell office:value-type="float" office:value="0.305082958843446" calcext:value-type="float">
            <text:p>0.3050829588</text:p>
          </table:table-cell>
          <table:table-cell office:value-type="float" office:value="-0.11638458200184" calcext:value-type="float">
            <text:p>-0.116384582</text:p>
          </table:table-cell>
          <table:table-cell office:value-type="float" office:value="-0.0269712000210412" calcext:value-type="float">
            <text:p>-0.0269712</text:p>
          </table:table-cell>
          <table:table-cell office:value-type="float" office:value="0.0296109126083197" calcext:value-type="float">
            <text:p>0.0296109126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.754599314000621" calcext:value-type="float">
            <text:p>0.754599314</text:p>
          </table:table-cell>
          <table:table-cell office:value-type="float" office:value="0.230142439509852" calcext:value-type="float">
            <text:p>0.2301424395</text:p>
          </table:table-cell>
          <table:table-cell office:value-type="float" office:value="-0.328743332092755" calcext:value-type="float">
            <text:p>-0.3287433321</text:p>
          </table:table-cell>
          <table:table-cell office:value-type="float" office:value="-0.291581363608154" calcext:value-type="float">
            <text:p>-0.2915813636</text:p>
          </table:table-cell>
          <table:table-cell office:value-type="float" office:value="-0.427774333540007" calcext:value-type="float">
            <text:p>-0.4277743335</text:p>
          </table:table-cell>
          <table:table-cell office:value-type="float" office:value="0.130556419023915" calcext:value-type="float">
            <text:p>0.130556419</text:p>
          </table:table-cell>
          <table:table-cell office:value-type="float" office:value="-0.217215912617165" calcext:value-type="float">
            <text:p>-0.2172159126</text:p>
          </table:table-cell>
          <table:table-cell office:value-type="float" office:value="0.39218127490038" calcext:value-type="float">
            <text:p>0.3921812749</text:p>
          </table:table-cell>
          <table:table-cell office:value-type="float" office:value="0.641984542508096" calcext:value-type="float">
            <text:p>0.6419845425</text:p>
          </table:table-cell>
          <table:table-cell office:value-type="float" office:value="-0.0931503446562607" calcext:value-type="float">
            <text:p>-0.0931503447</text:p>
          </table:table-cell>
          <table:table-cell office:value-type="float" office:value="0.0808005469575648" calcext:value-type="float">
            <text:p>0.080800547</text:p>
          </table:table-cell>
          <table:table-cell office:value-type="float" office:value="0.0932371954251902" calcext:value-type="float">
            <text:p>0.0932371954</text:p>
          </table:table-cell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0.198347229997526" calcext:value-type="float">
            <text:p>0.19834723</text:p>
          </table:table-cell>
          <table:table-cell office:value-type="float" office:value="-0.236882668475253" calcext:value-type="float">
            <text:p>-0.2368826685</text:p>
          </table:table-cell>
          <table:table-cell office:value-type="float" office:value="-0.320600525089654" calcext:value-type="float">
            <text:p>-0.3206005251</text:p>
          </table:table-cell>
          <table:table-cell office:value-type="float" office:value="-0.181689004669882" calcext:value-type="float">
            <text:p>-0.1816890047</text:p>
          </table:table-cell>
          <table:table-cell office:value-type="float" office:value="-0.166406797390786" calcext:value-type="float">
            <text:p>-0.1664067974</text:p>
          </table:table-cell>
          <table:table-cell office:value-type="float" office:value="-0.310262706348749" calcext:value-type="float">
            <text:p>-0.3102627063</text:p>
          </table:table-cell>
          <table:table-cell office:value-type="float" office:value="-0.0981012775377541" calcext:value-type="float">
            <text:p>-0.0981012775</text:p>
          </table:table-cell>
          <table:table-cell office:value-type="float" office:value="0.0836162741724569" calcext:value-type="float">
            <text:p>0.0836162742</text:p>
          </table:table-cell>
          <table:table-cell office:value-type="float" office:value="0.181772348360342" calcext:value-type="float">
            <text:p>0.1817723484</text:p>
          </table:table-cell>
          <table:table-cell office:value-type="float" office:value="-0.0773784621308243" calcext:value-type="float">
            <text:p>-0.0773784621</text:p>
          </table:table-cell>
          <table:table-cell office:value-type="float" office:value="0.180535526945012" calcext:value-type="float">
            <text:p>0.1805355269</text:p>
          </table:table-cell>
          <table:table-cell office:value-type="float" office:value="0.145416178136669" calcext:value-type="float">
            <text:p>0.1454161781</text:p>
          </table:table-cell>
        </table:table-row>
        <table:table-row table:style-name="ro1">
          <table:table-cell office:value-type="string" calcext:value-type="string">
            <text:p>strstr</text:p>
          </table:table-cell>
          <table:table-cell office:value-type="float" office:value="0.16893007160175" calcext:value-type="float">
            <text:p>0.1689300716</text:p>
          </table:table-cell>
          <table:table-cell office:value-type="float" office:value="-0.140935996872145" calcext:value-type="float">
            <text:p>-0.1409359969</text:p>
          </table:table-cell>
          <table:table-cell office:value-type="float" office:value="-0.183329444526958" calcext:value-type="float">
            <text:p>-0.1833294445</text:p>
          </table:table-cell>
          <table:table-cell office:value-type="float" office:value="-0.135029767926124" calcext:value-type="float">
            <text:p>-0.1350297679</text:p>
          </table:table-cell>
          <table:table-cell office:value-type="float" office:value="-0.222830001613283" calcext:value-type="float">
            <text:p>-0.2228300016</text:p>
          </table:table-cell>
          <table:table-cell office:value-type="float" office:value="-0.329448884703465" calcext:value-type="float">
            <text:p>-0.3294488847</text:p>
          </table:table-cell>
          <table:table-cell office:value-type="float" office:value="-0.247793561911278" calcext:value-type="float">
            <text:p>-0.2477935619</text:p>
          </table:table-cell>
          <table:table-cell office:value-type="float" office:value="0.0462642385778693" calcext:value-type="float">
            <text:p>0.0462642386</text:p>
          </table:table-cell>
          <table:table-cell office:value-type="float" office:value="0.150399103979517" calcext:value-type="float">
            <text:p>0.150399104</text:p>
          </table:table-cell>
          <table:table-cell office:value-type="float" office:value="-0.164103216832163" calcext:value-type="float">
            <text:p>-0.1641032168</text:p>
          </table:table-cell>
          <table:table-cell office:value-type="float" office:value="0.0597683294600397" calcext:value-type="float">
            <text:p>0.0597683295</text:p>
          </table:table-cell>
          <table:table-cell office:value-type="float" office:value="0.269999392577303" calcext:value-type="float">
            <text:p>0.2699993926</text:p>
          </table:table-cell>
        </table:table-row>
        <table:table-row table:style-name="ro1">
          <table:table-cell office:value-type="string" calcext:value-type="string">
            <text:p>lms</text:p>
          </table:table-cell>
          <table:table-cell office:value-type="float" office:value="0.167824872477648" calcext:value-type="float">
            <text:p>0.1678248725</text:p>
          </table:table-cell>
          <table:table-cell office:value-type="float" office:value="-0.298181496908828" calcext:value-type="float">
            <text:p>-0.2981814969</text:p>
          </table:table-cell>
          <table:table-cell office:value-type="float" office:value="-0.172175723815915" calcext:value-type="float">
            <text:p>-0.1721757238</text:p>
          </table:table-cell>
          <table:table-cell office:value-type="float" office:value="-0.107846681921568" calcext:value-type="float">
            <text:p>-0.1078466819</text:p>
          </table:table-cell>
          <table:table-cell office:value-type="float" office:value="0.0873871564089662" calcext:value-type="float">
            <text:p>0.0873871564</text:p>
          </table:table-cell>
          <table:table-cell office:value-type="float" office:value="-0.315662261849375" calcext:value-type="float">
            <text:p>-0.3156622618</text:p>
          </table:table-cell>
          <table:table-cell office:value-type="float" office:value="-0.143033441143085" calcext:value-type="float">
            <text:p>-0.1430334411</text:p>
          </table:table-cell>
          <table:table-cell office:value-type="float" office:value="-0.0200682915329364" calcext:value-type="float">
            <text:p>-0.0200682915</text:p>
          </table:table-cell>
          <table:table-cell office:value-type="float" office:value="0.172796953589713" calcext:value-type="float">
            <text:p>0.1727969536</text:p>
          </table:table-cell>
          <table:table-cell office:value-type="float" office:value="-0.0973367479387978" calcext:value-type="float">
            <text:p>-0.0973367479</text:p>
          </table:table-cell>
          <table:table-cell office:value-type="float" office:value="0.112068013840086" calcext:value-type="float">
            <text:p>0.1120680138</text:p>
          </table:table-cell>
          <table:table-cell office:value-type="float" office:value="0.0331862525813676" calcext:value-type="float">
            <text:p>0.0331862526</text:p>
          </table:table-cell>
        </table:table-row>
        <table:table-row table:style-name="ro1">
          <table:table-cell office:value-type="string" calcext:value-type="string">
            <text:p>sglib-arraybinsearch</text:p>
          </table:table-cell>
          <table:table-cell office:value-type="float" office:value="2.59859370223172" calcext:value-type="float">
            <text:p>2.5985937022</text:p>
          </table:table-cell>
          <table:table-cell office:value-type="float" office:value="-2.41502683363148" calcext:value-type="float">
            <text:p>-2.4150268336</text:p>
          </table:table-cell>
          <table:table-cell office:value-type="float" office:value="-0.211034066927962" calcext:value-type="float">
            <text:p>-0.2110340669</text:p>
          </table:table-cell>
          <table:table-cell office:value-type="float" office:value="-2.65038713519951" calcext:value-type="float">
            <text:p>-2.6503871352</text:p>
          </table:table-cell>
          <table:table-cell office:value-type="float" office:value="3.21987120515177" calcext:value-type="float">
            <text:p>3.2198712052</text:p>
          </table:table-cell>
          <table:table-cell office:value-type="float" office:value="6.38430395515415" calcext:value-type="float">
            <text:p>6.3843039552</text:p>
          </table:table-cell>
          <table:table-cell office:value-type="float" office:value="-4.34012400354296" calcext:value-type="float">
            <text:p>-4.3401240035</text:p>
          </table:table-cell>
          <table:table-cell office:value-type="float" office:value="-4.57092303155411" calcext:value-type="float">
            <text:p>-4.5709230316</text:p>
          </table:table-cell>
          <table:table-cell office:value-type="float" office:value="-1.94261805140467" calcext:value-type="float">
            <text:p>-1.9426180514</text:p>
          </table:table-cell>
          <table:table-cell office:value-type="float" office:value="1.55109489051094" calcext:value-type="float">
            <text:p>1.5510948905</text:p>
          </table:table-cell>
          <table:table-cell office:value-type="float" office:value="1.67376749847839" calcext:value-type="float">
            <text:p>1.6737674985</text:p>
          </table:table-cell>
          <table:table-cell office:value-type="float" office:value="-1.40845070422533" calcext:value-type="float">
            <text:p>-1.4084507042</text:p>
          </table:table-cell>
        </table:table-row>
        <table:table-row table:style-name="ro1">
          <table:table-cell office:value-type="string" calcext:value-type="string">
            <text:p>newlib-log</text:p>
          </table:table-cell>
          <table:table-cell office:value-type="float" office:value="0.27486966027583" calcext:value-type="float">
            <text:p>0.2748696603</text:p>
          </table:table-cell>
          <table:table-cell office:value-type="float" office:value="-0.228860543603488" calcext:value-type="float">
            <text:p>-0.2288605436</text:p>
          </table:table-cell>
          <table:table-cell office:value-type="float" office:value="-0.16192836345138" calcext:value-type="float">
            <text:p>-0.1619283635</text:p>
          </table:table-cell>
          <table:table-cell office:value-type="float" office:value="-0.18160525763826" calcext:value-type="float">
            <text:p>-0.1816052576</text:p>
          </table:table-cell>
          <table:table-cell office:value-type="float" office:value="-0.0708285895666845" calcext:value-type="float">
            <text:p>-0.0708285896</text:p>
          </table:table-cell>
          <table:table-cell office:value-type="float" office:value="-0.238983768557935" calcext:value-type="float">
            <text:p>-0.2389837686</text:p>
          </table:table-cell>
          <table:table-cell office:value-type="float" office:value="-0.249571331388799" calcext:value-type="float">
            <text:p>-0.2495713314</text:p>
          </table:table-cell>
          <table:table-cell office:value-type="float" office:value="-0.0979808141791845" calcext:value-type="float">
            <text:p>-0.0979808142</text:p>
          </table:table-cell>
          <table:table-cell office:value-type="float" office:value="0.116874781188015" calcext:value-type="float">
            <text:p>0.1168747812</text:p>
          </table:table-cell>
          <table:table-cell office:value-type="float" office:value="-0.15703764649808" calcext:value-type="float">
            <text:p>-0.1570376465</text:p>
          </table:table-cell>
          <table:table-cell office:value-type="float" office:value="0.178664087584508" calcext:value-type="float">
            <text:p>0.1786640876</text:p>
          </table:table-cell>
          <table:table-cell office:value-type="float" office:value="0.145370212587172" calcext:value-type="float">
            <text:p>0.1453702126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0.396568468760096" calcext:value-type="float">
            <text:p>0.3965684688</text:p>
          </table:table-cell>
          <table:table-cell office:value-type="float" office:value="-0.734626306289736" calcext:value-type="float">
            <text:p>-0.7346263063</text:p>
          </table:table-cell>
          <table:table-cell office:value-type="float" office:value="-0.477719837460141" calcext:value-type="float">
            <text:p>-0.4777198375</text:p>
          </table:table-cell>
          <table:table-cell office:value-type="float" office:value="-0.206332922204434" calcext:value-type="float">
            <text:p>-0.2063329222</text:p>
          </table:table-cell>
          <table:table-cell office:value-type="float" office:value="-0.127999630992055" calcext:value-type="float">
            <text:p>-0.127999631</text:p>
          </table:table-cell>
          <table:table-cell office:value-type="float" office:value="-0.0841983852364517" calcext:value-type="float">
            <text:p>-0.0841983852</text:p>
          </table:table-cell>
          <table:table-cell office:value-type="float" office:value="-0.305313608922072" calcext:value-type="float">
            <text:p>-0.3053136089</text:p>
          </table:table-cell>
          <table:table-cell office:value-type="float" office:value="0.496246341773745" calcext:value-type="float">
            <text:p>0.4962463418</text:p>
          </table:table-cell>
          <table:table-cell office:value-type="float" office:value="0.336346193855597" calcext:value-type="float">
            <text:p>0.3363461939</text:p>
          </table:table-cell>
          <table:table-cell office:value-type="float" office:value="0.0981286293162026" calcext:value-type="float">
            <text:p>0.0981286293</text:p>
          </table:table-cell>
          <table:table-cell office:value-type="float" office:value="-0.0911156476707793" calcext:value-type="float">
            <text:p>-0.0911156477</text:p>
          </table:table-cell>
          <table:table-cell office:value-type="float" office:value="0.246080617396602" calcext:value-type="float">
            <text:p>0.2460806174</text:p>
          </table:table-cell>
        </table:table-row>
        <table:table-row table:style-name="ro1">
          <table:table-cell office:value-type="string" calcext:value-type="string">
            <text:p>fibcall</text:p>
          </table:table-cell>
          <table:table-cell office:value-type="float" office:value="0.311542067396302" calcext:value-type="float">
            <text:p>0.3115420674</text:p>
          </table:table-cell>
          <table:table-cell office:value-type="float" office:value="-0.150550969253954" calcext:value-type="float">
            <text:p>-0.1505509693</text:p>
          </table:table-cell>
          <table:table-cell office:value-type="float" office:value="-0.0675526490100913" calcext:value-type="float">
            <text:p>-0.067552649</text:p>
          </table:table-cell>
          <table:table-cell office:value-type="float" office:value="0.0239303652668008" calcext:value-type="float">
            <text:p>0.0239303653</text:p>
          </table:table-cell>
          <table:table-cell office:value-type="float" office:value="-0.0339134549660694" calcext:value-type="float">
            <text:p>-0.033913455</text:p>
          </table:table-cell>
          <table:table-cell office:value-type="float" office:value="-0.384465999034226" calcext:value-type="float">
            <text:p>-0.384465999</text:p>
          </table:table-cell>
          <table:table-cell office:value-type="float" office:value="-0.230332445621061" calcext:value-type="float">
            <text:p>-0.2303324456</text:p>
          </table:table-cell>
          <table:table-cell office:value-type="float" office:value="-0.00341815619395808" calcext:value-type="float">
            <text:p>-0.0034181562</text:p>
          </table:table-cell>
          <table:table-cell office:value-type="float" office:value="0.250368576242608" calcext:value-type="float">
            <text:p>0.2503685762</text:p>
          </table:table-cell>
          <table:table-cell office:value-type="float" office:value="-0.131646021977769" calcext:value-type="float">
            <text:p>-0.131646022</text:p>
          </table:table-cell>
          <table:table-cell office:value-type="float" office:value="-0.0128832097596797" calcext:value-type="float">
            <text:p>-0.0128832098</text:p>
          </table:table-cell>
          <table:table-cell office:value-type="float" office:value="0.100756595216304" calcext:value-type="float">
            <text:p>0.1007565952</text:p>
          </table:table-cell>
        </table:table-row>
        <table:table-row table:style-name="ro1">
          <table:table-cell office:value-type="string" calcext:value-type="string">
            <text:p>sglib-hashtable</text:p>
          </table:table-cell>
          <table:table-cell office:value-type="float" office:value="0.161702812999531" calcext:value-type="float">
            <text:p>0.161702813</text:p>
          </table:table-cell>
          <table:table-cell office:value-type="float" office:value="-0.193200381411376" calcext:value-type="float">
            <text:p>-0.1932003814</text:p>
          </table:table-cell>
          <table:table-cell office:value-type="float" office:value="-0.105285537335252" calcext:value-type="float">
            <text:p>-0.1052855373</text:p>
          </table:table-cell>
          <table:table-cell office:value-type="float" office:value="-0.071096072150034" calcext:value-type="float">
            <text:p>-0.0710960722</text:p>
          </table:table-cell>
          <table:table-cell office:value-type="float" office:value="-0.0888390921587705" calcext:value-type="float">
            <text:p>-0.0888390922</text:p>
          </table:table-cell>
          <table:table-cell office:value-type="float" office:value="-0.198738642516232" calcext:value-type="float">
            <text:p>-0.1987386425</text:p>
          </table:table-cell>
          <table:table-cell office:value-type="float" office:value="-0.225318022670382" calcext:value-type="float">
            <text:p>-0.2253180227</text:p>
          </table:table-cell>
          <table:table-cell office:value-type="float" office:value="-0.00675121406252103" calcext:value-type="float">
            <text:p>-0.0067512141</text:p>
          </table:table-cell>
          <table:table-cell office:value-type="float" office:value="0.201358498671017" calcext:value-type="float">
            <text:p>0.2013584987</text:p>
          </table:table-cell>
          <table:table-cell office:value-type="float" office:value="-0.100296452278784" calcext:value-type="float">
            <text:p>-0.1002964523</text:p>
          </table:table-cell>
          <table:table-cell office:value-type="float" office:value="0.0422748103183774" calcext:value-type="float">
            <text:p>0.0422748103</text:p>
          </table:table-cell>
          <table:table-cell office:value-type="float" office:value="0.0604112777586392" calcext:value-type="float">
            <text:p>0.0604112778</text:p>
          </table:table-cell>
        </table:table-row>
        <table:table-row table:style-name="ro1">
          <table:table-cell office:value-type="string" calcext:value-type="string">
            <text:p>gdb-constvars</text:p>
          </table:table-cell>
          <table:table-cell office:value-type="float" office:value="0.0900268279947325" calcext:value-type="float">
            <text:p>0.090026828</text:p>
          </table:table-cell>
          <table:table-cell office:value-type="float" office:value="-0.13381006165338" calcext:value-type="float">
            <text:p>-0.1338100617</text:p>
          </table:table-cell>
          <table:table-cell office:value-type="float" office:value="-0.135966821218034" calcext:value-type="float">
            <text:p>-0.1359668212</text:p>
          </table:table-cell>
          <table:table-cell office:value-type="float" office:value="-0.0755599532248065" calcext:value-type="float">
            <text:p>-0.0755599532</text:p>
          </table:table-cell>
          <table:table-cell office:value-type="float" office:value="-0.0834724540901339" calcext:value-type="float">
            <text:p>-0.0834724541</text:p>
          </table:table-cell>
          <table:table-cell office:value-type="float" office:value="-0.238000222900509" calcext:value-type="float">
            <text:p>-0.2380002229</text:p>
          </table:table-cell>
          <table:table-cell office:value-type="float" office:value="-0.0590136091140033" calcext:value-type="float">
            <text:p>-0.0590136091</text:p>
          </table:table-cell>
          <table:table-cell office:value-type="float" office:value="0.0799397930927898" calcext:value-type="float">
            <text:p>0.0799397931</text:p>
          </table:table-cell>
          <table:table-cell office:value-type="float" office:value="0.202494063897309" calcext:value-type="float">
            <text:p>0.2024940639</text:p>
          </table:table-cell>
          <table:table-cell office:value-type="float" office:value="-0.194181739724564" calcext:value-type="float">
            <text:p>-0.1941817397</text:p>
          </table:table-cell>
          <table:table-cell office:value-type="float" office:value="0.0540063727519788" calcext:value-type="float">
            <text:p>0.0540063728</text:p>
          </table:table-cell>
          <table:table-cell office:value-type="float" office:value="0.0720149791156481" calcext:value-type="float">
            <text:p>0.0720149791</text:p>
          </table:table-cell>
        </table:table-row>
        <table:table-row table:style-name="ro1">
          <table:table-cell office:value-type="string" calcext:value-type="string">
            <text:p>sglib-queue</text:p>
          </table:table-cell>
          <table:table-cell office:value-type="float" office:value="0.212479170727287" calcext:value-type="float">
            <text:p>0.2124791707</text:p>
          </table:table-cell>
          <table:table-cell office:value-type="float" office:value="-0.14592069450031" calcext:value-type="float">
            <text:p>-0.1459206945</text:p>
          </table:table-cell>
          <table:table-cell office:value-type="float" office:value="-0.0638750789871505" calcext:value-type="float">
            <text:p>-0.063875079</text:p>
          </table:table-cell>
          <table:table-cell office:value-type="float" office:value="-0.158926751208398" calcext:value-type="float">
            <text:p>-0.1589267512</text:p>
          </table:table-cell>
          <table:table-cell office:value-type="float" office:value="-0.12428581901544" calcext:value-type="float">
            <text:p>-0.124285819</text:p>
          </table:table-cell>
          <table:table-cell office:value-type="float" office:value="-0.344523385363162" calcext:value-type="float">
            <text:p>-0.3445233854</text:p>
          </table:table-cell>
          <table:table-cell office:value-type="float" office:value="-0.186439250051191" calcext:value-type="float">
            <text:p>-0.1864392501</text:p>
          </table:table-cell>
          <table:table-cell office:value-type="float" office:value="0.0610346958243392" calcext:value-type="float">
            <text:p>0.0610346958</text:p>
          </table:table-cell>
          <table:table-cell office:value-type="float" office:value="0.190908710364301" calcext:value-type="float">
            <text:p>0.1909087104</text:p>
          </table:table-cell>
          <table:table-cell office:value-type="float" office:value="-0.0625047975173397" calcext:value-type="float">
            <text:p>-0.0625047975</text:p>
          </table:table-cell>
          <table:table-cell office:value-type="float" office:value="0.0947912158310929" calcext:value-type="float">
            <text:p>0.0947912158</text:p>
          </table:table-cell>
          <table:table-cell office:value-type="float" office:value="0.244087602463932" calcext:value-type="float">
            <text:p>0.2440876025</text:p>
          </table:table-cell>
        </table:table-row>
        <table:table-row table:style-name="ro1">
          <table:table-cell office:value-type="string" calcext:value-type="string">
            <text:p>gdb-all-types</text:p>
          </table:table-cell>
          <table:table-cell office:value-type="float" office:value="0.665582921816995" calcext:value-type="float">
            <text:p>0.6655829218</text:p>
          </table:table-cell>
          <table:table-cell office:value-type="float" office:value="0.327637944760864" calcext:value-type="float">
            <text:p>0.3276379448</text:p>
          </table:table-cell>
          <table:table-cell office:value-type="float" office:value="-0.618657239508716" calcext:value-type="float">
            <text:p>-0.6186572395</text:p>
          </table:table-cell>
          <table:table-cell office:value-type="float" office:value="0.524121865996437" calcext:value-type="float">
            <text:p>0.524121866</text:p>
          </table:table-cell>
          <table:table-cell office:value-type="float" office:value="-0.545715069662506" calcext:value-type="float">
            <text:p>-0.5457150697</text:p>
          </table:table-cell>
          <table:table-cell office:value-type="float" office:value="-0.812909118587314" calcext:value-type="float">
            <text:p>-0.8129091186</text:p>
          </table:table-cell>
          <table:table-cell office:value-type="float" office:value="0.211157695014841" calcext:value-type="float">
            <text:p>0.211157695</text:p>
          </table:table-cell>
          <table:table-cell office:value-type="float" office:value="0.358313171837173" calcext:value-type="float">
            <text:p>0.3583131718</text:p>
          </table:table-cell>
          <table:table-cell office:value-type="float" office:value="0.696361739984042" calcext:value-type="float">
            <text:p>0.69636174</text:p>
          </table:table-cell>
          <table:table-cell office:value-type="float" office:value="-0.6854740433829" calcext:value-type="float">
            <text:p>-0.6854740434</text:p>
          </table:table-cell>
          <table:table-cell office:value-type="float" office:value="-0.466634134439451" calcext:value-type="float">
            <text:p>-0.4666341344</text:p>
          </table:table-cell>
          <table:table-cell office:value-type="float" office:value="0.653274037724269" calcext:value-type="float">
            <text:p>0.6532740377</text:p>
          </table:table-cell>
        </table:table-row>
        <table:table-row table:style-name="ro1">
          <table:table-cell office:value-type="string" calcext:value-type="string">
            <text:p>sglib-listsort</text:p>
          </table:table-cell>
          <table:table-cell office:value-type="float" office:value="0.165897190201031" calcext:value-type="float">
            <text:p>0.1658971902</text:p>
          </table:table-cell>
          <table:table-cell office:value-type="float" office:value="-0.1409027828783" calcext:value-type="float">
            <text:p>-0.1409027829</text:p>
          </table:table-cell>
          <table:table-cell office:value-type="float" office:value="-0.111347057760324" calcext:value-type="float">
            <text:p>-0.1113470578</text:p>
          </table:table-cell>
          <table:table-cell office:value-type="float" office:value="-0.137619245046323" calcext:value-type="float">
            <text:p>-0.137619245</text:p>
          </table:table-cell>
          <table:table-cell office:value-type="float" office:value="-0.124677192385586" calcext:value-type="float">
            <text:p>-0.1246771924</text:p>
          </table:table-cell>
          <table:table-cell office:value-type="float" office:value="-0.460434209142494" calcext:value-type="float">
            <text:p>-0.4604342091</text:p>
          </table:table-cell>
          <table:table-cell office:value-type="float" office:value="-0.17315297853075" calcext:value-type="float">
            <text:p>-0.1731529785</text:p>
          </table:table-cell>
          <table:table-cell office:value-type="float" office:value="0.110503011255436" calcext:value-type="float">
            <text:p>0.1105030113</text:p>
          </table:table-cell>
          <table:table-cell office:value-type="float" office:value="0.0321126340968466" calcext:value-type="float">
            <text:p>0.0321126341</text:p>
          </table:table-cell>
          <table:table-cell office:value-type="float" office:value="-0.0572355057365954" calcext:value-type="float">
            <text:p>-0.0572355057</text:p>
          </table:table-cell>
          <table:table-cell office:value-type="float" office:value="0.202714476562936" calcext:value-type="float">
            <text:p>0.2027144766</text:p>
          </table:table-cell>
          <table:table-cell office:value-type="float" office:value="0.292101162303058" calcext:value-type="float">
            <text:p>0.2921011623</text:p>
          </table:table-cell>
        </table:table-row>
        <table:table-row table:style-name="ro1">
          <table:table-cell office:value-type="string" calcext:value-type="string">
            <text:p>float_matmult</text:p>
          </table:table-cell>
          <table:table-cell office:value-type="float" office:value="0.303610867353782" calcext:value-type="float">
            <text:p>0.3036108674</text:p>
          </table:table-cell>
          <table:table-cell office:value-type="float" office:value="-0.0630638321407963" calcext:value-type="float">
            <text:p>-0.0630638321</text:p>
          </table:table-cell>
          <table:table-cell office:value-type="float" office:value="-0.0892636023303619" calcext:value-type="float">
            <text:p>-0.0892636023</text:p>
          </table:table-cell>
          <table:table-cell office:value-type="float" office:value="-0.294777472732036" calcext:value-type="float">
            <text:p>-0.2947774727</text:p>
          </table:table-cell>
          <table:table-cell office:value-type="float" office:value="0.0338628692135181" calcext:value-type="float">
            <text:p>0.0338628692</text:p>
          </table:table-cell>
          <table:table-cell office:value-type="float" office:value="-0.33314441741454" calcext:value-type="float">
            <text:p>-0.3331444174</text:p>
          </table:table-cell>
          <table:table-cell office:value-type="float" office:value="-0.23299970146728" calcext:value-type="float">
            <text:p>-0.2329997015</text:p>
          </table:table-cell>
          <table:table-cell office:value-type="float" office:value="-0.0744820073952993" calcext:value-type="float">
            <text:p>-0.0744820074</text:p>
          </table:table-cell>
          <table:table-cell office:value-type="float" office:value="0.319898519106564" calcext:value-type="float">
            <text:p>0.3198985191</text:p>
          </table:table-cell>
          <table:table-cell office:value-type="float" office:value="-0.240199078726319" calcext:value-type="float">
            <text:p>-0.2401990787</text:p>
          </table:table-cell>
          <table:table-cell office:value-type="float" office:value="0.288893934311406" calcext:value-type="float">
            <text:p>0.2888939343</text:p>
          </table:table-cell>
          <table:table-cell office:value-type="float" office:value="0.0534760966660368" calcext:value-type="float">
            <text:p>0.0534760967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office:value-type="float" office:value="0.320657065706579" calcext:value-type="float">
            <text:p>0.3206570657</text:p>
          </table:table-cell>
          <table:table-cell office:value-type="float" office:value="0.0618012247878933" calcext:value-type="float">
            <text:p>0.0618012248</text:p>
          </table:table-cell>
          <table:table-cell office:value-type="float" office:value="-0.699613813175128" calcext:value-type="float">
            <text:p>-0.6996138132</text:p>
          </table:table-cell>
          <table:table-cell office:value-type="float" office:value="0.625387345765959" calcext:value-type="float">
            <text:p>0.6253873458</text:p>
          </table:table-cell>
          <table:table-cell office:value-type="float" office:value="1.05584100276662" calcext:value-type="float">
            <text:p>1.0558410028</text:p>
          </table:table-cell>
          <table:table-cell office:value-type="float" office:value="-1.62116991643454" calcext:value-type="float">
            <text:p>-1.6211699164</text:p>
          </table:table-cell>
          <table:table-cell office:value-type="float" office:value="0.140512589928062" calcext:value-type="float">
            <text:p>0.1405125899</text:p>
          </table:table-cell>
          <table:table-cell office:value-type="float" office:value="0.467263412711815" calcext:value-type="float">
            <text:p>0.4672634127</text:p>
          </table:table-cell>
          <table:table-cell office:value-type="float" office:value="0.410850968032399" calcext:value-type="float">
            <text:p>0.410850968</text:p>
          </table:table-cell>
          <table:table-cell office:value-type="float" office:value="-0.520979216850612" calcext:value-type="float">
            <text:p>-0.5209792169</text:p>
          </table:table-cell>
          <table:table-cell office:value-type="float" office:value="1.10125938894217" calcext:value-type="float">
            <text:p>1.1012593889</text:p>
          </table:table-cell>
          <table:table-cell office:value-type="float" office:value="0.58018363093561" calcext:value-type="float">
            <text:p>0.5801836309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0.295874090829435" calcext:value-type="float">
            <text:p>0.2958740908</text:p>
          </table:table-cell>
          <table:table-cell office:value-type="float" office:value="-0.0515817873747295" calcext:value-type="float">
            <text:p>-0.0515817874</text:p>
          </table:table-cell>
          <table:table-cell office:value-type="float" office:value="-0.107797660153644" calcext:value-type="float">
            <text:p>-0.1077976602</text:p>
          </table:table-cell>
          <table:table-cell office:value-type="float" office:value="-0.0729653041522253" calcext:value-type="float">
            <text:p>-0.0729653042</text:p>
          </table:table-cell>
          <table:table-cell office:value-type="float" office:value="-0.118245000292915" calcext:value-type="float">
            <text:p>-0.1182450003</text:p>
          </table:table-cell>
          <table:table-cell office:value-type="float" office:value="-0.35710885977308" calcext:value-type="float">
            <text:p>-0.3571088598</text:p>
          </table:table-cell>
          <table:table-cell office:value-type="float" office:value="-0.195268949385782" calcext:value-type="float">
            <text:p>-0.1952689494</text:p>
          </table:table-cell>
          <table:table-cell office:value-type="float" office:value="-0.0301936958911999" calcext:value-type="float">
            <text:p>-0.0301936959</text:p>
          </table:table-cell>
          <table:table-cell office:value-type="float" office:value="0.108393030152016" calcext:value-type="float">
            <text:p>0.1083930302</text:p>
          </table:table-cell>
          <table:table-cell office:value-type="float" office:value="-0.303248156168942" calcext:value-type="float">
            <text:p>-0.3032481562</text:p>
          </table:table-cell>
          <table:table-cell office:value-type="float" office:value="-0.0587556814386087" calcext:value-type="float">
            <text:p>-0.0587556814</text:p>
          </table:table-cell>
          <table:table-cell office:value-type="float" office:value="0.191267454374027" calcext:value-type="float">
            <text:p>0.1912674544</text:p>
          </table:table-cell>
        </table:table-row>
        <table:table-row table:style-name="ro1">
          <table:table-cell office:value-type="string" calcext:value-type="string">
            <text:p>newlib-sqrt</text:p>
          </table:table-cell>
          <table:table-cell office:value-type="float" office:value="0.222794720314067" calcext:value-type="float">
            <text:p>0.2227947203</text:p>
          </table:table-cell>
          <table:table-cell office:value-type="float" office:value="-0.206953955106042" calcext:value-type="float">
            <text:p>-0.2069539551</text:p>
          </table:table-cell>
          <table:table-cell office:value-type="float" office:value="-0.155239897598372" calcext:value-type="float">
            <text:p>-0.1552398976</text:p>
          </table:table-cell>
          <table:table-cell office:value-type="float" office:value="-0.184434577988622" calcext:value-type="float">
            <text:p>-0.184434578</text:p>
          </table:table-cell>
          <table:table-cell office:value-type="float" office:value="-0.126917941094965" calcext:value-type="float">
            <text:p>-0.1269179411</text:p>
          </table:table-cell>
          <table:table-cell office:value-type="float" office:value="-0.298111832528753" calcext:value-type="float">
            <text:p>-0.2981118325</text:p>
          </table:table-cell>
          <table:table-cell office:value-type="float" office:value="-0.168202381911984" calcext:value-type="float">
            <text:p>-0.1682023819</text:p>
          </table:table-cell>
          <table:table-cell office:value-type="float" office:value="0.0269159660846332" calcext:value-type="float">
            <text:p>0.0269159661</text:p>
          </table:table-cell>
          <table:table-cell office:value-type="float" office:value="0.165707974231036" calcext:value-type="float">
            <text:p>0.1657079742</text:p>
          </table:table-cell>
          <table:table-cell office:value-type="float" office:value="-0.123644664257177" calcext:value-type="float">
            <text:p>-0.1236446643</text:p>
          </table:table-cell>
          <table:table-cell office:value-type="float" office:value="0.0723176123964989" calcext:value-type="float">
            <text:p>0.0723176124</text:p>
          </table:table-cell>
          <table:table-cell office:value-type="float" office:value="0.184522795662285" calcext:value-type="float">
            <text:p>0.1845227957</text:p>
          </table:table-cell>
        </table:table-row>
        <table:table-row table:style-name="ro1">
          <table:table-cell office:value-type="string" calcext:value-type="string">
            <text:p>newlib-exp</text:p>
          </table:table-cell>
          <table:table-cell office:value-type="float" office:value="0.250881302197928" calcext:value-type="float">
            <text:p>0.2508813022</text:p>
          </table:table-cell>
          <table:table-cell office:value-type="float" office:value="-0.152341267105324" calcext:value-type="float">
            <text:p>-0.1523412671</text:p>
          </table:table-cell>
          <table:table-cell office:value-type="float" office:value="-0.156116154952615" calcext:value-type="float">
            <text:p>-0.156116155</text:p>
          </table:table-cell>
          <table:table-cell office:value-type="float" office:value="-0.0996667069742159" calcext:value-type="float">
            <text:p>-0.099666707</text:p>
          </table:table-cell>
          <table:table-cell office:value-type="float" office:value="-0.0516879371504993" calcext:value-type="float">
            <text:p>-0.0516879372</text:p>
          </table:table-cell>
          <table:table-cell office:value-type="float" office:value="-0.298136997678338" calcext:value-type="float">
            <text:p>-0.2981369977</text:p>
          </table:table-cell>
          <table:table-cell office:value-type="float" office:value="-0.1396943536657" calcext:value-type="float">
            <text:p>-0.1396943537</text:p>
          </table:table-cell>
          <table:table-cell office:value-type="float" office:value="0.0182436213493746" calcext:value-type="float">
            <text:p>0.0182436213</text:p>
          </table:table-cell>
          <table:table-cell office:value-type="float" office:value="0.184953402149237" calcext:value-type="float">
            <text:p>0.1849534021</text:p>
          </table:table-cell>
          <table:table-cell office:value-type="float" office:value="-0.115906269896307" calcext:value-type="float">
            <text:p>-0.1159062699</text:p>
          </table:table-cell>
          <table:table-cell office:value-type="float" office:value="0.0789536140425781" calcext:value-type="float">
            <text:p>0.078953614</text:p>
          </table:table-cell>
          <table:table-cell office:value-type="float" office:value="0.184953402149237" calcext:value-type="float">
            <text:p>0.1849534021</text:p>
          </table:table-cell>
        </table:table-row>
        <table:table-row table:style-name="ro1">
          <table:table-cell office:value-type="string" calcext:value-type="string">
            <text:p>ctl-stack</text:p>
          </table:table-cell>
          <table:table-cell office:value-type="float" office:value="0.389261231874833" calcext:value-type="float">
            <text:p>0.3892612319</text:p>
          </table:table-cell>
          <table:table-cell office:value-type="float" office:value="-0.0741853908353409" calcext:value-type="float">
            <text:p>-0.0741853908</text:p>
          </table:table-cell>
          <table:table-cell office:value-type="float" office:value="-0.0304253923967375" calcext:value-type="float">
            <text:p>-0.0304253924</text:p>
          </table:table-cell>
          <table:table-cell office:value-type="float" office:value="-0.26914738245781" calcext:value-type="float">
            <text:p>-0.2691473825</text:p>
          </table:table-cell>
          <table:table-cell office:value-type="float" office:value="-0.208069994274228" calcext:value-type="float">
            <text:p>-0.2080699943</text:p>
          </table:table-cell>
          <table:table-cell office:value-type="float" office:value="-0.398609354673482" calcext:value-type="float">
            <text:p>-0.3986093547</text:p>
          </table:table-cell>
          <table:table-cell office:value-type="float" office:value="-0.306645250173031" calcext:value-type="float">
            <text:p>-0.3066452502</text:p>
          </table:table-cell>
          <table:table-cell office:value-type="float" office:value="-0.0287908305291701" calcext:value-type="float">
            <text:p>-0.0287908305</text:p>
          </table:table-cell>
          <table:table-cell office:value-type="float" office:value="0.385431332700523" calcext:value-type="float">
            <text:p>0.3854313327</text:p>
          </table:table-cell>
          <table:table-cell office:value-type="float" office:value="-0.136796049526154" calcext:value-type="float">
            <text:p>-0.1367960495</text:p>
          </table:table-cell>
          <table:table-cell office:value-type="float" office:value="0.144624399254254" calcext:value-type="float">
            <text:p>0.1446243993</text:p>
          </table:table-cell>
          <table:table-cell office:value-type="float" office:value="0.21651438215654" calcext:value-type="float">
            <text:p>0.2165143822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.358782729209706" calcext:value-type="float">
            <text:p>0.3587827292</text:p>
          </table:table-cell>
          <table:table-cell office:value-type="float" office:value="-0.244870748760512" calcext:value-type="float">
            <text:p>-0.2448707488</text:p>
          </table:table-cell>
          <table:table-cell office:value-type="float" office:value="-0.345099355217591" calcext:value-type="float">
            <text:p>-0.3450993552</text:p>
          </table:table-cell>
          <table:table-cell office:value-type="float" office:value="-0.268083749944523" calcext:value-type="float">
            <text:p>-0.2680837499</text:p>
          </table:table-cell>
          <table:table-cell office:value-type="float" office:value="-0.130661634013399" calcext:value-type="float">
            <text:p>-0.130661634</text:p>
          </table:table-cell>
          <table:table-cell office:value-type="float" office:value="-0.309821336362703" calcext:value-type="float">
            <text:p>-0.3098213364</text:p>
          </table:table-cell>
          <table:table-cell office:value-type="float" office:value="-0.12016978828152" calcext:value-type="float">
            <text:p>-0.1201697883</text:p>
          </table:table-cell>
          <table:table-cell office:value-type="float" office:value="0.0690336979832405" calcext:value-type="float">
            <text:p>0.069033698</text:p>
          </table:table-cell>
          <table:table-cell office:value-type="float" office:value="0.172754594657541" calcext:value-type="float">
            <text:p>0.1727545947</text:p>
          </table:table-cell>
          <table:table-cell office:value-type="float" office:value="0.0321666848513242" calcext:value-type="float">
            <text:p>0.0321666849</text:p>
          </table:table-cell>
          <table:table-cell office:value-type="float" office:value="-0.00177775622921472" calcext:value-type="float">
            <text:p>-0.0017777562</text:p>
          </table:table-cell>
          <table:table-cell office:value-type="float" office:value="0.263942977959717" calcext:value-type="float">
            <text:p>0.263942978</text:p>
          </table:table-cell>
        </table:table-row>
        <table:table-row table:style-name="ro1">
          <table:table-cell/>
          <table:table-cell table:style-name="ce2" table:formula="of:=AVERAGE([.B2:.B73])" office:value-type="float" office:value="0.230085454512958" calcext:value-type="float">
            <text:p>0.2300854545</text:p>
          </table:table-cell>
          <table:table-cell table:style-name="ce2" table:formula="of:=AVERAGE([.C2:.C73])" office:value-type="float" office:value="-0.250776882168534" calcext:value-type="float">
            <text:p>-0.2507768822</text:p>
          </table:table-cell>
          <table:table-cell table:style-name="ce2" table:formula="of:=AVERAGE([.D2:.D73])" office:value-type="float" office:value="-0.201011315908177" calcext:value-type="float">
            <text:p>-0.2010113159</text:p>
          </table:table-cell>
          <table:table-cell table:style-name="ce2" table:formula="of:=AVERAGE([.E2:.E73])" office:value-type="float" office:value="-0.154021448254647" calcext:value-type="float">
            <text:p>-0.1540214483</text:p>
          </table:table-cell>
          <table:table-cell table:style-name="ce2" table:formula="of:=AVERAGE([.F2:.F73])" office:value-type="float" office:value="-0.0561700727332295" calcext:value-type="float">
            <text:p>-0.0561700727</text:p>
          </table:table-cell>
          <table:table-cell table:style-name="ce2" table:formula="of:=AVERAGE([.G2:.G73])" office:value-type="float" office:value="-0.248350676745325" calcext:value-type="float">
            <text:p>-0.2483506767</text:p>
          </table:table-cell>
          <table:table-cell table:style-name="ce2" table:formula="of:=AVERAGE([.H2:.H73])" office:value-type="float" office:value="-0.233127320601586" calcext:value-type="float">
            <text:p>-0.2331273206</text:p>
          </table:table-cell>
          <table:table-cell table:style-name="ce2" table:formula="of:=AVERAGE([.I2:.I73])" office:value-type="float" office:value="-0.0984168510951699" calcext:value-type="float">
            <text:p>-0.0984168511</text:p>
          </table:table-cell>
          <table:table-cell table:style-name="ce2" table:formula="of:=AVERAGE([.J2:.J73])" office:value-type="float" office:value="0.205410486615428" calcext:value-type="float">
            <text:p>0.2054104866</text:p>
          </table:table-cell>
          <table:table-cell table:style-name="ce2" table:formula="of:=AVERAGE([.K2:.K73])" office:value-type="float" office:value="-0.105958637029136" calcext:value-type="float">
            <text:p>-0.105958637</text:p>
          </table:table-cell>
          <table:table-cell table:style-name="ce2" table:formula="of:=AVERAGE([.L2:.L73])" office:value-type="float" office:value="0.112131396723016" calcext:value-type="float">
            <text:p>0.1121313967</text:p>
          </table:table-cell>
          <table:table-cell table:style-name="Default"/>
        </table:table-row>
        <table:table-row table:style-name="ro1">
          <table:table-cell/>
          <table:table-cell table:style-name="ce2" table:formula="of:=MEDIAN([.B2:.B73])" office:value-type="float" office:value="0.212142834958129" calcext:value-type="float">
            <text:p>0.212142835</text:p>
          </table:table-cell>
          <table:table-cell table:style-name="ce2" table:formula="of:=MEDIAN([.C2:.C73])" office:value-type="float" office:value="-0.171428095310803" calcext:value-type="float">
            <text:p>-0.1714280953</text:p>
          </table:table-cell>
          <table:table-cell table:style-name="ce2" table:formula="of:=MEDIAN([.D2:.D73])" office:value-type="float" office:value="-0.14161023643617" calcext:value-type="float">
            <text:p>-0.1416102364</text:p>
          </table:table-cell>
          <table:table-cell table:style-name="ce2" table:formula="of:=MEDIAN([.E2:.E73])" office:value-type="float" office:value="-0.164445702975912" calcext:value-type="float">
            <text:p>-0.164445703</text:p>
          </table:table-cell>
          <table:table-cell table:style-name="ce2" table:formula="of:=MEDIAN([.F2:.F73])" office:value-type="float" office:value="-0.123842322223343" calcext:value-type="float">
            <text:p>-0.1238423222</text:p>
          </table:table-cell>
          <table:table-cell table:style-name="ce2" table:formula="of:=MEDIAN([.G2:.G73])" office:value-type="float" office:value="-0.33431738535297" calcext:value-type="float">
            <text:p>-0.3343173854</text:p>
          </table:table-cell>
          <table:table-cell table:style-name="ce2" table:formula="of:=MEDIAN([.H2:.H73])" office:value-type="float" office:value="-0.168619174332049" calcext:value-type="float">
            <text:p>-0.1686191743</text:p>
          </table:table-cell>
          <table:table-cell table:style-name="ce2" table:formula="of:=MEDIAN([.I2:.I73])" office:value-type="float" office:value="0.0224835001418421" calcext:value-type="float">
            <text:p>0.0224835001</text:p>
          </table:table-cell>
          <table:table-cell table:style-name="ce2" table:formula="of:=MEDIAN([.J2:.J73])" office:value-type="float" office:value="0.190533217744822" calcext:value-type="float">
            <text:p>0.1905332177</text:p>
          </table:table-cell>
          <table:table-cell table:style-name="ce2" table:formula="of:=MEDIAN([.K2:.K73])" office:value-type="float" office:value="-0.135891006782627" calcext:value-type="float">
            <text:p>-0.1358910068</text:p>
          </table:table-cell>
          <table:table-cell table:style-name="ce2" table:formula="of:=MEDIAN([.L2:.L73])" office:value-type="float" office:value="0.0794060542002752" calcext:value-type="float">
            <text:p>0.0794060542</text:p>
          </table:table-cell>
          <table:table-cell table:style-name="Default"/>
        </table:table-row>
        <table:table-row table:style-name="ro1">
          <table:table-cell/>
          <table:table-cell table:style-name="Default" table:formula="of:=STDEV([.B2:.B73])" office:value-type="float" office:value="0.35710038487793" calcext:value-type="float">
            <text:p>0.3571003849</text:p>
          </table:table-cell>
          <table:table-cell table:style-name="Default" table:formula="of:=STDEV([.C2:.C73])" office:value-type="float" office:value="0.530327194367152" calcext:value-type="float">
            <text:p>0.5303271944</text:p>
          </table:table-cell>
          <table:table-cell table:style-name="Default" table:formula="of:=STDEV([.D2:.D73])" office:value-type="float" office:value="0.466474723505267" calcext:value-type="float">
            <text:p>0.4664747235</text:p>
          </table:table-cell>
          <table:table-cell table:style-name="Default" table:formula="of:=STDEV([.E2:.E73])" office:value-type="float" office:value="0.367195544319707" calcext:value-type="float">
            <text:p>0.3671955443</text:p>
          </table:table-cell>
          <table:table-cell table:style-name="Default" table:formula="of:=STDEV([.F2:.F73])" office:value-type="float" office:value="0.435502020660433" calcext:value-type="float">
            <text:p>0.4355020207</text:p>
          </table:table-cell>
          <table:table-cell table:style-name="Default" table:formula="of:=STDEV([.G2:.G73])" office:value-type="float" office:value="0.871040184194514" calcext:value-type="float">
            <text:p>0.8710401842</text:p>
          </table:table-cell>
          <table:table-cell table:style-name="Default" table:formula="of:=STDEV([.H2:.H73])" office:value-type="float" office:value="0.551851313528277" calcext:value-type="float">
            <text:p>0.5518513135</text:p>
          </table:table-cell>
          <table:table-cell table:style-name="Default" table:formula="of:=STDEV([.I2:.I73])" office:value-type="float" office:value="0.74503460994842" calcext:value-type="float">
            <text:p>0.7450346099</text:p>
          </table:table-cell>
          <table:table-cell table:style-name="Default" table:formula="of:=STDEV([.J2:.J73])" office:value-type="float" office:value="0.392085913858661" calcext:value-type="float">
            <text:p>0.3920859139</text:p>
          </table:table-cell>
          <table:table-cell table:style-name="Default" table:formula="of:=STDEV([.K2:.K73])" office:value-type="float" office:value="0.650023059408041" calcext:value-type="float">
            <text:p>0.6500230594</text:p>
          </table:table-cell>
          <table:table-cell table:style-name="Default" table:formula="of:=STDEV([.L2:.L73])" office:value-type="float" office:value="0.270117109802498" calcext:value-type="float">
            <text:p>0.2701171098</text:p>
          </table:table-cell>
          <table:table-cell table:style-name="Default"/>
        </table:table-row>
        <table:table-row table:style-name="ro1" table:number-rows-repeated="20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2dfir</text:p>
          </table:table-cell>
          <table:table-cell table:style-name="ce3" office:value-type="float" office:value="11.420491923105" calcext:value-type="float">
            <text:p>11.4204919231</text:p>
          </table:table-cell>
          <table:table-cell table:style-name="ce3" office:value-type="float" office:value="-36.6335550189915" calcext:value-type="float">
            <text:p>-36.633555019</text:p>
          </table:table-cell>
          <table:table-cell table:style-name="ce3" office:value-type="float" office:value="-12.2544107684007" calcext:value-type="float">
            <text:p>-12.2544107684</text:p>
          </table:table-cell>
          <table:table-cell table:style-name="ce3" office:value-type="float" office:value="16.3980342371915" calcext:value-type="float">
            <text:p>16.3980342372</text:p>
          </table:table-cell>
          <table:table-cell table:style-name="ce3" office:value-type="float" office:value="-31.7735368956743" calcext:value-type="float">
            <text:p>-31.7735368957</text:p>
          </table:table-cell>
          <table:table-cell table:style-name="ce3" office:value-type="float" office:value="-3.13049026906306" calcext:value-type="float">
            <text:p>-3.1304902691</text:p>
          </table:table-cell>
          <table:table-cell table:style-name="ce3" office:value-type="float" office:value="-35.1631482028943" calcext:value-type="float">
            <text:p>-35.1631482029</text:p>
          </table:table-cell>
          <table:table-cell table:style-name="ce3" office:value-type="float" office:value="29.663834686464" calcext:value-type="float">
            <text:p>29.6638346865</text:p>
          </table:table-cell>
          <table:table-cell table:style-name="ce3" office:value-type="float" office:value="-8.86277749096541" calcext:value-type="float">
            <text:p>-8.862777491</text:p>
          </table:table-cell>
          <table:table-cell table:style-name="ce3" office:value-type="float" office:value="-15.0825711534389" calcext:value-type="float">
            <text:p>-15.0825711534</text:p>
          </table:table-cell>
          <table:table-cell table:style-name="ce3" office:value-type="float" office:value="-6.66936811235785" calcext:value-type="float">
            <text:p>-6.6693681124</text:p>
          </table:table-cell>
          <table:table-cell table:style-name="ce3" office:value-type="float" office:value="-43.8147339432822" calcext:value-type="float">
            <text:p>-43.8147339433</text:p>
          </table:table-cell>
        </table:table-row>
        <calcext:conditional-formats>
          <calcext:conditional-format calcext:target-range-address="Sheet1.B2:Sheet1.M73">
            <calcext:condition calcext:apply-style-name="Untitled1" calcext:value="&lt;0" calcext:base-cell-address="Sheet1.B2"/>
            <calcext:condition calcext:apply-style-name="Untitled2" calcext:value="&gt;0" calcext:base-cell-address="Sheet1.B2"/>
          </calcext:conditional-format>
          <calcext:conditional-format calcext:target-range-address="Sheet1.B97:Sheet1.M97">
            <calcext:condition calcext:apply-style-name="Untitled1" calcext:value="&lt;0" calcext:base-cell-address="Sheet1.B97"/>
            <calcext:condition calcext:apply-style-name="Untitled2" calcext:value="&gt;0" calcext:base-cell-address="Sheet1.B97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51.158cm" svg:height="23.081cm" svg:x="0cm" svg:y="0.001cm">
            <draw:object draw:notify-on-update-of-ranges="Sheet1.B1:Sheet1.M1 Sheet1.A2:Sheet1.A2 Sheet1.B2:Sheet1.M2 Sheet1.A3:Sheet1.A3 Sheet1.B3:Sheet1.M3 Sheet1.A4:Sheet1.A4 Sheet1.B4:Sheet1.M4 Sheet1.A5:Sheet1.A5 Sheet1.B5:Sheet1.M5 Sheet1.A6:Sheet1.A6 Sheet1.B6:Sheet1.M6 Sheet1.A7:Sheet1.A7 Sheet1.B7:Sheet1.M7 Sheet1.A8:Sheet1.A8 Sheet1.B8:Sheet1.M8 Sheet1.A9:Sheet1.A9 Sheet1.B9:Sheet1.M9 Sheet1.A10:Sheet1.A10 Sheet1.B10:Sheet1.M10 Sheet1.A11:Sheet1.A11 Sheet1.B11:Sheet1.M11 Sheet1.A12:Sheet1.A12 Sheet1.B12:Sheet1.M12 Sheet1.A13:Sheet1.A13 Sheet1.B13:Sheet1.M13 Sheet1.A14:Sheet1.A14 Sheet1.B14:Sheet1.M14 Sheet1.A15:Sheet1.A15 Sheet1.B15:Sheet1.M15 Sheet1.A16:Sheet1.A16 Sheet1.B16:Sheet1.M16 Sheet1.A17:Sheet1.A17 Sheet1.B17:Sheet1.M17 Sheet1.A18:Sheet1.A18 Sheet1.B18:Sheet1.M18 Sheet1.A19:Sheet1.A19 Sheet1.B19:Sheet1.M19 Sheet1.A20:Sheet1.A20 Sheet1.B20:Sheet1.M20 Sheet1.A21:Sheet1.A21 Sheet1.B21:Sheet1.M21 Sheet1.A22:Sheet1.A22 Sheet1.B22:Sheet1.M22 Sheet1.A23:Sheet1.A23 Sheet1.B23:Sheet1.M23 Sheet1.A24:Sheet1.A24 Sheet1.B24:Sheet1.M24 Sheet1.A25:Sheet1.A25 Sheet1.B25:Sheet1.M25 Sheet1.A26:Sheet1.A26 Sheet1.B26:Sheet1.M26 Sheet1.A27:Sheet1.A27 Sheet1.B27:Sheet1.M27 Sheet1.A28:Sheet1.A28 Sheet1.B28:Sheet1.M28 Sheet1.A29:Sheet1.A29 Sheet1.B29:Sheet1.M29 Sheet1.A30:Sheet1.A30 Sheet1.B30:Sheet1.M30 Sheet1.A31:Sheet1.A31 Sheet1.B31:Sheet1.M31 Sheet1.A32:Sheet1.A32 Sheet1.B32:Sheet1.M32 Sheet1.A33:Sheet1.A33 Sheet1.B33:Sheet1.M33 Sheet1.A34:Sheet1.A34 Sheet1.B34:Sheet1.M34 Sheet1.A35:Sheet1.A35 Sheet1.B35:Sheet1.M35 Sheet1.A36:Sheet1.A36 Sheet1.B36:Sheet1.M36 Sheet1.A37:Sheet1.A37 Sheet1.B37:Sheet1.M37 Sheet1.A38:Sheet1.A38 Sheet1.B38:Sheet1.M38 Sheet1.A39:Sheet1.A39 Sheet1.B39:Sheet1.M39 Sheet1.A40:Sheet1.A40 Sheet1.B40:Sheet1.M40 Sheet1.A41:Sheet1.A41 Sheet1.B41:Sheet1.M41 Sheet1.A42:Sheet1.A42 Sheet1.B42:Sheet1.M42 Sheet1.A43:Sheet1.A43 Sheet1.B43:Sheet1.M43 Sheet1.A44:Sheet1.A44 Sheet1.B44:Sheet1.M44 Sheet1.A45:Sheet1.A45 Sheet1.B45:Sheet1.M45 Sheet1.A46:Sheet1.A46 Sheet1.B46:Sheet1.M46 Sheet1.A47:Sheet1.A47 Sheet1.B47:Sheet1.M47 Sheet1.A48:Sheet1.A48 Sheet1.B48:Sheet1.M48 Sheet1.A49:Sheet1.A49 Sheet1.B49:Sheet1.M49 Sheet1.A50:Sheet1.A50 Sheet1.B50:Sheet1.M50 Sheet1.A51:Sheet1.A51 Sheet1.B51:Sheet1.M51 Sheet1.A52:Sheet1.A52 Sheet1.B52:Sheet1.M52 Sheet1.A53:Sheet1.A53 Sheet1.B53:Sheet1.M53 Sheet1.A54:Sheet1.A54 Sheet1.B54:Sheet1.M54 Sheet1.A55:Sheet1.A55 Sheet1.B55:Sheet1.M55 Sheet1.A56:Sheet1.A56 Sheet1.B56:Sheet1.M56 Sheet1.A57:Sheet1.A57 Sheet1.B57:Sheet1.M57 Sheet1.A58:Sheet1.A58 Sheet1.B58:Sheet1.M58 Sheet1.A59:Sheet1.A59 Sheet1.B59:Sheet1.M59 Sheet1.A60:Sheet1.A60 Sheet1.B60:Sheet1.M60 Sheet1.A61:Sheet1.A61 Sheet1.B61:Sheet1.M61 Sheet1.A62:Sheet1.A62 Sheet1.B62:Sheet1.M62 Sheet1.A63:Sheet1.A63 Sheet1.B63:Sheet1.M63 Sheet1.A64:Sheet1.A64 Sheet1.B64:Sheet1.M64 Sheet1.A65:Sheet1.A65 Sheet1.B65:Sheet1.M65 Sheet1.A66:Sheet1.A66 Sheet1.B66:Sheet1.M66 Sheet1.A67:Sheet1.A67 Sheet1.B67:Sheet1.M67 Sheet1.A68:Sheet1.A68 Sheet1.B68:Sheet1.M68 Sheet1.A69:Sheet1.A69 Sheet1.B69:Sheet1.M69 Sheet1.A70:Sheet1.A70 Sheet1.B70:Sheet1.M70 Sheet1.A71:Sheet1.A71 Sheet1.B71:Sheet1.M71 Sheet1.A72:Sheet1.A72 Sheet1.B72:Sheet1.M72 Sheet1.A73:Sheet1.A73 Sheet1.B73:Sheet1.M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11:17:47.737861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1T15:10:47.748830909</dc:date>
    <meta:generator>LibreOffice/4.2.4.2$Linux_X86_64 LibreOffice_project/420m0$Build-2</meta:generator>
    <meta:editing-duration>PT1H40M39S</meta:editing-duration>
    <meta:editing-cycles>2</meta:editing-cycles>
    <meta:document-statistic meta:table-count="2" meta:cell-count="9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1.159cm" svg:height="23.082cm" xlink:href=".." xlink:type="simple" chart:class="chart:bar" chart:style-name="ch1">
        <chart:legend chart:legend-position="end" svg:x="43.906cm" svg:y="2.527cm" style:legend-expansion="high" chart:style-name="ch2"/>
        <chart:plot-area chart:style-name="ch3" table:cell-range-address="Sheet1.A1:Sheet1.M73" chart:data-source-has-labels="both" svg:x="1.473cm" svg:y="1.979cm" svg:width="40.387cm" svg:height="20.222cm">
          <chartooo:coordinate-region svg:x="2.2cm" svg:y="2.178cm" svg:width="39.66cm" svg:height="19.376cm"/>
          <chart:axis chart:dimension="x" chart:name="primary-x" chart:style-name="ch4" chartooo:axis-type="auto">
            <chartooo:date-scale/>
            <chart:categories table:cell-range-address="Sheet1.B1:Shee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M2" chart:label-cell-address="Sheet1.A2:Sheet1.A2" chart:class="chart:bar">
            <chart:data-point chart:repeated="12"/>
          </chart:series>
          <chart:series chart:style-name="ch8" chart:values-cell-range-address="Sheet1.B3:Sheet1.M3" chart:label-cell-address="Sheet1.A3:Sheet1.A3" chart:class="chart:bar">
            <chart:data-point chart:repeated="12"/>
          </chart:series>
          <chart:series chart:style-name="ch9" chart:values-cell-range-address="Sheet1.B4:Sheet1.M4" chart:label-cell-address="Sheet1.A4:Sheet1.A4" chart:class="chart:bar">
            <chart:data-point chart:repeated="12"/>
          </chart:series>
          <chart:series chart:style-name="ch10" chart:values-cell-range-address="Sheet1.B5:Sheet1.M5" chart:label-cell-address="Sheet1.A5:Sheet1.A5" chart:class="chart:bar">
            <chart:data-point chart:repeated="12"/>
          </chart:series>
          <chart:series chart:style-name="ch11" chart:values-cell-range-address="Sheet1.B6:Sheet1.M6" chart:label-cell-address="Sheet1.A6:Sheet1.A6" chart:class="chart:bar">
            <chart:data-point chart:repeated="12"/>
          </chart:series>
          <chart:series chart:style-name="ch12" chart:values-cell-range-address="Sheet1.B7:Sheet1.M7" chart:label-cell-address="Sheet1.A7:Sheet1.A7" chart:class="chart:bar">
            <chart:data-point chart:repeated="12"/>
          </chart:series>
          <chart:series chart:style-name="ch13" chart:values-cell-range-address="Sheet1.B8:Sheet1.M8" chart:label-cell-address="Sheet1.A8:Sheet1.A8" chart:class="chart:bar">
            <chart:data-point chart:repeated="12"/>
          </chart:series>
          <chart:series chart:style-name="ch14" chart:values-cell-range-address="Sheet1.B9:Sheet1.M9" chart:label-cell-address="Sheet1.A9:Sheet1.A9" chart:class="chart:bar">
            <chart:data-point chart:repeated="12"/>
          </chart:series>
          <chart:series chart:style-name="ch15" chart:values-cell-range-address="Sheet1.B10:Sheet1.M10" chart:label-cell-address="Sheet1.A10:Sheet1.A10" chart:class="chart:bar">
            <chart:data-point chart:repeated="12"/>
          </chart:series>
          <chart:series chart:style-name="ch16" chart:values-cell-range-address="Sheet1.B11:Sheet1.M11" chart:label-cell-address="Sheet1.A11:Sheet1.A11" chart:class="chart:bar">
            <chart:data-point chart:repeated="12"/>
          </chart:series>
          <chart:series chart:style-name="ch17" chart:values-cell-range-address="Sheet1.B12:Sheet1.M12" chart:label-cell-address="Sheet1.A12:Sheet1.A12" chart:class="chart:bar">
            <chart:data-point chart:repeated="12"/>
          </chart:series>
          <chart:series chart:style-name="ch18" chart:values-cell-range-address="Sheet1.B13:Sheet1.M13" chart:label-cell-address="Sheet1.A13:Sheet1.A13" chart:class="chart:bar">
            <chart:data-point chart:repeated="12"/>
          </chart:series>
          <chart:series chart:style-name="ch7" chart:values-cell-range-address="Sheet1.B14:Sheet1.M14" chart:label-cell-address="Sheet1.A14:Sheet1.A14" chart:class="chart:bar">
            <chart:data-point chart:repeated="12"/>
          </chart:series>
          <chart:series chart:style-name="ch8" chart:values-cell-range-address="Sheet1.B15:Sheet1.M15" chart:label-cell-address="Sheet1.A15:Sheet1.A15" chart:class="chart:bar">
            <chart:data-point chart:repeated="12"/>
          </chart:series>
          <chart:series chart:style-name="ch9" chart:values-cell-range-address="Sheet1.B16:Sheet1.M16" chart:label-cell-address="Sheet1.A16:Sheet1.A16" chart:class="chart:bar">
            <chart:data-point chart:repeated="12"/>
          </chart:series>
          <chart:series chart:style-name="ch10" chart:values-cell-range-address="Sheet1.B17:Sheet1.M17" chart:label-cell-address="Sheet1.A17:Sheet1.A17" chart:class="chart:bar">
            <chart:data-point chart:repeated="12"/>
          </chart:series>
          <chart:series chart:style-name="ch11" chart:values-cell-range-address="Sheet1.B18:Sheet1.M18" chart:label-cell-address="Sheet1.A18:Sheet1.A18" chart:class="chart:bar">
            <chart:data-point chart:repeated="12"/>
          </chart:series>
          <chart:series chart:style-name="ch12" chart:values-cell-range-address="Sheet1.B19:Sheet1.M19" chart:label-cell-address="Sheet1.A19:Sheet1.A19" chart:class="chart:bar">
            <chart:data-point chart:repeated="12"/>
          </chart:series>
          <chart:series chart:style-name="ch13" chart:values-cell-range-address="Sheet1.B20:Sheet1.M20" chart:label-cell-address="Sheet1.A20:Sheet1.A20" chart:class="chart:bar">
            <chart:data-point chart:repeated="12"/>
          </chart:series>
          <chart:series chart:style-name="ch14" chart:values-cell-range-address="Sheet1.B21:Sheet1.M21" chart:label-cell-address="Sheet1.A21:Sheet1.A21" chart:class="chart:bar">
            <chart:data-point chart:repeated="12"/>
          </chart:series>
          <chart:series chart:style-name="ch15" chart:values-cell-range-address="Sheet1.B22:Sheet1.M22" chart:label-cell-address="Sheet1.A22:Sheet1.A22" chart:class="chart:bar">
            <chart:data-point chart:repeated="12"/>
          </chart:series>
          <chart:series chart:style-name="ch16" chart:values-cell-range-address="Sheet1.B23:Sheet1.M23" chart:label-cell-address="Sheet1.A23:Sheet1.A23" chart:class="chart:bar">
            <chart:data-point chart:repeated="12"/>
          </chart:series>
          <chart:series chart:style-name="ch17" chart:values-cell-range-address="Sheet1.B24:Sheet1.M24" chart:label-cell-address="Sheet1.A24:Sheet1.A24" chart:class="chart:bar">
            <chart:data-point chart:repeated="12"/>
          </chart:series>
          <chart:series chart:style-name="ch18" chart:values-cell-range-address="Sheet1.B25:Sheet1.M25" chart:label-cell-address="Sheet1.A25:Sheet1.A25" chart:class="chart:bar">
            <chart:data-point chart:repeated="12"/>
          </chart:series>
          <chart:series chart:style-name="ch7" chart:values-cell-range-address="Sheet1.B26:Sheet1.M26" chart:label-cell-address="Sheet1.A26:Sheet1.A26" chart:class="chart:bar">
            <chart:data-point chart:repeated="12"/>
          </chart:series>
          <chart:series chart:style-name="ch8" chart:values-cell-range-address="Sheet1.B27:Sheet1.M27" chart:label-cell-address="Sheet1.A27:Sheet1.A27" chart:class="chart:bar">
            <chart:data-point chart:repeated="12"/>
          </chart:series>
          <chart:series chart:style-name="ch9" chart:values-cell-range-address="Sheet1.B28:Sheet1.M28" chart:label-cell-address="Sheet1.A28:Sheet1.A28" chart:class="chart:bar">
            <chart:data-point chart:repeated="12"/>
          </chart:series>
          <chart:series chart:style-name="ch10" chart:values-cell-range-address="Sheet1.B29:Sheet1.M29" chart:label-cell-address="Sheet1.A29:Sheet1.A29" chart:class="chart:bar">
            <chart:data-point chart:repeated="12"/>
          </chart:series>
          <chart:series chart:style-name="ch11" chart:values-cell-range-address="Sheet1.B30:Sheet1.M30" chart:label-cell-address="Sheet1.A30:Sheet1.A30" chart:class="chart:bar">
            <chart:data-point chart:repeated="12"/>
          </chart:series>
          <chart:series chart:style-name="ch12" chart:values-cell-range-address="Sheet1.B31:Sheet1.M31" chart:label-cell-address="Sheet1.A31:Sheet1.A31" chart:class="chart:bar">
            <chart:data-point chart:repeated="12"/>
          </chart:series>
          <chart:series chart:style-name="ch13" chart:values-cell-range-address="Sheet1.B32:Sheet1.M32" chart:label-cell-address="Sheet1.A32:Sheet1.A32" chart:class="chart:bar">
            <chart:data-point chart:repeated="12"/>
          </chart:series>
          <chart:series chart:style-name="ch14" chart:values-cell-range-address="Sheet1.B33:Sheet1.M33" chart:label-cell-address="Sheet1.A33:Sheet1.A33" chart:class="chart:bar">
            <chart:data-point chart:repeated="12"/>
          </chart:series>
          <chart:series chart:style-name="ch15" chart:values-cell-range-address="Sheet1.B34:Sheet1.M34" chart:label-cell-address="Sheet1.A34:Sheet1.A34" chart:class="chart:bar">
            <chart:data-point chart:repeated="12"/>
          </chart:series>
          <chart:series chart:style-name="ch16" chart:values-cell-range-address="Sheet1.B35:Sheet1.M35" chart:label-cell-address="Sheet1.A35:Sheet1.A35" chart:class="chart:bar">
            <chart:data-point chart:repeated="12"/>
          </chart:series>
          <chart:series chart:style-name="ch17" chart:values-cell-range-address="Sheet1.B36:Sheet1.M36" chart:label-cell-address="Sheet1.A36:Sheet1.A36" chart:class="chart:bar">
            <chart:data-point chart:repeated="12"/>
          </chart:series>
          <chart:series chart:style-name="ch18" chart:values-cell-range-address="Sheet1.B37:Sheet1.M37" chart:label-cell-address="Sheet1.A37:Sheet1.A37" chart:class="chart:bar">
            <chart:data-point chart:repeated="12"/>
          </chart:series>
          <chart:series chart:style-name="ch7" chart:values-cell-range-address="Sheet1.B38:Sheet1.M38" chart:label-cell-address="Sheet1.A38:Sheet1.A38" chart:class="chart:bar">
            <chart:data-point chart:repeated="12"/>
          </chart:series>
          <chart:series chart:style-name="ch8" chart:values-cell-range-address="Sheet1.B39:Sheet1.M39" chart:label-cell-address="Sheet1.A39:Sheet1.A39" chart:class="chart:bar">
            <chart:data-point chart:repeated="12"/>
          </chart:series>
          <chart:series chart:style-name="ch9" chart:values-cell-range-address="Sheet1.B40:Sheet1.M40" chart:label-cell-address="Sheet1.A40:Sheet1.A40" chart:class="chart:bar">
            <chart:data-point chart:repeated="12"/>
          </chart:series>
          <chart:series chart:style-name="ch10" chart:values-cell-range-address="Sheet1.B41:Sheet1.M41" chart:label-cell-address="Sheet1.A41:Sheet1.A41" chart:class="chart:bar">
            <chart:data-point chart:repeated="12"/>
          </chart:series>
          <chart:series chart:style-name="ch11" chart:values-cell-range-address="Sheet1.B42:Sheet1.M42" chart:label-cell-address="Sheet1.A42:Sheet1.A42" chart:class="chart:bar">
            <chart:data-point chart:repeated="12"/>
          </chart:series>
          <chart:series chart:style-name="ch12" chart:values-cell-range-address="Sheet1.B43:Sheet1.M43" chart:label-cell-address="Sheet1.A43:Sheet1.A43" chart:class="chart:bar">
            <chart:data-point chart:repeated="12"/>
          </chart:series>
          <chart:series chart:style-name="ch13" chart:values-cell-range-address="Sheet1.B44:Sheet1.M44" chart:label-cell-address="Sheet1.A44:Sheet1.A44" chart:class="chart:bar">
            <chart:data-point chart:repeated="12"/>
          </chart:series>
          <chart:series chart:style-name="ch14" chart:values-cell-range-address="Sheet1.B45:Sheet1.M45" chart:label-cell-address="Sheet1.A45:Sheet1.A45" chart:class="chart:bar">
            <chart:data-point chart:repeated="12"/>
          </chart:series>
          <chart:series chart:style-name="ch15" chart:values-cell-range-address="Sheet1.B46:Sheet1.M46" chart:label-cell-address="Sheet1.A46:Sheet1.A46" chart:class="chart:bar">
            <chart:data-point chart:repeated="12"/>
          </chart:series>
          <chart:series chart:style-name="ch16" chart:values-cell-range-address="Sheet1.B47:Sheet1.M47" chart:label-cell-address="Sheet1.A47:Sheet1.A47" chart:class="chart:bar">
            <chart:data-point chart:repeated="12"/>
          </chart:series>
          <chart:series chart:style-name="ch17" chart:values-cell-range-address="Sheet1.B48:Sheet1.M48" chart:label-cell-address="Sheet1.A48:Sheet1.A48" chart:class="chart:bar">
            <chart:data-point chart:repeated="12"/>
          </chart:series>
          <chart:series chart:style-name="ch18" chart:values-cell-range-address="Sheet1.B49:Sheet1.M49" chart:label-cell-address="Sheet1.A49:Sheet1.A49" chart:class="chart:bar">
            <chart:data-point chart:repeated="12"/>
          </chart:series>
          <chart:series chart:style-name="ch7" chart:values-cell-range-address="Sheet1.B50:Sheet1.M50" chart:label-cell-address="Sheet1.A50:Sheet1.A50" chart:class="chart:bar">
            <chart:data-point chart:repeated="12"/>
          </chart:series>
          <chart:series chart:style-name="ch8" chart:values-cell-range-address="Sheet1.B51:Sheet1.M51" chart:label-cell-address="Sheet1.A51:Sheet1.A51" chart:class="chart:bar">
            <chart:data-point chart:repeated="12"/>
          </chart:series>
          <chart:series chart:style-name="ch9" chart:values-cell-range-address="Sheet1.B52:Sheet1.M52" chart:label-cell-address="Sheet1.A52:Sheet1.A52" chart:class="chart:bar">
            <chart:data-point chart:repeated="12"/>
          </chart:series>
          <chart:series chart:style-name="ch10" chart:values-cell-range-address="Sheet1.B53:Sheet1.M53" chart:label-cell-address="Sheet1.A53:Sheet1.A53" chart:class="chart:bar">
            <chart:data-point chart:repeated="12"/>
          </chart:series>
          <chart:series chart:style-name="ch11" chart:values-cell-range-address="Sheet1.B54:Sheet1.M54" chart:label-cell-address="Sheet1.A54:Sheet1.A54" chart:class="chart:bar">
            <chart:data-point chart:repeated="12"/>
          </chart:series>
          <chart:series chart:style-name="ch12" chart:values-cell-range-address="Sheet1.B55:Sheet1.M55" chart:label-cell-address="Sheet1.A55:Sheet1.A55" chart:class="chart:bar">
            <chart:data-point chart:repeated="12"/>
          </chart:series>
          <chart:series chart:style-name="ch13" chart:values-cell-range-address="Sheet1.B56:Sheet1.M56" chart:label-cell-address="Sheet1.A56:Sheet1.A56" chart:class="chart:bar">
            <chart:data-point chart:repeated="12"/>
          </chart:series>
          <chart:series chart:style-name="ch14" chart:values-cell-range-address="Sheet1.B57:Sheet1.M57" chart:label-cell-address="Sheet1.A57:Sheet1.A57" chart:class="chart:bar">
            <chart:data-point chart:repeated="12"/>
          </chart:series>
          <chart:series chart:style-name="ch15" chart:values-cell-range-address="Sheet1.B58:Sheet1.M58" chart:label-cell-address="Sheet1.A58:Sheet1.A58" chart:class="chart:bar">
            <chart:data-point chart:repeated="12"/>
          </chart:series>
          <chart:series chart:style-name="ch16" chart:values-cell-range-address="Sheet1.B59:Sheet1.M59" chart:label-cell-address="Sheet1.A59:Sheet1.A59" chart:class="chart:bar">
            <chart:data-point chart:repeated="12"/>
          </chart:series>
          <chart:series chart:style-name="ch17" chart:values-cell-range-address="Sheet1.B60:Sheet1.M60" chart:label-cell-address="Sheet1.A60:Sheet1.A60" chart:class="chart:bar">
            <chart:data-point chart:repeated="12"/>
          </chart:series>
          <chart:series chart:style-name="ch18" chart:values-cell-range-address="Sheet1.B61:Sheet1.M61" chart:label-cell-address="Sheet1.A61:Sheet1.A61" chart:class="chart:bar">
            <chart:data-point chart:repeated="12"/>
          </chart:series>
          <chart:series chart:style-name="ch7" chart:values-cell-range-address="Sheet1.B62:Sheet1.M62" chart:label-cell-address="Sheet1.A62:Sheet1.A62" chart:class="chart:bar">
            <chart:data-point chart:repeated="12"/>
          </chart:series>
          <chart:series chart:style-name="ch8" chart:values-cell-range-address="Sheet1.B63:Sheet1.M63" chart:label-cell-address="Sheet1.A63:Sheet1.A63" chart:class="chart:bar">
            <chart:data-point chart:repeated="12"/>
          </chart:series>
          <chart:series chart:style-name="ch9" chart:values-cell-range-address="Sheet1.B64:Sheet1.M64" chart:label-cell-address="Sheet1.A64:Sheet1.A64" chart:class="chart:bar">
            <chart:data-point chart:repeated="12"/>
          </chart:series>
          <chart:series chart:style-name="ch10" chart:values-cell-range-address="Sheet1.B65:Sheet1.M65" chart:label-cell-address="Sheet1.A65:Sheet1.A65" chart:class="chart:bar">
            <chart:data-point chart:repeated="12"/>
          </chart:series>
          <chart:series chart:style-name="ch11" chart:values-cell-range-address="Sheet1.B66:Sheet1.M66" chart:label-cell-address="Sheet1.A66:Sheet1.A66" chart:class="chart:bar">
            <chart:data-point chart:repeated="12"/>
          </chart:series>
          <chart:series chart:style-name="ch12" chart:values-cell-range-address="Sheet1.B67:Sheet1.M67" chart:label-cell-address="Sheet1.A67:Sheet1.A67" chart:class="chart:bar">
            <chart:data-point chart:repeated="12"/>
          </chart:series>
          <chart:series chart:style-name="ch13" chart:values-cell-range-address="Sheet1.B68:Sheet1.M68" chart:label-cell-address="Sheet1.A68:Sheet1.A68" chart:class="chart:bar">
            <chart:data-point chart:repeated="12"/>
          </chart:series>
          <chart:series chart:style-name="ch14" chart:values-cell-range-address="Sheet1.B69:Sheet1.M69" chart:label-cell-address="Sheet1.A69:Sheet1.A69" chart:class="chart:bar">
            <chart:data-point chart:repeated="12"/>
          </chart:series>
          <chart:series chart:style-name="ch15" chart:values-cell-range-address="Sheet1.B70:Sheet1.M70" chart:label-cell-address="Sheet1.A70:Sheet1.A70" chart:class="chart:bar">
            <chart:data-point chart:repeated="12"/>
          </chart:series>
          <chart:series chart:style-name="ch16" chart:values-cell-range-address="Sheet1.B71:Sheet1.M71" chart:label-cell-address="Sheet1.A71:Sheet1.A71" chart:class="chart:bar">
            <chart:data-point chart:repeated="12"/>
          </chart:series>
          <chart:series chart:style-name="ch17" chart:values-cell-range-address="Sheet1.B72:Sheet1.M72" chart:label-cell-address="Sheet1.A72:Sheet1.A72" chart:class="chart:bar">
            <chart:data-point chart:repeated="12"/>
          </chart:series>
          <chart:series chart:style-name="ch18" chart:values-cell-range-address="Sheet1.B73:Sheet1.M73" chart:label-cell-address="Sheet1.A73:Sheet1.A73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rly_optimizations</text:p>
                <draw:g>
                  <svg:desc>Sheet1.B1:Sheet1.M1</svg:desc>
                </draw:g>
              </table:table-cell>
              <table:table-cell office:value-type="string">
                <text:p>ealias</text:p>
              </table:table-cell>
              <table:table-cell office:value-type="string">
                <text:p>mergephi</text:p>
              </table:table-cell>
              <table:table-cell office:value-type="string">
                <text:p>forwprop</text:p>
              </table:table-cell>
              <table:table-cell office:value-type="string">
                <text:p>copyprop</text:p>
              </table:table-cell>
              <table:table-cell office:value-type="string">
                <text:p>cddce</text:p>
              </table:table-cell>
              <table:table-cell office:value-type="string">
                <text:p>einline</text:p>
              </table:table-cell>
              <table:table-cell office:value-type="string">
                <text:p>copyrename</text:p>
              </table:table-cell>
              <table:table-cell office:value-type="string">
                <text:p>inline_param</text:p>
              </table:table-cell>
              <table:table-cell office:value-type="string">
                <text:p>esra</text:p>
              </table:table-cell>
              <table:table-cell office:value-type="string">
                <text:p>fre</text:p>
              </table:table-cell>
              <table:table-cell office:value-type="string">
                <text:p>ccp</text:p>
              </table:table-cell>
            </table:table-row>
          </table:table-header-rows>
          <table:table-rows>
            <table:table-row>
              <table:table-cell office:value-type="string">
                <text:p>gdb-advance</text:p>
                <draw:g>
                  <svg:desc>Sheet1.A2:Sheet1.A2</svg:desc>
                </draw:g>
              </table:table-cell>
              <table:table-cell office:value-type="float" office:value="0.417585174830183">
                <text:p>0.417585174830183</text:p>
                <draw:g>
                  <svg:desc>Sheet1.B2:Sheet1.M2</svg:desc>
                </draw:g>
              </table:table-cell>
              <table:table-cell office:value-type="float" office:value="0.378081995412824">
                <text:p>0.378081995412824</text:p>
              </table:table-cell>
              <table:table-cell office:value-type="float" office:value="-0.205463543620786">
                <text:p>-0.205463543620786</text:p>
              </table:table-cell>
              <table:table-cell office:value-type="float" office:value="-0.333886835574124">
                <text:p>-0.333886835574124</text:p>
              </table:table-cell>
              <table:table-cell office:value-type="float" office:value="-0.144761768595628">
                <text:p>-0.144761768595628</text:p>
              </table:table-cell>
              <table:table-cell office:value-type="float" office:value="-0.84593328702961">
                <text:p>-0.84593328702961</text:p>
              </table:table-cell>
              <table:table-cell office:value-type="float" office:value="0.406810035842303">
                <text:p>0.406810035842303</text:p>
              </table:table-cell>
              <table:table-cell office:value-type="float" office:value="0.109156630817956">
                <text:p>0.109156630817956</text:p>
              </table:table-cell>
              <table:table-cell office:value-type="float" office:value="0.0876737819606853">
                <text:p>0.0876737819606853</text:p>
              </table:table-cell>
              <table:table-cell office:value-type="float" office:value="-0.187613908444414">
                <text:p>-0.187613908444414</text:p>
              </table:table-cell>
              <table:table-cell office:value-type="float" office:value="0.0805138573294508">
                <text:p>0.0805138573294508</text:p>
              </table:table-cell>
              <table:table-cell office:value-type="float" office:value="-0.494183972025987">
                <text:p>-0.494183972025987</text:p>
              </table:table-cell>
            </table:table-row>
            <table:table-row>
              <table:table-cell office:value-type="string">
                <text:p>sglib-listinsertsort</text:p>
                <draw:g>
                  <svg:desc>Sheet1.A3:Sheet1.A3</svg:desc>
                </draw:g>
              </table:table-cell>
              <table:table-cell office:value-type="float" office:value="0.319057223693591">
                <text:p>0.319057223693591</text:p>
                <draw:g>
                  <svg:desc>Sheet1.B3:Sheet1.M3</svg:desc>
                </draw:g>
              </table:table-cell>
              <table:table-cell office:value-type="float" office:value="-0.118266375628971">
                <text:p>-0.118266375628971</text:p>
              </table:table-cell>
              <table:table-cell office:value-type="float" office:value="-0.087620764922941">
                <text:p>-0.087620764922941</text:p>
              </table:table-cell>
              <table:table-cell office:value-type="float" office:value="-0.15636654601519">
                <text:p>-0.15636654601519</text:p>
              </table:table-cell>
              <table:table-cell office:value-type="float" office:value="-0.100091492082197">
                <text:p>-0.100091492082197</text:p>
              </table:table-cell>
              <table:table-cell office:value-type="float" office:value="-0.373984134710287">
                <text:p>-0.373984134710287</text:p>
              </table:table-cell>
              <table:table-cell office:value-type="float" office:value="-0.0903686859110147">
                <text:p>-0.0903686859110147</text:p>
              </table:table-cell>
              <table:table-cell office:value-type="float" office:value="-0.0473092427524735">
                <text:p>-0.0473092427524735</text:p>
              </table:table-cell>
              <table:table-cell office:value-type="float" office:value="0.130339500172358">
                <text:p>0.130339500172358</text:p>
              </table:table-cell>
              <table:table-cell office:value-type="float" office:value="-0.211483959413659">
                <text:p>-0.211483959413659</text:p>
              </table:table-cell>
              <table:table-cell office:value-type="float" office:value="0.0284245098270974">
                <text:p>0.0284245098270974</text:p>
              </table:table-cell>
              <table:table-cell office:value-type="float" office:value="0.154845630763059">
                <text:p>0.154845630763059</text:p>
              </table:table-cell>
            </table:table-row>
            <table:table-row>
              <table:table-cell office:value-type="string">
                <text:p>cnt</text:p>
                <draw:g>
                  <svg:desc>Sheet1.A4:Sheet1.A4</svg:desc>
                </draw:g>
              </table:table-cell>
              <table:table-cell office:value-type="float" office:value="0.319421019230629">
                <text:p>0.319421019230629</text:p>
                <draw:g>
                  <svg:desc>Sheet1.B4:Sheet1.M4</svg:desc>
                </draw:g>
              </table:table-cell>
              <table:table-cell office:value-type="float" office:value="-0.0618352832527829">
                <text:p>-0.0618352832527829</text:p>
              </table:table-cell>
              <table:table-cell office:value-type="float" office:value="-0.0907321704761035">
                <text:p>-0.0907321704761035</text:p>
              </table:table-cell>
              <table:table-cell office:value-type="float" office:value="-0.0230923231077801">
                <text:p>-0.0230923231077801</text:p>
              </table:table-cell>
              <table:table-cell office:value-type="float" office:value="0.0295257798220436">
                <text:p>0.0295257798220436</text:p>
              </table:table-cell>
              <table:table-cell office:value-type="float" office:value="-0.428246214519869">
                <text:p>-0.428246214519869</text:p>
              </table:table-cell>
              <table:table-cell office:value-type="float" office:value="-0.0985569733575158">
                <text:p>-0.0985569733575158</text:p>
              </table:table-cell>
              <table:table-cell office:value-type="float" office:value="-0.0829067549934641">
                <text:p>-0.0829067549934641</text:p>
              </table:table-cell>
              <table:table-cell office:value-type="float" office:value="0.127002627467326">
                <text:p>0.127002627467326</text:p>
              </table:table-cell>
              <table:table-cell office:value-type="float" office:value="-0.31099677373429">
                <text:p>-0.31099677373429</text:p>
              </table:table-cell>
              <table:table-cell office:value-type="float" office:value="-0.0915347425535206">
                <text:p>-0.0915347425535206</text:p>
              </table:table-cell>
              <table:table-cell office:value-type="float" office:value="-0.013655235427306">
                <text:p>-0.013655235427306</text:p>
              </table:table-cell>
            </table:table-row>
            <table:table-row>
              <table:table-cell office:value-type="string">
                <text:p>gdb-async</text:p>
                <draw:g>
                  <svg:desc>Sheet1.A5:Sheet1.A5</svg:desc>
                </draw:g>
              </table:table-cell>
              <table:table-cell office:value-type="float" office:value="0.0612163692571581">
                <text:p>0.0612163692571581</text:p>
                <draw:g>
                  <svg:desc>Sheet1.B5:Sheet1.M5</svg:desc>
                </draw:g>
              </table:table-cell>
              <table:table-cell office:value-type="float" office:value="-0.207855723674173">
                <text:p>-0.207855723674173</text:p>
              </table:table-cell>
              <table:table-cell office:value-type="float" office:value="-0.0550627103089544">
                <text:p>-0.0550627103089544</text:p>
              </table:table-cell>
              <table:table-cell office:value-type="float" office:value="-0.336021505376341">
                <text:p>-0.336021505376341</text:p>
              </table:table-cell>
              <table:table-cell office:value-type="float" office:value="-0.256700180301298">
                <text:p>-0.256700180301298</text:p>
              </table:table-cell>
              <table:table-cell office:value-type="float" office:value="-0.0611789177449426">
                <text:p>-0.0611789177449426</text:p>
              </table:table-cell>
              <table:table-cell office:value-type="float" office:value="-0.201748486886359">
                <text:p>-0.201748486886359</text:p>
              </table:table-cell>
              <table:table-cell office:value-type="float" office:value="0.214421368620987">
                <text:p>0.214421368620987</text:p>
              </table:table-cell>
              <table:table-cell office:value-type="float" office:value="0.306457050044445">
                <text:p>0.306457050044445</text:p>
              </table:table-cell>
              <table:table-cell office:value-type="float" office:value="-0.585776611648405">
                <text:p>-0.585776611648405</text:p>
              </table:table-cell>
              <table:table-cell office:value-type="float" office:value="0.0183609768039843">
                <text:p>0.0183609768039843</text:p>
              </table:table-cell>
              <table:table-cell office:value-type="float" office:value="0.281905929217104">
                <text:p>0.281905929217104</text:p>
              </table:table-cell>
            </table:table-row>
            <table:table-row>
              <table:table-cell office:value-type="string">
                <text:p>stb_perlin</text:p>
                <draw:g>
                  <svg:desc>Sheet1.A6:Sheet1.A6</svg:desc>
                </draw:g>
              </table:table-cell>
              <table:table-cell office:value-type="float" office:value="0.0280404303880112">
                <text:p>0.0280404303880112</text:p>
                <draw:g>
                  <svg:desc>Sheet1.B6:Sheet1.M6</svg:desc>
                </draw:g>
              </table:table-cell>
              <table:table-cell office:value-type="float" office:value="-0.0716955675844598">
                <text:p>-0.0716955675844598</text:p>
              </table:table-cell>
              <table:table-cell office:value-type="float" office:value="-0.183698395896103">
                <text:p>-0.183698395896103</text:p>
              </table:table-cell>
              <table:table-cell office:value-type="float" office:value="-0.161568254443904">
                <text:p>-0.161568254443904</text:p>
              </table:table-cell>
              <table:table-cell office:value-type="float" office:value="0.103070926496725">
                <text:p>0.103070926496725</text:p>
              </table:table-cell>
              <table:table-cell office:value-type="float" office:value="-0.164822994436376">
                <text:p>-0.164822994436376</text:p>
              </table:table-cell>
              <table:table-cell office:value-type="float" office:value="-0.0645283240234129">
                <text:p>-0.0645283240234129</text:p>
              </table:table-cell>
              <table:table-cell office:value-type="float" office:value="0.169666833070701">
                <text:p>0.169666833070701</text:p>
              </table:table-cell>
              <table:table-cell office:value-type="float" office:value="0.314110140990382">
                <text:p>0.314110140990382</text:p>
              </table:table-cell>
              <table:table-cell office:value-type="float" office:value="-0.216233819099568">
                <text:p>-0.216233819099568</text:p>
              </table:table-cell>
              <table:table-cell office:value-type="float" office:value="0.211475136985625">
                <text:p>0.211475136985625</text:p>
              </table:table-cell>
              <table:table-cell office:value-type="float" office:value="-0.0299880373807343">
                <text:p>-0.0299880373807343</text:p>
              </table:table-cell>
            </table:table-row>
            <table:table-row>
              <table:table-cell office:value-type="string">
                <text:p>aha-mont64</text:p>
                <draw:g>
                  <svg:desc>Sheet1.A7:Sheet1.A7</svg:desc>
                </draw:g>
              </table:table-cell>
              <table:table-cell office:value-type="float" office:value="0.0976669927188649">
                <text:p>0.0976669927188649</text:p>
                <draw:g>
                  <svg:desc>Sheet1.B7:Sheet1.M7</svg:desc>
                </draw:g>
              </table:table-cell>
              <table:table-cell office:value-type="float" office:value="-0.38305596502518">
                <text:p>-0.38305596502518</text:p>
              </table:table-cell>
              <table:table-cell office:value-type="float" office:value="-0.067731104544282">
                <text:p>-0.067731104544282</text:p>
              </table:table-cell>
              <table:table-cell office:value-type="float" office:value="-0.0380301284779441">
                <text:p>-0.0380301284779441</text:p>
              </table:table-cell>
              <table:table-cell office:value-type="float" office:value="-0.186891748261715">
                <text:p>-0.186891748261715</text:p>
              </table:table-cell>
              <table:table-cell office:value-type="float" office:value="-0.275687493833017">
                <text:p>-0.275687493833017</text:p>
              </table:table-cell>
              <table:table-cell office:value-type="float" office:value="-0.151737070242233">
                <text:p>-0.151737070242233</text:p>
              </table:table-cell>
              <table:table-cell office:value-type="float" office:value="-0.042634357647302">
                <text:p>-0.042634357647302</text:p>
              </table:table-cell>
              <table:table-cell office:value-type="float" office:value="0.347097929394149">
                <text:p>0.347097929394149</text:p>
              </table:table-cell>
              <table:table-cell office:value-type="float" office:value="-0.00564601142722737">
                <text:p>-0.00564601142722737</text:p>
              </table:table-cell>
              <table:table-cell office:value-type="float" office:value="-0.134080899930805">
                <text:p>-0.134080899930805</text:p>
              </table:table-cell>
              <table:table-cell office:value-type="float" office:value="0.129946304224508">
                <text:p>0.129946304224508</text:p>
              </table:table-cell>
            </table:table-row>
            <table:table-row>
              <table:table-cell office:value-type="string">
                <text:p>aha-compress</text:p>
                <draw:g>
                  <svg:desc>Sheet1.A8:Sheet1.A8</svg:desc>
                </draw:g>
              </table:table-cell>
              <table:table-cell office:value-type="float" office:value="0.166199518046487">
                <text:p>0.166199518046487</text:p>
                <draw:g>
                  <svg:desc>Sheet1.B8:Sheet1.M8</svg:desc>
                </draw:g>
              </table:table-cell>
              <table:table-cell office:value-type="float" office:value="-0.0761069340016612">
                <text:p>-0.0761069340016612</text:p>
              </table:table-cell>
              <table:table-cell office:value-type="float" office:value="-0.184778370326583">
                <text:p>-0.184778370326583</text:p>
              </table:table-cell>
              <table:table-cell office:value-type="float" office:value="-0.176602911484773">
                <text:p>-0.176602911484773</text:p>
              </table:table-cell>
              <table:table-cell office:value-type="float" office:value="0.204379904009226">
                <text:p>0.204379904009226</text:p>
              </table:table-cell>
              <table:table-cell office:value-type="float" office:value="-0.411422413972856">
                <text:p>-0.411422413972856</text:p>
              </table:table-cell>
              <table:table-cell office:value-type="float" office:value="-0.305830302150327">
                <text:p>-0.305830302150327</text:p>
              </table:table-cell>
              <table:table-cell office:value-type="float" office:value="-0.0525542273567722">
                <text:p>-0.0525542273567722</text:p>
              </table:table-cell>
              <table:table-cell office:value-type="float" office:value="0.275588376581096">
                <text:p>0.275588376581096</text:p>
              </table:table-cell>
              <table:table-cell office:value-type="float" office:value="0.206222308485144">
                <text:p>0.206222308485144</text:p>
              </table:table-cell>
              <table:table-cell office:value-type="float" office:value="0.108454246857576">
                <text:p>0.108454246857576</text:p>
              </table:table-cell>
              <table:table-cell office:value-type="float" office:value="0.303918294441682">
                <text:p>0.303918294441682</text:p>
              </table:table-cell>
            </table:table-row>
            <table:table-row>
              <table:table-cell office:value-type="string">
                <text:p>nettle-arcfour</text:p>
                <draw:g>
                  <svg:desc>Sheet1.A9:Sheet1.A9</svg:desc>
                </draw:g>
              </table:table-cell>
              <table:table-cell office:value-type="float" office:value="0.361662462628492">
                <text:p>0.361662462628492</text:p>
                <draw:g>
                  <svg:desc>Sheet1.B9:Sheet1.M9</svg:desc>
                </draw:g>
              </table:table-cell>
              <table:table-cell office:value-type="float" office:value="-0.188867019404388">
                <text:p>-0.188867019404388</text:p>
              </table:table-cell>
              <table:table-cell office:value-type="float" office:value="-0.0655121316481946">
                <text:p>-0.0655121316481946</text:p>
              </table:table-cell>
              <table:table-cell office:value-type="float" office:value="0.00624148981078324">
                <text:p>0.00624148981078324</text:p>
              </table:table-cell>
              <table:table-cell office:value-type="float" office:value="-0.1089989822384">
                <text:p>-0.1089989822384</text:p>
              </table:table-cell>
              <table:table-cell office:value-type="float" office:value="-0.43266772429886">
                <text:p>-0.43266772429886</text:p>
              </table:table-cell>
              <table:table-cell office:value-type="float" office:value="-0.116053555350754">
                <text:p>-0.116053555350754</text:p>
              </table:table-cell>
              <table:table-cell office:value-type="float" office:value="-0.015273581876665">
                <text:p>-0.015273581876665</text:p>
              </table:table-cell>
              <table:table-cell office:value-type="float" office:value="0.301184753241487">
                <text:p>0.301184753241487</text:p>
              </table:table-cell>
              <table:table-cell office:value-type="float" office:value="-0.221320787993906">
                <text:p>-0.221320787993906</text:p>
              </table:table-cell>
              <table:table-cell office:value-type="float" office:value="0.0436986110084339">
                <text:p>0.0436986110084339</text:p>
              </table:table-cell>
              <table:table-cell office:value-type="float" office:value="0.0670342597643409">
                <text:p>0.0670342597643409</text:p>
              </table:table-cell>
            </table:table-row>
            <table:table-row>
              <table:table-cell office:value-type="string">
                <text:p>fdct</text:p>
                <draw:g>
                  <svg:desc>Sheet1.A10:Sheet1.A10</svg:desc>
                </draw:g>
              </table:table-cell>
              <table:table-cell office:value-type="float" office:value="0.102010436452357">
                <text:p>0.102010436452357</text:p>
                <draw:g>
                  <svg:desc>Sheet1.B10:Sheet1.M10</svg:desc>
                </draw:g>
              </table:table-cell>
              <table:table-cell office:value-type="float" office:value="-0.410220050138012">
                <text:p>-0.410220050138012</text:p>
              </table:table-cell>
              <table:table-cell office:value-type="float" office:value="-0.144452042690197">
                <text:p>-0.144452042690197</text:p>
              </table:table-cell>
              <table:table-cell office:value-type="float" office:value="-0.0395145400438446">
                <text:p>-0.0395145400438446</text:p>
              </table:table-cell>
              <table:table-cell office:value-type="float" office:value="-0.0833159118019838">
                <text:p>-0.0833159118019838</text:p>
              </table:table-cell>
              <table:table-cell office:value-type="float" office:value="-0.325643629798027">
                <text:p>-0.325643629798027</text:p>
              </table:table-cell>
              <table:table-cell office:value-type="float" office:value="-0.011533094213871">
                <text:p>-0.011533094213871</text:p>
              </table:table-cell>
              <table:table-cell office:value-type="float" office:value="-0.0215273666648942">
                <text:p>-0.0215273666648942</text:p>
              </table:table-cell>
              <table:table-cell office:value-type="float" office:value="0.353093962740279">
                <text:p>0.353093962740279</text:p>
              </table:table-cell>
              <table:table-cell office:value-type="float" office:value="-0.167637123248636">
                <text:p>-0.167637123248636</text:p>
              </table:table-cell>
              <table:table-cell office:value-type="float" office:value="0.0853862574280403">
                <text:p>0.0853862574280403</text:p>
              </table:table-cell>
              <table:table-cell office:value-type="float" office:value="0.15944667693732">
                <text:p>0.15944667693732</text:p>
              </table:table-cell>
            </table:table-row>
            <table:table-row>
              <table:table-cell office:value-type="string">
                <text:p>statemate</text:p>
                <draw:g>
                  <svg:desc>Sheet1.A11:Sheet1.A11</svg:desc>
                </draw:g>
              </table:table-cell>
              <table:table-cell office:value-type="float" office:value="-0.0552130044842901">
                <text:p>-0.0552130044842901</text:p>
                <draw:g>
                  <svg:desc>Sheet1.B11:Sheet1.M11</svg:desc>
                </draw:g>
              </table:table-cell>
              <table:table-cell office:value-type="float" office:value="-0.219830072753947">
                <text:p>-0.219830072753947</text:p>
              </table:table-cell>
              <table:table-cell office:value-type="float" office:value="-0.0557733862853537">
                <text:p>-0.0557733862853537</text:p>
              </table:table-cell>
              <table:table-cell office:value-type="float" office:value="-0.0193420344456209">
                <text:p>-0.0193420344456209</text:p>
              </table:table-cell>
              <table:table-cell office:value-type="float" office:value="-0.258425424806043">
                <text:p>-0.258425424806043</text:p>
              </table:table-cell>
              <table:table-cell office:value-type="float" office:value="-0.219270610177175">
                <text:p>-0.219270610177175</text:p>
              </table:table-cell>
              <table:table-cell office:value-type="float" office:value="-0.0709025076507614">
                <text:p>-0.0709025076507614</text:p>
              </table:table-cell>
              <table:table-cell office:value-type="float" office:value="-0.244443324429185">
                <text:p>-0.244443324429185</text:p>
              </table:table-cell>
              <table:table-cell office:value-type="float" office:value="0.076002759657389">
                <text:p>0.076002759657389</text:p>
              </table:table-cell>
              <table:table-cell office:value-type="float" office:value="-0.154351680920611">
                <text:p>-0.154351680920611</text:p>
              </table:table-cell>
              <table:table-cell office:value-type="float" office:value="-0.0468069005143233">
                <text:p>-0.0468069005143233</text:p>
              </table:table-cell>
              <table:table-cell office:value-type="float" office:value="0.136621986320958">
                <text:p>0.136621986320958</text:p>
              </table:table-cell>
            </table:table-row>
            <table:table-row>
              <table:table-cell office:value-type="string">
                <text:p>bsort100</text:p>
                <draw:g>
                  <svg:desc>Sheet1.A12:Sheet1.A12</svg:desc>
                </draw:g>
              </table:table-cell>
              <table:table-cell office:value-type="float" office:value="0.211806499188971">
                <text:p>0.211806499188971</text:p>
                <draw:g>
                  <svg:desc>Sheet1.B12:Sheet1.M12</svg:desc>
                </draw:g>
              </table:table-cell>
              <table:table-cell office:value-type="float" office:value="-0.0830427226816322">
                <text:p>-0.0830427226816322</text:p>
              </table:table-cell>
              <table:table-cell office:value-type="float" office:value="-0.132462377653049">
                <text:p>-0.132462377653049</text:p>
              </table:table-cell>
              <table:table-cell office:value-type="float" office:value="-0.0328210041982999">
                <text:p>-0.0328210041982999</text:p>
              </table:table-cell>
              <table:table-cell office:value-type="float" office:value="-0.0962547719197535">
                <text:p>-0.0962547719197535</text:p>
              </table:table-cell>
              <table:table-cell office:value-type="float" office:value="-0.279488872490032">
                <text:p>-0.279488872490032</text:p>
              </table:table-cell>
              <table:table-cell office:value-type="float" office:value="-0.146289289012321">
                <text:p>-0.146289289012321</text:p>
              </table:table-cell>
              <table:table-cell office:value-type="float" office:value="-0.0185117487379917">
                <text:p>-0.0185117487379917</text:p>
              </table:table-cell>
              <table:table-cell office:value-type="float" office:value="0.0778179231797113">
                <text:p>0.0778179231797113</text:p>
              </table:table-cell>
              <table:table-cell office:value-type="float" office:value="-0.152503008086841">
                <text:p>-0.152503008086841</text:p>
              </table:table-cell>
              <table:table-cell office:value-type="float" office:value="-0.00902296110248178">
                <text:p>-0.00902296110248178</text:p>
              </table:table-cell>
              <table:table-cell office:value-type="float" office:value="0.0046673683277013">
                <text:p>0.0046673683277013</text:p>
              </table:table-cell>
            </table:table-row>
            <table:table-row>
              <table:table-cell office:value-type="string">
                <text:p>sglib-arraysort1</text:p>
                <draw:g>
                  <svg:desc>Sheet1.A13:Sheet1.A13</svg:desc>
                </draw:g>
              </table:table-cell>
              <table:table-cell office:value-type="float" office:value="0.135869250084308">
                <text:p>0.135869250084308</text:p>
                <draw:g>
                  <svg:desc>Sheet1.B13:Sheet1.M13</svg:desc>
                </draw:g>
              </table:table-cell>
              <table:table-cell office:value-type="float" office:value="-0.0626074835174403">
                <text:p>-0.0626074835174403</text:p>
              </table:table-cell>
              <table:table-cell office:value-type="float" office:value="-0.111609521418006">
                <text:p>-0.111609521418006</text:p>
              </table:table-cell>
              <table:table-cell office:value-type="float" office:value="-0.0690004161341347">
                <text:p>-0.0690004161341347</text:p>
              </table:table-cell>
              <table:table-cell office:value-type="float" office:value="-0.0742812260341213">
                <text:p>-0.0742812260341213</text:p>
              </table:table-cell>
              <table:table-cell office:value-type="float" office:value="-0.350901548122301">
                <text:p>-0.350901548122301</text:p>
              </table:table-cell>
              <table:table-cell office:value-type="float" office:value="-0.310335347311778">
                <text:p>-0.310335347311778</text:p>
              </table:table-cell>
              <table:table-cell office:value-type="float" office:value="0.167717822071569">
                <text:p>0.167717822071569</text:p>
              </table:table-cell>
              <table:table-cell office:value-type="float" office:value="0.158895774114696">
                <text:p>0.158895774114696</text:p>
              </table:table-cell>
              <table:table-cell office:value-type="float" office:value="-0.121888563924807">
                <text:p>-0.121888563924807</text:p>
              </table:table-cell>
              <table:table-cell office:value-type="float" office:value="0.149888801158636">
                <text:p>0.149888801158636</text:p>
              </table:table-cell>
              <table:table-cell office:value-type="float" office:value="0.258676669016869">
                <text:p>0.258676669016869</text:p>
              </table:table-cell>
            </table:table-row>
            <table:table-row>
              <table:table-cell office:value-type="string">
                <text:p>fasta</text:p>
                <draw:g>
                  <svg:desc>Sheet1.A14:Sheet1.A14</svg:desc>
                </draw:g>
              </table:table-cell>
              <table:table-cell office:value-type="float" office:value="0.379553589138081">
                <text:p>0.379553589138081</text:p>
                <draw:g>
                  <svg:desc>Sheet1.B14:Sheet1.M14</svg:desc>
                </draw:g>
              </table:table-cell>
              <table:table-cell office:value-type="float" office:value="-0.121605607645442">
                <text:p>-0.121605607645442</text:p>
              </table:table-cell>
              <table:table-cell office:value-type="float" office:value="-0.0177950915895341">
                <text:p>-0.0177950915895341</text:p>
              </table:table-cell>
              <table:table-cell office:value-type="float" office:value="0.00262125006035652">
                <text:p>0.00262125006035652</text:p>
              </table:table-cell>
              <table:table-cell office:value-type="float" office:value="-0.000827748902363635">
                <text:p>-0.000827748902363635</text:p>
              </table:table-cell>
              <table:table-cell office:value-type="float" office:value="-0.550042064872747">
                <text:p>-0.550042064872747</text:p>
              </table:table-cell>
              <table:table-cell office:value-type="float" office:value="-0.152603776081854">
                <text:p>-0.152603776081854</text:p>
              </table:table-cell>
              <table:table-cell office:value-type="float" office:value="-0.186484106123644">
                <text:p>-0.186484106123644</text:p>
              </table:table-cell>
              <table:table-cell office:value-type="float" office:value="0.233975476773372">
                <text:p>0.233975476773372</text:p>
              </table:table-cell>
              <table:table-cell office:value-type="float" office:value="-0.330553698103955">
                <text:p>-0.330553698103955</text:p>
              </table:table-cell>
              <table:table-cell office:value-type="float" office:value="0.0222138211359786">
                <text:p>0.0222138211359786</text:p>
              </table:table-cell>
              <table:table-cell office:value-type="float" office:value="0.118991170220186">
                <text:p>0.118991170220186</text:p>
              </table:table-cell>
            </table:table-row>
            <table:table-row>
              <table:table-cell office:value-type="string">
                <text:p>gdb-arrayidx</text:p>
                <draw:g>
                  <svg:desc>Sheet1.A15:Sheet1.A15</svg:desc>
                </draw:g>
              </table:table-cell>
              <table:table-cell office:value-type="float" office:value="-0.17993702204229">
                <text:p>-0.17993702204229</text:p>
                <draw:g>
                  <svg:desc>Sheet1.B15:Sheet1.M15</svg:desc>
                </draw:g>
              </table:table-cell>
              <table:table-cell office:value-type="float" office:value="-3.8202495307497">
                <text:p>-3.8202495307497</text:p>
              </table:table-cell>
              <table:table-cell office:value-type="float" office:value="-3.75524629997793">
                <text:p>-3.75524629997793</text:p>
              </table:table-cell>
              <table:table-cell office:value-type="float" office:value="1.06370940364375">
                <text:p>1.06370940364375</text:p>
              </table:table-cell>
              <table:table-cell office:value-type="float" office:value="0.0000000000000195263786129762">
                <text:p>0.0000000000000195263786129762</text:p>
              </table:table-cell>
              <table:table-cell office:value-type="float" office:value="1.47409003288355">
                <text:p>1.47409003288355</text:p>
              </table:table-cell>
              <table:table-cell office:value-type="float" office:value="-1.91750278706801">
                <text:p>-1.91750278706801</text:p>
              </table:table-cell>
              <table:table-cell office:value-type="float" office:value="-3.95012688955093">
                <text:p>-3.95012688955093</text:p>
              </table:table-cell>
              <table:table-cell office:value-type="float" office:value="2.41512873091821">
                <text:p>2.41512873091821</text:p>
              </table:table-cell>
              <table:table-cell office:value-type="float" office:value="4.08913393062257">
                <text:p>4.08913393062257</text:p>
              </table:table-cell>
              <table:table-cell office:value-type="float" office:value="-0.090009000900102">
                <text:p>-0.090009000900102</text:p>
              </table:table-cell>
              <table:table-cell office:value-type="float" office:value="-3.08101518342015">
                <text:p>-3.08101518342015</text:p>
              </table:table-cell>
            </table:table-row>
            <table:table-row>
              <table:table-cell office:value-type="string">
                <text:p>edn</text:p>
                <draw:g>
                  <svg:desc>Sheet1.A16:Sheet1.A16</svg:desc>
                </draw:g>
              </table:table-cell>
              <table:table-cell office:value-type="float" office:value="0.191874923867968">
                <text:p>0.191874923867968</text:p>
                <draw:g>
                  <svg:desc>Sheet1.B16:Sheet1.M16</svg:desc>
                </draw:g>
              </table:table-cell>
              <table:table-cell office:value-type="float" office:value="-0.179981256389899">
                <text:p>-0.179981256389899</text:p>
              </table:table-cell>
              <table:table-cell office:value-type="float" office:value="-0.206578202450158">
                <text:p>-0.206578202450158</text:p>
              </table:table-cell>
              <table:table-cell office:value-type="float" office:value="-0.209946643737571">
                <text:p>-0.209946643737571</text:p>
              </table:table-cell>
              <table:table-cell office:value-type="float" office:value="-0.0634031507991642">
                <text:p>-0.0634031507991642</text:p>
              </table:table-cell>
              <table:table-cell office:value-type="float" office:value="-0.203741532214398">
                <text:p>-0.203741532214398</text:p>
              </table:table-cell>
              <table:table-cell office:value-type="float" office:value="-0.139540333547528">
                <text:p>-0.139540333547528</text:p>
              </table:table-cell>
              <table:table-cell office:value-type="float" office:value="0.0648655372954534">
                <text:p>0.0648655372954534</text:p>
              </table:table-cell>
              <table:table-cell office:value-type="float" office:value="0.205047585088981">
                <text:p>0.205047585088981</text:p>
              </table:table-cell>
              <table:table-cell office:value-type="float" office:value="-0.165261236122097">
                <text:p>-0.165261236122097</text:p>
              </table:table-cell>
              <table:table-cell office:value-type="float" office:value="0.101670994793788">
                <text:p>0.101670994793788</text:p>
              </table:table-cell>
              <table:table-cell office:value-type="float" office:value="0.0426465753911523">
                <text:p>0.0426465753911523</text:p>
              </table:table-cell>
            </table:table-row>
            <table:table-row>
              <table:table-cell office:value-type="string">
                <text:p>levenshtein</text:p>
                <draw:g>
                  <svg:desc>Sheet1.A17:Sheet1.A17</svg:desc>
                </draw:g>
              </table:table-cell>
              <table:table-cell office:value-type="float" office:value="0.285189067340012">
                <text:p>0.285189067340012</text:p>
                <draw:g>
                  <svg:desc>Sheet1.B17:Sheet1.M17</svg:desc>
                </draw:g>
              </table:table-cell>
              <table:table-cell office:value-type="float" office:value="-0.248264171799688">
                <text:p>-0.248264171799688</text:p>
              </table:table-cell>
              <table:table-cell office:value-type="float" office:value="-0.201254082321378">
                <text:p>-0.201254082321378</text:p>
              </table:table-cell>
              <table:table-cell office:value-type="float" office:value="-0.189689440465092">
                <text:p>-0.189689440465092</text:p>
              </table:table-cell>
              <table:table-cell office:value-type="float" office:value="0.0308899852111381">
                <text:p>0.0308899852111381</text:p>
              </table:table-cell>
              <table:table-cell office:value-type="float" office:value="-0.362254593668057">
                <text:p>-0.362254593668057</text:p>
              </table:table-cell>
              <table:table-cell office:value-type="float" office:value="-0.31275015120724">
                <text:p>-0.31275015120724</text:p>
              </table:table-cell>
              <table:table-cell office:value-type="float" office:value="0.0640487503462396">
                <text:p>0.0640487503462396</text:p>
              </table:table-cell>
              <table:table-cell office:value-type="float" office:value="0.283821976685881">
                <text:p>0.283821976685881</text:p>
              </table:table-cell>
              <table:table-cell office:value-type="float" office:value="-0.060431555407723">
                <text:p>-0.060431555407723</text:p>
              </table:table-cell>
              <table:table-cell office:value-type="float" office:value="0.0846826297898824">
                <text:p>0.0846826297898824</text:p>
              </table:table-cell>
              <table:table-cell office:value-type="float" office:value="-0.00881787259239355">
                <text:p>-0.00881787259239355</text:p>
              </table:table-cell>
            </table:table-row>
            <table:table-row>
              <table:table-cell office:value-type="string">
                <text:p>nettle-md5</text:p>
                <draw:g>
                  <svg:desc>Sheet1.A18:Sheet1.A18</svg:desc>
                </draw:g>
              </table:table-cell>
              <table:table-cell office:value-type="float" office:value="0.139265521485606">
                <text:p>0.139265521485606</text:p>
                <draw:g>
                  <svg:desc>Sheet1.B18:Sheet1.M18</svg:desc>
                </draw:g>
              </table:table-cell>
              <table:table-cell office:value-type="float" office:value="-0.277787519461866">
                <text:p>-0.277787519461866</text:p>
              </table:table-cell>
              <table:table-cell office:value-type="float" office:value="-0.150489335170123">
                <text:p>-0.150489335170123</text:p>
              </table:table-cell>
              <table:table-cell office:value-type="float" office:value="-0.0302139720839215">
                <text:p>-0.0302139720839215</text:p>
              </table:table-cell>
              <table:table-cell office:value-type="float" office:value="-0.0137199080766296">
                <text:p>-0.0137199080766296</text:p>
              </table:table-cell>
              <table:table-cell office:value-type="float" office:value="-0.510448887089446">
                <text:p>-0.510448887089446</text:p>
              </table:table-cell>
              <table:table-cell office:value-type="float" office:value="-0.110685564839223">
                <text:p>-0.110685564839223</text:p>
              </table:table-cell>
              <table:table-cell office:value-type="float" office:value="-0.0213957020770968">
                <text:p>-0.0213957020770968</text:p>
              </table:table-cell>
              <table:table-cell office:value-type="float" office:value="0.230907226643942">
                <text:p>0.230907226643942</text:p>
              </table:table-cell>
              <table:table-cell office:value-type="float" office:value="-0.167123918141926">
                <text:p>-0.167123918141926</text:p>
              </table:table-cell>
              <table:table-cell office:value-type="float" office:value="0.299365933138354">
                <text:p>0.299365933138354</text:p>
              </table:table-cell>
              <table:table-cell office:value-type="float" office:value="0.280526932630193">
                <text:p>0.280526932630193</text:p>
              </table:table-cell>
            </table:table-row>
            <table:table-row>
              <table:table-cell office:value-type="string">
                <text:p>crc</text:p>
                <draw:g>
                  <svg:desc>Sheet1.A19:Sheet1.A19</svg:desc>
                </draw:g>
              </table:table-cell>
              <table:table-cell office:value-type="float" office:value="0.138841044032266">
                <text:p>0.138841044032266</text:p>
                <draw:g>
                  <svg:desc>Sheet1.B19:Sheet1.M19</svg:desc>
                </draw:g>
              </table:table-cell>
              <table:table-cell office:value-type="float" office:value="-0.339739158727433">
                <text:p>-0.339739158727433</text:p>
              </table:table-cell>
              <table:table-cell office:value-type="float" office:value="-0.27958500122539">
                <text:p>-0.27958500122539</text:p>
              </table:table-cell>
              <table:table-cell office:value-type="float" office:value="-0.173411311753251">
                <text:p>-0.173411311753251</text:p>
              </table:table-cell>
              <table:table-cell office:value-type="float" office:value="0.075552782522566">
                <text:p>0.075552782522566</text:p>
              </table:table-cell>
              <table:table-cell office:value-type="float" office:value="-0.399074877811883">
                <text:p>-0.399074877811883</text:p>
              </table:table-cell>
              <table:table-cell office:value-type="float" office:value="-0.0246045280183873">
                <text:p>-0.0246045280183873</text:p>
              </table:table-cell>
              <table:table-cell office:value-type="float" office:value="-0.0455397838430624">
                <text:p>-0.0455397838430624</text:p>
              </table:table-cell>
              <table:table-cell office:value-type="float" office:value="0.363227241256327">
                <text:p>0.363227241256327</text:p>
              </table:table-cell>
              <table:table-cell office:value-type="float" office:value="-0.221092426701846">
                <text:p>-0.221092426701846</text:p>
              </table:table-cell>
              <table:table-cell office:value-type="float" office:value="0.219745805076173">
                <text:p>0.219745805076173</text:p>
              </table:table-cell>
              <table:table-cell office:value-type="float" office:value="0.0945481593228153">
                <text:p>0.0945481593228153</text:p>
              </table:table-cell>
            </table:table-row>
            <table:table-row>
              <table:table-cell office:value-type="string">
                <text:p>cover</text:p>
                <draw:g>
                  <svg:desc>Sheet1.A20:Sheet1.A20</svg:desc>
                </draw:g>
              </table:table-cell>
              <table:table-cell office:value-type="float" office:value="0.185195027125159">
                <text:p>0.185195027125159</text:p>
                <draw:g>
                  <svg:desc>Sheet1.B20:Sheet1.M20</svg:desc>
                </draw:g>
              </table:table-cell>
              <table:table-cell office:value-type="float" office:value="-0.158757366505078">
                <text:p>-0.158757366505078</text:p>
              </table:table-cell>
              <table:table-cell office:value-type="float" office:value="-0.268311943430141">
                <text:p>-0.268311943430141</text:p>
              </table:table-cell>
              <table:table-cell office:value-type="float" office:value="-0.102955752703744">
                <text:p>-0.102955752703744</text:p>
              </table:table-cell>
              <table:table-cell office:value-type="float" office:value="0.133976595375964">
                <text:p>0.133976595375964</text:p>
              </table:table-cell>
              <table:table-cell office:value-type="float" office:value="-0.293075489981758">
                <text:p>-0.293075489981758</text:p>
              </table:table-cell>
              <table:table-cell office:value-type="float" office:value="-0.0208283134375388">
                <text:p>-0.0208283134375388</text:p>
              </table:table-cell>
              <table:table-cell office:value-type="float" office:value="-0.0554508875817221">
                <text:p>-0.0554508875817221</text:p>
              </table:table-cell>
              <table:table-cell office:value-type="float" office:value="0.284925222467464">
                <text:p>0.284925222467464</text:p>
              </table:table-cell>
              <table:table-cell office:value-type="float" office:value="-0.265216068292127">
                <text:p>-0.265216068292127</text:p>
              </table:table-cell>
              <table:table-cell office:value-type="float" office:value="0.0844194954280133">
                <text:p>0.0844194954280133</text:p>
              </table:table-cell>
              <table:table-cell office:value-type="float" office:value="-0.0142944076193306">
                <text:p>-0.0142944076193306</text:p>
              </table:table-cell>
            </table:table-row>
            <table:table-row>
              <table:table-cell office:value-type="string">
                <text:p>insertsort</text:p>
                <draw:g>
                  <svg:desc>Sheet1.A21:Sheet1.A21</svg:desc>
                </draw:g>
              </table:table-cell>
              <table:table-cell office:value-type="float" office:value="0.19107024657376">
                <text:p>0.19107024657376</text:p>
                <draw:g>
                  <svg:desc>Sheet1.B21:Sheet1.M21</svg:desc>
                </draw:g>
              </table:table-cell>
              <table:table-cell office:value-type="float" office:value="-0.295245492161524">
                <text:p>-0.295245492161524</text:p>
              </table:table-cell>
              <table:table-cell office:value-type="float" office:value="-0.276148143871287">
                <text:p>-0.276148143871287</text:p>
              </table:table-cell>
              <table:table-cell office:value-type="float" office:value="-0.203508835261619">
                <text:p>-0.203508835261619</text:p>
              </table:table-cell>
              <table:table-cell office:value-type="float" office:value="-0.210360455483187">
                <text:p>-0.210360455483187</text:p>
              </table:table-cell>
              <table:table-cell office:value-type="float" office:value="-0.435481021284577">
                <text:p>-0.435481021284577</text:p>
              </table:table-cell>
              <table:table-cell office:value-type="float" office:value="-0.310376646254511">
                <text:p>-0.310376646254511</text:p>
              </table:table-cell>
              <table:table-cell office:value-type="float" office:value="-0.0546406137811726">
                <text:p>-0.0546406137811726</text:p>
              </table:table-cell>
              <table:table-cell office:value-type="float" office:value="0.170254549991824">
                <text:p>0.170254549991824</text:p>
              </table:table-cell>
              <table:table-cell office:value-type="float" office:value="-0.175917292696948">
                <text:p>-0.175917292696948</text:p>
              </table:table-cell>
              <table:table-cell office:value-type="float" office:value="-0.0252016129032184">
                <text:p>-0.0252016129032184</text:p>
              </table:table-cell>
              <table:table-cell office:value-type="float" office:value="0.0340638846924015">
                <text:p>0.0340638846924015</text:p>
              </table:table-cell>
            </table:table-row>
            <table:table-row>
              <table:table-cell office:value-type="string">
                <text:p>ctl-string</text:p>
                <draw:g>
                  <svg:desc>Sheet1.A22:Sheet1.A22</svg:desc>
                </draw:g>
              </table:table-cell>
              <table:table-cell office:value-type="float" office:value="0.215985154188588">
                <text:p>0.215985154188588</text:p>
                <draw:g>
                  <svg:desc>Sheet1.B22:Sheet1.M22</svg:desc>
                </draw:g>
              </table:table-cell>
              <table:table-cell office:value-type="float" office:value="-0.0797617831397756">
                <text:p>-0.0797617831397756</text:p>
              </table:table-cell>
              <table:table-cell office:value-type="float" office:value="-0.076388895397807">
                <text:p>-0.076388895397807</text:p>
              </table:table-cell>
              <table:table-cell office:value-type="float" office:value="-0.200735687395617">
                <text:p>-0.200735687395617</text:p>
              </table:table-cell>
              <table:table-cell office:value-type="float" office:value="-0.14794465614343">
                <text:p>-0.14794465614343</text:p>
              </table:table-cell>
              <table:table-cell office:value-type="float" office:value="-0.303055836422888">
                <text:p>-0.303055836422888</text:p>
              </table:table-cell>
              <table:table-cell office:value-type="float" office:value="-0.202981495618639">
                <text:p>-0.202981495618639</text:p>
              </table:table-cell>
              <table:table-cell office:value-type="float" office:value="0.0347926880961813">
                <text:p>0.0347926880961813</text:p>
              </table:table-cell>
              <table:table-cell office:value-type="float" office:value="0.228577543640941">
                <text:p>0.228577543640941</text:p>
              </table:table-cell>
              <table:table-cell office:value-type="float" office:value="-0.195682434293251">
                <text:p>-0.195682434293251</text:p>
              </table:table-cell>
              <table:table-cell office:value-type="float" office:value="0.079450096522022">
                <text:p>0.079450096522022</text:p>
              </table:table-cell>
              <table:table-cell office:value-type="float" office:value="0.136896071580047">
                <text:p>0.136896071580047</text:p>
              </table:table-cell>
            </table:table-row>
            <table:table-row>
              <table:table-cell office:value-type="string">
                <text:p>sqrt</text:p>
                <draw:g>
                  <svg:desc>Sheet1.A23:Sheet1.A23</svg:desc>
                </draw:g>
              </table:table-cell>
              <table:table-cell office:value-type="float" office:value="-0.127314814814825">
                <text:p>-0.127314814814825</text:p>
                <draw:g>
                  <svg:desc>Sheet1.B23:Sheet1.M23</svg:desc>
                </draw:g>
              </table:table-cell>
              <table:table-cell office:value-type="float" office:value="-0.211400925536412">
                <text:p>-0.211400925536412</text:p>
              </table:table-cell>
              <table:table-cell office:value-type="float" office:value="-0.387751670799891">
                <text:p>-0.387751670799891</text:p>
              </table:table-cell>
              <table:table-cell office:value-type="float" office:value="-0.0642037680244243">
                <text:p>-0.0642037680244243</text:p>
              </table:table-cell>
              <table:table-cell office:value-type="float" office:value="-0.0389481883829084">
                <text:p>-0.0389481883829084</text:p>
              </table:table-cell>
              <table:table-cell office:value-type="float" office:value="-0.383556461612804">
                <text:p>-0.383556461612804</text:p>
              </table:table-cell>
              <table:table-cell office:value-type="float" office:value="-0.219805645534476">
                <text:p>-0.219805645534476</text:p>
              </table:table-cell>
              <table:table-cell office:value-type="float" office:value="0.100071630219509">
                <text:p>0.100071630219509</text:p>
              </table:table-cell>
              <table:table-cell office:value-type="float" office:value="0.0494966089557325">
                <text:p>0.0494966089557325</text:p>
              </table:table-cell>
              <table:table-cell office:value-type="float" office:value="-0.0894529687861923">
                <text:p>-0.0894529687861923</text:p>
              </table:table-cell>
              <table:table-cell office:value-type="float" office:value="0.27728576248313">
                <text:p>0.27728576248313</text:p>
              </table:table-cell>
              <table:table-cell office:value-type="float" office:value="0.459044764779107">
                <text:p>0.459044764779107</text:p>
              </table:table-cell>
            </table:table-row>
            <table:table-row>
              <table:table-cell office:value-type="string">
                <text:p>gdb-bitfields</text:p>
                <draw:g>
                  <svg:desc>Sheet1.A24:Sheet1.A24</svg:desc>
                </draw:g>
              </table:table-cell>
              <table:table-cell office:value-type="float" office:value="0.0107843025961897">
                <text:p>0.0107843025961897</text:p>
                <draw:g>
                  <svg:desc>Sheet1.B24:Sheet1.M24</svg:desc>
                </draw:g>
              </table:table-cell>
              <table:table-cell office:value-type="float" office:value="-0.0788603264477269">
                <text:p>-0.0788603264477269</text:p>
              </table:table-cell>
              <table:table-cell office:value-type="float" office:value="-0.186554469368759">
                <text:p>-0.186554469368759</text:p>
              </table:table-cell>
              <table:table-cell office:value-type="float" office:value="-0.0754575678834561">
                <text:p>-0.0754575678834561</text:p>
              </table:table-cell>
              <table:table-cell office:value-type="float" office:value="-0.144624232215476">
                <text:p>-0.144624232215476</text:p>
              </table:table-cell>
              <table:table-cell office:value-type="float" office:value="-0.294132648724004">
                <text:p>-0.294132648724004</text:p>
              </table:table-cell>
              <table:table-cell office:value-type="float" office:value="-0.0470967412459483">
                <text:p>-0.0470967412459483</text:p>
              </table:table-cell>
              <table:table-cell office:value-type="float" office:value="0.123237336937691">
                <text:p>0.123237336937691</text:p>
              </table:table-cell>
              <table:table-cell office:value-type="float" office:value="0.375865029767841">
                <text:p>0.375865029767841</text:p>
              </table:table-cell>
              <table:table-cell office:value-type="float" office:value="-0.179756166713928">
                <text:p>-0.179756166713928</text:p>
              </table:table-cell>
              <table:table-cell office:value-type="float" office:value="0.114145527028642">
                <text:p>0.114145527028642</text:p>
              </table:table-cell>
              <table:table-cell office:value-type="float" office:value="0.097100609859989">
                <text:p>0.097100609859989</text:p>
              </table:table-cell>
            </table:table-row>
            <table:table-row>
              <table:table-cell office:value-type="string">
                <text:p>ludcmp</text:p>
                <draw:g>
                  <svg:desc>Sheet1.A25:Sheet1.A25</svg:desc>
                </draw:g>
              </table:table-cell>
              <table:table-cell office:value-type="float" office:value="0.16212035075726">
                <text:p>0.16212035075726</text:p>
                <draw:g>
                  <svg:desc>Sheet1.B25:Sheet1.M25</svg:desc>
                </draw:g>
              </table:table-cell>
              <table:table-cell office:value-type="float" office:value="-0.16427978463188">
                <text:p>-0.16427978463188</text:p>
              </table:table-cell>
              <table:table-cell office:value-type="float" office:value="-0.16199249421312">
                <text:p>-0.16199249421312</text:p>
              </table:table-cell>
              <table:table-cell office:value-type="float" office:value="-0.164952507143443">
                <text:p>-0.164952507143443</text:p>
              </table:table-cell>
              <table:table-cell office:value-type="float" office:value="-0.136021348618012">
                <text:p>-0.136021348618012</text:p>
              </table:table-cell>
              <table:table-cell office:value-type="float" office:value="-0.416367716170626">
                <text:p>-0.416367716170626</text:p>
              </table:table-cell>
              <table:table-cell office:value-type="float" office:value="-0.111658854587557">
                <text:p>-0.111658854587557</text:p>
              </table:table-cell>
              <table:table-cell office:value-type="float" office:value="0.0964043210708713">
                <text:p>0.0964043210708713</text:p>
              </table:table-cell>
              <table:table-cell office:value-type="float" office:value="0.23990182645165">
                <text:p>0.23990182645165</text:p>
              </table:table-cell>
              <table:table-cell office:value-type="float" office:value="-0.0792111752419319">
                <text:p>-0.0792111752419319</text:p>
              </table:table-cell>
              <table:table-cell office:value-type="float" office:value="0.00471693027567037">
                <text:p>0.00471693027567037</text:p>
              </table:table-cell>
              <table:table-cell office:value-type="float" office:value="0.0922226259583795">
                <text:p>0.0922226259583795</text:p>
              </table:table-cell>
            </table:table-row>
            <table:table-row>
              <table:table-cell office:value-type="string">
                <text:p>wikisort</text:p>
                <draw:g>
                  <svg:desc>Sheet1.A26:Sheet1.A26</svg:desc>
                </draw:g>
              </table:table-cell>
              <table:table-cell office:value-type="float" office:value="-0.926763110307419">
                <text:p>-0.926763110307419</text:p>
                <draw:g>
                  <svg:desc>Sheet1.B26:Sheet1.M26</svg:desc>
                </draw:g>
              </table:table-cell>
              <table:table-cell office:value-type="float" office:value="-0.158838211935578">
                <text:p>-0.158838211935578</text:p>
              </table:table-cell>
              <table:table-cell office:value-type="float" office:value="1.00422229829966">
                <text:p>1.00422229829966</text:p>
              </table:table-cell>
              <table:table-cell office:value-type="float" office:value="-0.362688427972334">
                <text:p>-0.362688427972334</text:p>
              </table:table-cell>
              <table:table-cell office:value-type="float" office:value="-0.158838211935578">
                <text:p>-0.158838211935578</text:p>
              </table:table-cell>
              <table:table-cell office:value-type="float" office:value="0.409602912731779">
                <text:p>0.409602912731779</text:p>
              </table:table-cell>
              <table:table-cell office:value-type="float" office:value="0.13634814225656">
                <text:p>0.13634814225656</text:p>
              </table:table-cell>
              <table:table-cell office:value-type="float" office:value="0.0227117874176925">
                <text:p>0.0227117874176925</text:p>
              </table:table-cell>
              <table:table-cell office:value-type="float" office:value="-0.181508791832109">
                <text:p>-0.181508791832109</text:p>
              </table:table-cell>
              <table:table-cell office:value-type="float" office:value="-0.226834524214576">
                <text:p>-0.226834524214576</text:p>
              </table:table-cell>
              <table:table-cell office:value-type="float" office:value="0.752222475495784">
                <text:p>0.752222475495784</text:p>
              </table:table-cell>
              <table:table-cell office:value-type="float" office:value="0.0454287336740549">
                <text:p>0.0454287336740549</text:p>
              </table:table-cell>
            </table:table-row>
            <table:table-row>
              <table:table-cell office:value-type="string">
                <text:p>bubblesort</text:p>
                <draw:g>
                  <svg:desc>Sheet1.A27:Sheet1.A27</svg:desc>
                </draw:g>
              </table:table-cell>
              <table:table-cell office:value-type="float" office:value="0.443287950577867">
                <text:p>0.443287950577867</text:p>
                <draw:g>
                  <svg:desc>Sheet1.B27:Sheet1.M27</svg:desc>
                </draw:g>
              </table:table-cell>
              <table:table-cell office:value-type="float" office:value="-0.158475644877574">
                <text:p>-0.158475644877574</text:p>
              </table:table-cell>
              <table:table-cell office:value-type="float" office:value="0.00171378137292494">
                <text:p>0.00171378137292494</text:p>
              </table:table-cell>
              <table:table-cell office:value-type="float" office:value="-0.11818002757535">
                <text:p>-0.11818002757535</text:p>
              </table:table-cell>
              <table:table-cell office:value-type="float" office:value="0.0804235641042938">
                <text:p>0.0804235641042938</text:p>
              </table:table-cell>
              <table:table-cell office:value-type="float" office:value="-0.335490353291401">
                <text:p>-0.335490353291401</text:p>
              </table:table-cell>
              <table:table-cell office:value-type="float" office:value="0.0467500167521015">
                <text:p>0.0467500167521015</text:p>
              </table:table-cell>
              <table:table-cell office:value-type="float" office:value="0.0250864586879557">
                <text:p>0.0250864586879557</text:p>
              </table:table-cell>
              <table:table-cell office:value-type="float" office:value="0.0534526433734668">
                <text:p>0.0534526433734668</text:p>
              </table:table-cell>
              <table:table-cell office:value-type="float" office:value="-0.255491829551772">
                <text:p>-0.255491829551772</text:p>
              </table:table-cell>
              <table:table-cell office:value-type="float" office:value="-0.153342357440259">
                <text:p>-0.153342357440259</text:p>
              </table:table-cell>
              <table:table-cell office:value-type="float" office:value="0.0872843803042977">
                <text:p>0.0872843803042977</text:p>
              </table:table-cell>
            </table:table-row>
            <table:table-row>
              <table:table-cell office:value-type="string">
                <text:p>gdb-anon</text:p>
                <draw:g>
                  <svg:desc>Sheet1.A28:Sheet1.A28</svg:desc>
                </draw:g>
              </table:table-cell>
              <table:table-cell office:value-type="float" office:value="-0.462863755196505">
                <text:p>-0.462863755196505</text:p>
                <draw:g>
                  <svg:desc>Sheet1.B28:Sheet1.M28</svg:desc>
                </draw:g>
              </table:table-cell>
              <table:table-cell office:value-type="float" office:value="0.361492447389927">
                <text:p>0.361492447389927</text:p>
              </table:table-cell>
              <table:table-cell office:value-type="float" office:value="-0.522707797772068">
                <text:p>-0.522707797772068</text:p>
              </table:table-cell>
              <table:table-cell office:value-type="float" office:value="0.283919814161562">
                <text:p>0.283919814161562</text:p>
              </table:table-cell>
              <table:table-cell office:value-type="float" office:value="-0.514160846651536">
                <text:p>-0.514160846651536</text:p>
              </table:table-cell>
              <table:table-cell office:value-type="float" office:value="-1.83868908278358">
                <text:p>-1.83868908278358</text:p>
              </table:table-cell>
              <table:table-cell office:value-type="float" office:value="-0.65935947936291">
                <text:p>-0.65935947936291</text:p>
              </table:table-cell>
              <table:table-cell office:value-type="float" office:value="-1.50920873124147">
                <text:p>-1.50920873124147</text:p>
              </table:table-cell>
              <table:table-cell office:value-type="float" office:value="-0.308814068196436">
                <text:p>-0.308814068196436</text:p>
              </table:table-cell>
              <table:table-cell office:value-type="float" office:value="-2.96246138219985">
                <text:p>-2.96246138219985</text:p>
              </table:table-cell>
              <table:table-cell office:value-type="float" office:value="-0.180257510729601">
                <text:p>-0.180257510729601</text:p>
              </table:table-cell>
              <table:table-cell office:value-type="float" office:value="0.741603069891786">
                <text:p>0.741603069891786</text:p>
              </table:table-cell>
            </table:table-row>
            <table:table-row>
              <table:table-cell office:value-type="string">
                <text:p>duff</text:p>
                <draw:g>
                  <svg:desc>Sheet1.A29:Sheet1.A29</svg:desc>
                </draw:g>
              </table:table-cell>
              <table:table-cell office:value-type="float" office:value="0.225117478412825">
                <text:p>0.225117478412825</text:p>
                <draw:g>
                  <svg:desc>Sheet1.B29:Sheet1.M29</svg:desc>
                </draw:g>
              </table:table-cell>
              <table:table-cell office:value-type="float" office:value="-0.355557359842813">
                <text:p>-0.355557359842813</text:p>
              </table:table-cell>
              <table:table-cell office:value-type="float" office:value="-0.202291736848084">
                <text:p>-0.202291736848084</text:p>
              </table:table-cell>
              <table:table-cell office:value-type="float" office:value="-0.277855570944958">
                <text:p>-0.277855570944958</text:p>
              </table:table-cell>
              <table:table-cell office:value-type="float" office:value="-0.0706370205745146">
                <text:p>-0.0706370205745146</text:p>
              </table:table-cell>
              <table:table-cell office:value-type="float" office:value="-0.437585333789843">
                <text:p>-0.437585333789843</text:p>
              </table:table-cell>
              <table:table-cell office:value-type="float" office:value="-0.13868592126228">
                <text:p>-0.13868592126228</text:p>
              </table:table-cell>
              <table:table-cell office:value-type="float" office:value="0.197438222106136">
                <text:p>0.197438222106136</text:p>
              </table:table-cell>
              <table:table-cell office:value-type="float" office:value="0.158564339812711">
                <text:p>0.158564339812711</text:p>
              </table:table-cell>
              <table:table-cell office:value-type="float" office:value="-0.0655568862681236">
                <text:p>-0.0655568862681236</text:p>
              </table:table-cell>
              <table:table-cell office:value-type="float" office:value="0.051696580059339">
                <text:p>0.051696580059339</text:p>
              </table:table-cell>
              <table:table-cell office:value-type="float" office:value="0.22834439288128">
                <text:p>0.22834439288128</text:p>
              </table:table-cell>
            </table:table-row>
            <table:table-row>
              <table:table-cell office:value-type="string">
                <text:p>ud</text:p>
                <draw:g>
                  <svg:desc>Sheet1.A30:Sheet1.A30</svg:desc>
                </draw:g>
              </table:table-cell>
              <table:table-cell office:value-type="float" office:value="0.254258140361456">
                <text:p>0.254258140361456</text:p>
                <draw:g>
                  <svg:desc>Sheet1.B30:Sheet1.M30</svg:desc>
                </draw:g>
              </table:table-cell>
              <table:table-cell office:value-type="float" office:value="-0.199127114020725">
                <text:p>-0.199127114020725</text:p>
              </table:table-cell>
              <table:table-cell office:value-type="float" office:value="-0.138768430182143">
                <text:p>-0.138768430182143</text:p>
              </table:table-cell>
              <table:table-cell office:value-type="float" office:value="-0.115978414370389">
                <text:p>-0.115978414370389</text:p>
              </table:table-cell>
              <table:table-cell office:value-type="float" office:value="-0.163110996350947">
                <text:p>-0.163110996350947</text:p>
              </table:table-cell>
              <table:table-cell office:value-type="float" office:value="-0.310791837624883">
                <text:p>-0.310791837624883</text:p>
              </table:table-cell>
              <table:table-cell office:value-type="float" office:value="-0.204382434800709">
                <text:p>-0.204382434800709</text:p>
              </table:table-cell>
              <table:table-cell office:value-type="float" office:value="-0.0366598221998557">
                <text:p>-0.0366598221998557</text:p>
              </table:table-cell>
              <table:table-cell office:value-type="float" office:value="0.141890896244951">
                <text:p>0.141890896244951</text:p>
              </table:table-cell>
              <table:table-cell office:value-type="float" office:value="-0.0931832005114854">
                <text:p>-0.0931832005114854</text:p>
              </table:table-cell>
              <table:table-cell office:value-type="float" office:value="0.0821433762878813">
                <text:p>0.0821433762878813</text:p>
              </table:table-cell>
              <table:table-cell office:value-type="float" office:value="0.125486063338273">
                <text:p>0.125486063338273</text:p>
              </table:table-cell>
            </table:table-row>
            <table:table-row>
              <table:table-cell office:value-type="string">
                <text:p>minver</text:p>
                <draw:g>
                  <svg:desc>Sheet1.A31:Sheet1.A31</svg:desc>
                </draw:g>
              </table:table-cell>
              <table:table-cell office:value-type="float" office:value="0.220432122298904">
                <text:p>0.220432122298904</text:p>
                <draw:g>
                  <svg:desc>Sheet1.B31:Sheet1.M31</svg:desc>
                </draw:g>
              </table:table-cell>
              <table:table-cell office:value-type="float" office:value="-0.189776934324739">
                <text:p>-0.189776934324739</text:p>
              </table:table-cell>
              <table:table-cell office:value-type="float" office:value="-0.0688746772715444">
                <text:p>-0.0688746772715444</text:p>
              </table:table-cell>
              <table:table-cell office:value-type="float" office:value="-0.205445937582018">
                <text:p>-0.205445937582018</text:p>
              </table:table-cell>
              <table:table-cell office:value-type="float" office:value="-0.0459217229207728">
                <text:p>-0.0459217229207728</text:p>
              </table:table-cell>
              <table:table-cell office:value-type="float" office:value="-0.372601547520284">
                <text:p>-0.372601547520284</text:p>
              </table:table-cell>
              <table:table-cell office:value-type="float" office:value="-0.162836043810146">
                <text:p>-0.162836043810146</text:p>
              </table:table-cell>
              <table:table-cell office:value-type="float" office:value="0.125289285169448">
                <text:p>0.125289285169448</text:p>
              </table:table-cell>
              <table:table-cell office:value-type="float" office:value="0.107362650130816">
                <text:p>0.107362650130816</text:p>
              </table:table-cell>
              <table:table-cell office:value-type="float" office:value="-0.114116762196228">
                <text:p>-0.114116762196228</text:p>
              </table:table-cell>
              <table:table-cell office:value-type="float" office:value="0.0484092751132648">
                <text:p>0.0484092751132648</text:p>
              </table:table-cell>
              <table:table-cell office:value-type="float" office:value="0.236948354611911">
                <text:p>0.236948354611911</text:p>
              </table:table-cell>
            </table:table-row>
            <table:table-row>
              <table:table-cell office:value-type="string">
                <text:p>recursion</text:p>
                <draw:g>
                  <svg:desc>Sheet1.A32:Sheet1.A32</svg:desc>
                </draw:g>
              </table:table-cell>
              <table:table-cell office:value-type="float" office:value="0.339750740930473">
                <text:p>0.339750740930473</text:p>
                <draw:g>
                  <svg:desc>Sheet1.B32:Sheet1.M32</svg:desc>
                </draw:g>
              </table:table-cell>
              <table:table-cell office:value-type="float" office:value="-0.313540511867987">
                <text:p>-0.313540511867987</text:p>
              </table:table-cell>
              <table:table-cell office:value-type="float" office:value="-0.114935884788963">
                <text:p>-0.114935884788963</text:p>
              </table:table-cell>
              <table:table-cell office:value-type="float" office:value="-0.263306627154743">
                <text:p>-0.263306627154743</text:p>
              </table:table-cell>
              <table:table-cell office:value-type="float" office:value="-0.143863999801283">
                <text:p>-0.143863999801283</text:p>
              </table:table-cell>
              <table:table-cell office:value-type="float" office:value="-0.374606882232591">
                <text:p>-0.374606882232591</text:p>
              </table:table-cell>
              <table:table-cell office:value-type="float" office:value="-0.269694500571139">
                <text:p>-0.269694500571139</text:p>
              </table:table-cell>
              <table:table-cell office:value-type="float" office:value="0.0427405386359731">
                <text:p>0.0427405386359731</text:p>
              </table:table-cell>
              <table:table-cell office:value-type="float" office:value="0.189555138680971">
                <text:p>0.189555138680971</text:p>
              </table:table-cell>
              <table:table-cell office:value-type="float" office:value="-0.1349859640391">
                <text:p>-0.1349859640391</text:p>
              </table:table-cell>
              <table:table-cell office:value-type="float" office:value="0.224328330926409">
                <text:p>0.224328330926409</text:p>
              </table:table-cell>
              <table:table-cell office:value-type="float" office:value="0.15058137421291">
                <text:p>0.15058137421291</text:p>
              </table:table-cell>
            </table:table-row>
            <table:table-row>
              <table:table-cell office:value-type="string">
                <text:p>janne_complex</text:p>
                <draw:g>
                  <svg:desc>Sheet1.A33:Sheet1.A33</svg:desc>
                </draw:g>
              </table:table-cell>
              <table:table-cell office:value-type="float" office:value="0.438480569504821">
                <text:p>0.438480569504821</text:p>
                <draw:g>
                  <svg:desc>Sheet1.B33:Sheet1.M33</svg:desc>
                </draw:g>
              </table:table-cell>
              <table:table-cell office:value-type="float" office:value="-0.271999585524438">
                <text:p>-0.271999585524438</text:p>
              </table:table-cell>
              <table:table-cell office:value-type="float" office:value="0.00345872658333164">
                <text:p>0.00345872658333164</text:p>
              </table:table-cell>
              <table:table-cell office:value-type="float" office:value="-0.233187806868694">
                <text:p>-0.233187806868694</text:p>
              </table:table-cell>
              <table:table-cell office:value-type="float" office:value="-0.135660589302679">
                <text:p>-0.135660589302679</text:p>
              </table:table-cell>
              <table:table-cell office:value-type="float" office:value="-0.309072308243509">
                <text:p>-0.309072308243509</text:p>
              </table:table-cell>
              <table:table-cell office:value-type="float" office:value="-0.270274937828148">
                <text:p>-0.270274937828148</text:p>
              </table:table-cell>
              <table:table-cell office:value-type="float" office:value="-0.284933493932221">
                <text:p>-0.284933493932221</text:p>
              </table:table-cell>
              <table:table-cell office:value-type="float" office:value="0.0397825795543524">
                <text:p>0.0397825795543524</text:p>
              </table:table-cell>
              <table:table-cell office:value-type="float" office:value="-0.047545362598212">
                <text:p>-0.047545362598212</text:p>
              </table:table-cell>
              <table:table-cell office:value-type="float" office:value="0.188675162818885">
                <text:p>0.188675162818885</text:p>
              </table:table-cell>
              <table:table-cell office:value-type="float" office:value="0.250201286502127">
                <text:p>0.250201286502127</text:p>
              </table:table-cell>
            </table:table-row>
            <table:table-row>
              <table:table-cell office:value-type="string">
                <text:p>slre</text:p>
                <draw:g>
                  <svg:desc>Sheet1.A34:Sheet1.A34</svg:desc>
                </draw:g>
              </table:table-cell>
              <table:table-cell office:value-type="float" office:value="0.193313797388724">
                <text:p>0.193313797388724</text:p>
                <draw:g>
                  <svg:desc>Sheet1.B34:Sheet1.M34</svg:desc>
                </draw:g>
              </table:table-cell>
              <table:table-cell office:value-type="float" office:value="-0.210740528855715">
                <text:p>-0.210740528855715</text:p>
              </table:table-cell>
              <table:table-cell office:value-type="float" office:value="-0.19516595370309">
                <text:p>-0.19516595370309</text:p>
              </table:table-cell>
              <table:table-cell office:value-type="float" office:value="-0.25615250769221">
                <text:p>-0.25615250769221</text:p>
              </table:table-cell>
              <table:table-cell office:value-type="float" office:value="-0.126905850619643">
                <text:p>-0.126905850619643</text:p>
              </table:table-cell>
              <table:table-cell office:value-type="float" office:value="-0.263842696316527">
                <text:p>-0.263842696316527</text:p>
              </table:table-cell>
              <table:table-cell office:value-type="float" office:value="-0.20777413031123">
                <text:p>-0.20777413031123</text:p>
              </table:table-cell>
              <table:table-cell office:value-type="float" office:value="-0.0126328187627209">
                <text:p>-0.0126328187627209</text:p>
              </table:table-cell>
              <table:table-cell office:value-type="float" office:value="0.155812040105797">
                <text:p>0.155812040105797</text:p>
              </table:table-cell>
              <table:table-cell office:value-type="float" office:value="-0.260877874457608">
                <text:p>-0.260877874457608</text:p>
              </table:table-cell>
              <table:table-cell office:value-type="float" office:value="0.0457144131412154">
                <text:p>0.0457144131412154</text:p>
              </table:table-cell>
              <table:table-cell office:value-type="float" office:value="0.169396661528362">
                <text:p>0.169396661528362</text:p>
              </table:table-cell>
            </table:table-row>
            <table:table-row>
              <table:table-cell office:value-type="string">
                <text:p>sglib-listinsertsort1</text:p>
                <draw:g>
                  <svg:desc>Sheet1.A35:Sheet1.A35</svg:desc>
                </draw:g>
              </table:table-cell>
              <table:table-cell office:value-type="float" office:value="0.301501745013409">
                <text:p>0.301501745013409</text:p>
                <draw:g>
                  <svg:desc>Sheet1.B35:Sheet1.M35</svg:desc>
                </draw:g>
              </table:table-cell>
              <table:table-cell office:value-type="float" office:value="-0.34464109186312">
                <text:p>-0.34464109186312</text:p>
              </table:table-cell>
              <table:table-cell office:value-type="float" office:value="-0.280280425751464">
                <text:p>-0.280280425751464</text:p>
              </table:table-cell>
              <table:table-cell office:value-type="float" office:value="-0.211125626686268">
                <text:p>-0.211125626686268</text:p>
              </table:table-cell>
              <table:table-cell office:value-type="float" office:value="-0.153812290838072">
                <text:p>-0.153812290838072</text:p>
              </table:table-cell>
              <table:table-cell office:value-type="float" office:value="-0.429117408265531">
                <text:p>-0.429117408265531</text:p>
              </table:table-cell>
              <table:table-cell office:value-type="float" office:value="-0.0212318437971278">
                <text:p>-0.0212318437971278</text:p>
              </table:table-cell>
              <table:table-cell office:value-type="float" office:value="0.0704744019105573">
                <text:p>0.0704744019105573</text:p>
              </table:table-cell>
              <table:table-cell office:value-type="float" office:value="0.159614541804986">
                <text:p>0.159614541804986</text:p>
              </table:table-cell>
              <table:table-cell office:value-type="float" office:value="-0.0401448919758365">
                <text:p>-0.0401448919758365</text:p>
              </table:table-cell>
              <table:table-cell office:value-type="float" office:value="0.209848788353372">
                <text:p>0.209848788353372</text:p>
              </table:table-cell>
              <table:table-cell office:value-type="float" office:value="0.379426280953079">
                <text:p>0.379426280953079</text:p>
              </table:table-cell>
            </table:table-row>
            <table:table-row>
              <table:table-cell office:value-type="string">
                <text:p>sglib-arraysort</text:p>
                <draw:g>
                  <svg:desc>Sheet1.A36:Sheet1.A36</svg:desc>
                </draw:g>
              </table:table-cell>
              <table:table-cell office:value-type="float" office:value="0.155135067804864">
                <text:p>0.155135067804864</text:p>
                <draw:g>
                  <svg:desc>Sheet1.B36:Sheet1.M36</svg:desc>
                </draw:g>
              </table:table-cell>
              <table:table-cell office:value-type="float" office:value="-0.0860105022216157">
                <text:p>-0.0860105022216157</text:p>
              </table:table-cell>
              <table:table-cell office:value-type="float" office:value="-0.172861451896231">
                <text:p>-0.172861451896231</text:p>
              </table:table-cell>
              <table:table-cell office:value-type="float" office:value="-0.206204211603936">
                <text:p>-0.206204211603936</text:p>
              </table:table-cell>
              <table:table-cell office:value-type="float" office:value="-0.0926857430908625">
                <text:p>-0.0926857430908625</text:p>
              </table:table-cell>
              <table:table-cell office:value-type="float" office:value="-0.217387677202719">
                <text:p>-0.217387677202719</text:p>
              </table:table-cell>
              <table:table-cell office:value-type="float" office:value="-0.0472422281955848">
                <text:p>-0.0472422281955848</text:p>
              </table:table-cell>
              <table:table-cell office:value-type="float" office:value="0.0222552128659917">
                <text:p>0.0222552128659917</text:p>
              </table:table-cell>
              <table:table-cell office:value-type="float" office:value="0.240219018462815">
                <text:p>0.240219018462815</text:p>
              </table:table-cell>
              <table:table-cell office:value-type="float" office:value="-0.263506241928537">
                <text:p>-0.263506241928537</text:p>
              </table:table-cell>
              <table:table-cell office:value-type="float" office:value="0.17348462501273">
                <text:p>0.17348462501273</text:p>
              </table:table-cell>
              <table:table-cell office:value-type="float" office:value="0.0320641671346006">
                <text:p>0.0320641671346006</text:p>
              </table:table-cell>
            </table:table-row>
            <table:table-row>
              <table:table-cell office:value-type="string">
                <text:p>mergesort</text:p>
                <draw:g>
                  <svg:desc>Sheet1.A37:Sheet1.A37</svg:desc>
                </draw:g>
              </table:table-cell>
              <table:table-cell office:value-type="float" office:value="0.251989359427398">
                <text:p>0.251989359427398</text:p>
                <draw:g>
                  <svg:desc>Sheet1.B37:Sheet1.M37</svg:desc>
                </draw:g>
              </table:table-cell>
              <table:table-cell office:value-type="float" office:value="-0.395096585531282">
                <text:p>-0.395096585531282</text:p>
              </table:table-cell>
              <table:table-cell office:value-type="float" office:value="0.00734836533314985">
                <text:p>0.00734836533314985</text:p>
              </table:table-cell>
              <table:table-cell office:value-type="float" office:value="-0.0858440026258132">
                <text:p>-0.0858440026258132</text:p>
              </table:table-cell>
              <table:table-cell office:value-type="float" office:value="-0.0830907939072939">
                <text:p>-0.0830907939072939</text:p>
              </table:table-cell>
              <table:table-cell office:value-type="float" office:value="-0.250897865762758">
                <text:p>-0.250897865762758</text:p>
              </table:table-cell>
              <table:table-cell office:value-type="float" office:value="-0.051882460973371">
                <text:p>-0.051882460973371</text:p>
              </table:table-cell>
              <table:table-cell office:value-type="float" office:value="0.130973662804862">
                <text:p>0.130973662804862</text:p>
              </table:table-cell>
              <table:table-cell office:value-type="float" office:value="0.0624783220895056">
                <text:p>0.0624783220895056</text:p>
              </table:table-cell>
              <table:table-cell office:value-type="float" office:value="-0.208743364943048">
                <text:p>-0.208743364943048</text:p>
              </table:table-cell>
              <table:table-cell office:value-type="float" office:value="-0.0670288981780569">
                <text:p>-0.0670288981780569</text:p>
              </table:table-cell>
              <table:table-cell office:value-type="float" office:value="0.164548903888245">
                <text:p>0.164548903888245</text:p>
              </table:table-cell>
            </table:table-row>
            <table:table-row>
              <table:table-cell office:value-type="string">
                <text:p>jfdctint</text:p>
                <draw:g>
                  <svg:desc>Sheet1.A38:Sheet1.A38</svg:desc>
                </draw:g>
              </table:table-cell>
              <table:table-cell office:value-type="float" office:value="0.17824218103354">
                <text:p>0.17824218103354</text:p>
                <draw:g>
                  <svg:desc>Sheet1.B38:Sheet1.M38</svg:desc>
                </draw:g>
              </table:table-cell>
              <table:table-cell office:value-type="float" office:value="-0.236688918558069">
                <text:p>-0.236688918558069</text:p>
              </table:table-cell>
              <table:table-cell office:value-type="float" office:value="-0.172943465009212">
                <text:p>-0.172943465009212</text:p>
              </table:table-cell>
              <table:table-cell office:value-type="float" office:value="-0.112290621809304">
                <text:p>-0.112290621809304</text:p>
              </table:table-cell>
              <table:table-cell office:value-type="float" office:value="-0.123398825431246">
                <text:p>-0.123398825431246</text:p>
              </table:table-cell>
              <table:table-cell office:value-type="float" office:value="-0.313044518090806">
                <text:p>-0.313044518090806</text:p>
              </table:table-cell>
              <table:table-cell office:value-type="float" office:value="-0.207524729911595">
                <text:p>-0.207524729911595</text:p>
              </table:table-cell>
              <table:table-cell office:value-type="float" office:value="-0.000855481390064651">
                <text:p>-0.000855481390064651</text:p>
              </table:table-cell>
              <table:table-cell office:value-type="float" office:value="0.20967083534346">
                <text:p>0.20967083534346</text:p>
              </table:table-cell>
              <table:table-cell office:value-type="float" office:value="-0.152160486571617">
                <text:p>-0.152160486571617</text:p>
              </table:table-cell>
              <table:table-cell office:value-type="float" office:value="0.0658940517781871">
                <text:p>0.0658940517781871</text:p>
              </table:table-cell>
              <table:table-cell office:value-type="float" office:value="0.108705653763939">
                <text:p>0.108705653763939</text:p>
              </table:table-cell>
            </table:table-row>
            <table:table-row>
              <table:table-cell office:value-type="string">
                <text:p>newlib-mod</text:p>
                <draw:g>
                  <svg:desc>Sheet1.A39:Sheet1.A39</svg:desc>
                </draw:g>
              </table:table-cell>
              <table:table-cell office:value-type="float" office:value="0.152501649507635">
                <text:p>0.152501649507635</text:p>
                <draw:g>
                  <svg:desc>Sheet1.B39:Sheet1.M39</svg:desc>
                </draw:g>
              </table:table-cell>
              <table:table-cell office:value-type="float" office:value="-0.147301034836376">
                <text:p>-0.147301034836376</text:p>
              </table:table-cell>
              <table:table-cell office:value-type="float" office:value="-0.131773188507134">
                <text:p>-0.131773188507134</text:p>
              </table:table-cell>
              <table:table-cell office:value-type="float" office:value="-0.169035966752113">
                <text:p>-0.169035966752113</text:p>
              </table:table-cell>
              <table:table-cell office:value-type="float" office:value="-0.118727932766421">
                <text:p>-0.118727932766421</text:p>
              </table:table-cell>
              <table:table-cell office:value-type="float" office:value="-0.169035966752131">
                <text:p>-0.169035966752131</text:p>
              </table:table-cell>
              <table:table-cell office:value-type="float" office:value="-0.169035966752113">
                <text:p>-0.169035966752113</text:p>
              </table:table-cell>
              <table:table-cell office:value-type="float" office:value="0.0777779160496027">
                <text:p>0.0777779160496027</text:p>
              </table:table-cell>
              <table:table-cell office:value-type="float" office:value="0.0846252687318949">
                <text:p>0.0846252687318949</text:p>
              </table:table-cell>
              <table:table-cell office:value-type="float" office:value="-0.0932537153834335">
                <text:p>-0.0932537153834335</text:p>
              </table:table-cell>
              <table:table-cell office:value-type="float" office:value="-0.0080854319175443">
                <text:p>-0.0080854319175443</text:p>
              </table:table-cell>
              <table:table-cell office:value-type="float" office:value="0.0759105375648342">
                <text:p>0.0759105375648342</text:p>
              </table:table-cell>
            </table:table-row>
            <table:table-row>
              <table:table-cell office:value-type="string">
                <text:p>ndes</text:p>
                <draw:g>
                  <svg:desc>Sheet1.A40:Sheet1.A40</svg:desc>
                </draw:g>
              </table:table-cell>
              <table:table-cell office:value-type="float" office:value="0.170437013538553">
                <text:p>0.170437013538553</text:p>
                <draw:g>
                  <svg:desc>Sheet1.B40:Sheet1.M40</svg:desc>
                </draw:g>
              </table:table-cell>
              <table:table-cell office:value-type="float" office:value="-0.0980533365833179">
                <text:p>-0.0980533365833179</text:p>
              </table:table-cell>
              <table:table-cell office:value-type="float" office:value="-0.0516700293743518">
                <text:p>-0.0516700293743518</text:p>
              </table:table-cell>
              <table:table-cell office:value-type="float" office:value="-0.284891415414981">
                <text:p>-0.284891415414981</text:p>
              </table:table-cell>
              <table:table-cell office:value-type="float" office:value="-0.233618344022391">
                <text:p>-0.233618344022391</text:p>
              </table:table-cell>
              <table:table-cell office:value-type="float" office:value="-0.44779534411738">
                <text:p>-0.44779534411738</text:p>
              </table:table-cell>
              <table:table-cell office:value-type="float" office:value="-0.120198965291823">
                <text:p>-0.120198965291823</text:p>
              </table:table-cell>
              <table:table-cell office:value-type="float" office:value="0.0907988846292683">
                <text:p>0.0907988846292683</text:p>
              </table:table-cell>
              <table:table-cell office:value-type="float" office:value="0.304327402441419">
                <text:p>0.304327402441419</text:p>
              </table:table-cell>
              <table:table-cell office:value-type="float" office:value="-0.0423907848528869">
                <text:p>-0.0423907848528869</text:p>
              </table:table-cell>
              <table:table-cell office:value-type="float" office:value="-0.043637300610431">
                <text:p>-0.043637300610431</text:p>
              </table:table-cell>
              <table:table-cell office:value-type="float" office:value="0.0479537205018881">
                <text:p>0.0479537205018881</text:p>
              </table:table-cell>
            </table:table-row>
            <table:table-row>
              <table:table-cell office:value-type="string">
                <text:p>tarai</text:p>
                <draw:g>
                  <svg:desc>Sheet1.A41:Sheet1.A41</svg:desc>
                </draw:g>
              </table:table-cell>
              <table:table-cell office:value-type="float" office:value="-0.198962814218467">
                <text:p>-0.198962814218467</text:p>
                <draw:g>
                  <svg:desc>Sheet1.B41:Sheet1.M41</svg:desc>
                </draw:g>
              </table:table-cell>
              <table:table-cell office:value-type="float" office:value="-0.176415179075235">
                <text:p>-0.176415179075235</text:p>
              </table:table-cell>
              <table:table-cell office:value-type="float" office:value="-0.13038380292235">
                <text:p>-0.13038380292235</text:p>
              </table:table-cell>
              <table:table-cell office:value-type="float" office:value="-0.278988826635617">
                <text:p>-0.278988826635617</text:p>
              </table:table-cell>
              <table:table-cell office:value-type="float" office:value="-0.113346818225785">
                <text:p>-0.113346818225785</text:p>
              </table:table-cell>
              <table:table-cell office:value-type="float" office:value="0.0857866311220945">
                <text:p>0.0857866311220945</text:p>
              </table:table-cell>
              <table:table-cell office:value-type="float" office:value="-0.154322764911176">
                <text:p>-0.154322764911176</text:p>
              </table:table-cell>
              <table:table-cell office:value-type="float" office:value="-0.0410224263612904">
                <text:p>-0.0410224263612904</text:p>
              </table:table-cell>
              <table:table-cell office:value-type="float" office:value="0.257118655412533">
                <text:p>0.257118655412533</text:p>
              </table:table-cell>
              <table:table-cell office:value-type="float" office:value="-0.0990703514693611">
                <text:p>-0.0990703514693611</text:p>
              </table:table-cell>
              <table:table-cell office:value-type="float" office:value="0.0894780294539661">
                <text:p>0.0894780294539661</text:p>
              </table:table-cell>
              <table:table-cell office:value-type="float" office:value="-0.112425817390968">
                <text:p>-0.112425817390968</text:p>
              </table:table-cell>
            </table:table-row>
            <table:table-row>
              <table:table-cell office:value-type="string">
                <text:p>expint</text:p>
                <draw:g>
                  <svg:desc>Sheet1.A42:Sheet1.A42</svg:desc>
                </draw:g>
              </table:table-cell>
              <table:table-cell office:value-type="float" office:value="0.250782063467934">
                <text:p>0.250782063467934</text:p>
                <draw:g>
                  <svg:desc>Sheet1.B42:Sheet1.M42</svg:desc>
                </draw:g>
              </table:table-cell>
              <table:table-cell office:value-type="float" office:value="-0.111294904323752">
                <text:p>-0.111294904323752</text:p>
              </table:table-cell>
              <table:table-cell office:value-type="float" office:value="-0.13799630274059">
                <text:p>-0.13799630274059</text:p>
              </table:table-cell>
              <table:table-cell office:value-type="float" office:value="-0.142747498805716">
                <text:p>-0.142747498805716</text:p>
              </table:table-cell>
              <table:table-cell office:value-type="float" office:value="-0.137317542004667">
                <text:p>-0.137317542004667</text:p>
              </table:table-cell>
              <table:table-cell office:value-type="float" office:value="-0.424699251435058">
                <text:p>-0.424699251435058</text:p>
              </table:table-cell>
              <table:table-cell office:value-type="float" office:value="-0.318383088938014">
                <text:p>-0.318383088938014</text:p>
              </table:table-cell>
              <table:table-cell office:value-type="float" office:value="-0.0134797299975951">
                <text:p>-0.0134797299975951</text:p>
              </table:table-cell>
              <table:table-cell office:value-type="float" office:value="0.332356348641704">
                <text:p>0.332356348641704</text:p>
              </table:table-cell>
              <table:table-cell office:value-type="float" office:value="-0.240210271676345">
                <text:p>-0.240210271676345</text:p>
              </table:table-cell>
              <table:table-cell office:value-type="float" office:value="0.243059808818685">
                <text:p>0.243059808818685</text:p>
              </table:table-cell>
              <table:table-cell office:value-type="float" office:value="0.144086011753612">
                <text:p>0.144086011753612</text:p>
              </table:table-cell>
            </table:table-row>
            <table:table-row>
              <table:table-cell office:value-type="string">
                <text:p>ctl-vector</text:p>
                <draw:g>
                  <svg:desc>Sheet1.A43:Sheet1.A43</svg:desc>
                </draw:g>
              </table:table-cell>
              <table:table-cell office:value-type="float" office:value="0.328958406439929">
                <text:p>0.328958406439929</text:p>
                <draw:g>
                  <svg:desc>Sheet1.B43:Sheet1.M43</svg:desc>
                </draw:g>
              </table:table-cell>
              <table:table-cell office:value-type="float" office:value="-0.257338222268088">
                <text:p>-0.257338222268088</text:p>
              </table:table-cell>
              <table:table-cell office:value-type="float" office:value="-0.21632646579047">
                <text:p>-0.21632646579047</text:p>
              </table:table-cell>
              <table:table-cell office:value-type="float" office:value="-0.268324700105184">
                <text:p>-0.268324700105184</text:p>
              </table:table-cell>
              <table:table-cell office:value-type="float" office:value="-0.186973463496196">
                <text:p>-0.186973463496196</text:p>
              </table:table-cell>
              <table:table-cell office:value-type="float" office:value="-0.407872309561385">
                <text:p>-0.407872309561385</text:p>
              </table:table-cell>
              <table:table-cell office:value-type="float" office:value="-0.174164238578893">
                <text:p>-0.174164238578893</text:p>
              </table:table-cell>
              <table:table-cell office:value-type="float" office:value="0.0529334021694832">
                <text:p>0.0529334021694832</text:p>
              </table:table-cell>
              <table:table-cell office:value-type="float" office:value="0.153424869262106">
                <text:p>0.153424869262106</text:p>
              </table:table-cell>
              <table:table-cell office:value-type="float" office:value="-0.0635739094945811">
                <text:p>-0.0635739094945811</text:p>
              </table:table-cell>
              <table:table-cell office:value-type="float" office:value="0.129884444888858">
                <text:p>0.129884444888858</text:p>
              </table:table-cell>
              <table:table-cell office:value-type="float" office:value="0.245706671032798">
                <text:p>0.245706671032798</text:p>
              </table:table-cell>
            </table:table-row>
            <table:table-row>
              <table:table-cell office:value-type="string">
                <text:p>sglib-rbtree</text:p>
                <draw:g>
                  <svg:desc>Sheet1.A44:Sheet1.A44</svg:desc>
                </draw:g>
              </table:table-cell>
              <table:table-cell office:value-type="float" office:value="0.172683566267975">
                <text:p>0.172683566267975</text:p>
                <draw:g>
                  <svg:desc>Sheet1.B44:Sheet1.M44</svg:desc>
                </draw:g>
              </table:table-cell>
              <table:table-cell office:value-type="float" office:value="-0.125064215519019">
                <text:p>-0.125064215519019</text:p>
              </table:table-cell>
              <table:table-cell office:value-type="float" office:value="-0.126273994139505">
                <text:p>-0.126273994139505</text:p>
              </table:table-cell>
              <table:table-cell office:value-type="float" office:value="-0.128995942491269">
                <text:p>-0.128995942491269</text:p>
              </table:table-cell>
              <table:table-cell office:value-type="float" office:value="-0.179792040287928">
                <text:p>-0.179792040287928</text:p>
              </table:table-cell>
              <table:table-cell office:value-type="float" office:value="-0.259713355088254">
                <text:p>-0.259713355088254</text:p>
              </table:table-cell>
              <table:table-cell office:value-type="float" office:value="-0.219382990066892">
                <text:p>-0.219382990066892</text:p>
              </table:table-cell>
              <table:table-cell office:value-type="float" office:value="0.00946373195076518">
                <text:p>0.00946373195076518</text:p>
              </table:table-cell>
              <table:table-cell office:value-type="float" office:value="0.130678650214538">
                <text:p>0.130678650214538</text:p>
              </table:table-cell>
              <table:table-cell office:value-type="float" office:value="-0.198985032634759">
                <text:p>-0.198985032634759</text:p>
              </table:table-cell>
              <table:table-cell office:value-type="float" office:value="0.0140066414193709">
                <text:p>0.0140066414193709</text:p>
              </table:table-cell>
              <table:table-cell office:value-type="float" office:value="0.207119515463112">
                <text:p>0.207119515463112</text:p>
              </table:table-cell>
            </table:table-row>
            <table:table-row>
              <table:table-cell office:value-type="string">
                <text:p>select</text:p>
                <draw:g>
                  <svg:desc>Sheet1.A45:Sheet1.A45</svg:desc>
                </draw:g>
              </table:table-cell>
              <table:table-cell office:value-type="float" office:value="0.30971207326991">
                <text:p>0.30971207326991</text:p>
                <draw:g>
                  <svg:desc>Sheet1.B45:Sheet1.M45</svg:desc>
                </draw:g>
              </table:table-cell>
              <table:table-cell office:value-type="float" office:value="-0.166441011546371">
                <text:p>-0.166441011546371</text:p>
              </table:table-cell>
              <table:table-cell office:value-type="float" office:value="-0.103625929944952">
                <text:p>-0.103625929944952</text:p>
              </table:table-cell>
              <table:table-cell office:value-type="float" office:value="-0.277547990481912">
                <text:p>-0.277547990481912</text:p>
              </table:table-cell>
              <table:table-cell office:value-type="float" office:value="-0.232819772095148">
                <text:p>-0.232819772095148</text:p>
              </table:table-cell>
              <table:table-cell office:value-type="float" office:value="-0.412961277747248">
                <text:p>-0.412961277747248</text:p>
              </table:table-cell>
              <table:table-cell office:value-type="float" office:value="-0.203990977495609">
                <text:p>-0.203990977495609</text:p>
              </table:table-cell>
              <table:table-cell office:value-type="float" office:value="-0.0403200933981934">
                <text:p>-0.0403200933981934</text:p>
              </table:table-cell>
              <table:table-cell office:value-type="float" office:value="0.231100665883263">
                <text:p>0.231100665883263</text:p>
              </table:table-cell>
              <table:table-cell office:value-type="float" office:value="-0.215553524615782">
                <text:p>-0.215553524615782</text:p>
              </table:table-cell>
              <table:table-cell office:value-type="float" office:value="0.165361943861283">
                <text:p>0.165361943861283</text:p>
              </table:table-cell>
              <table:table-cell office:value-type="float" office:value="0.248296352544675">
                <text:p>0.248296352544675</text:p>
              </table:table-cell>
            </table:table-row>
            <table:table-row>
              <table:table-cell office:value-type="string">
                <text:p>gdb-store</text:p>
                <draw:g>
                  <svg:desc>Sheet1.A46:Sheet1.A46</svg:desc>
                </draw:g>
              </table:table-cell>
              <table:table-cell office:value-type="float" office:value="0.220504085703818">
                <text:p>0.220504085703818</text:p>
                <draw:g>
                  <svg:desc>Sheet1.B46:Sheet1.M46</svg:desc>
                </draw:g>
              </table:table-cell>
              <table:table-cell office:value-type="float" office:value="-0.488234197458223">
                <text:p>-0.488234197458223</text:p>
              </table:table-cell>
              <table:table-cell office:value-type="float" office:value="-0.25403920518208">
                <text:p>-0.25403920518208</text:p>
              </table:table-cell>
              <table:table-cell office:value-type="float" office:value="-0.16393889880838">
                <text:p>-0.16393889880838</text:p>
              </table:table-cell>
              <table:table-cell office:value-type="float" office:value="-0.317085287097266">
                <text:p>-0.317085287097266</text:p>
              </table:table-cell>
              <table:table-cell office:value-type="float" office:value="-0.424329431738829">
                <text:p>-0.424329431738829</text:p>
              </table:table-cell>
              <table:table-cell office:value-type="float" office:value="-0.0609021895065045">
                <text:p>-0.0609021895065045</text:p>
              </table:table-cell>
              <table:table-cell office:value-type="float" office:value="-0.00400466968757033">
                <text:p>-0.00400466968757033</text:p>
              </table:table-cell>
              <table:table-cell office:value-type="float" office:value="0.153997965720884">
                <text:p>0.153997965720884</text:p>
              </table:table-cell>
              <table:table-cell office:value-type="float" office:value="0.00364074797954695">
                <text:p>0.00364074797954695</text:p>
              </table:table-cell>
              <table:table-cell office:value-type="float" office:value="-0.0195364166086466">
                <text:p>-0.0195364166086466</text:p>
              </table:table-cell>
              <table:table-cell office:value-type="float" office:value="0.208220835568089">
                <text:p>0.208220835568089</text:p>
              </table:table-cell>
            </table:table-row>
            <table:table-row>
              <table:table-cell office:value-type="string">
                <text:p>sglib-dllist</text:p>
                <draw:g>
                  <svg:desc>Sheet1.A47:Sheet1.A47</svg:desc>
                </draw:g>
              </table:table-cell>
              <table:table-cell office:value-type="float" office:value="0.0929642274586815">
                <text:p>0.0929642274586815</text:p>
                <draw:g>
                  <svg:desc>Sheet1.B47:Sheet1.M47</svg:desc>
                </draw:g>
              </table:table-cell>
              <table:table-cell office:value-type="float" office:value="-0.00607003418674557">
                <text:p>-0.00607003418674557</text:p>
              </table:table-cell>
              <table:table-cell office:value-type="float" office:value="0.0317569534495963">
                <text:p>0.0317569534495963</text:p>
              </table:table-cell>
              <table:table-cell office:value-type="float" office:value="-0.19887408347268">
                <text:p>-0.19887408347268</text:p>
              </table:table-cell>
              <table:table-cell office:value-type="float" office:value="-0.370994678991719">
                <text:p>-0.370994678991719</text:p>
              </table:table-cell>
              <table:table-cell office:value-type="float" office:value="-0.438737151407798">
                <text:p>-0.438737151407798</text:p>
              </table:table-cell>
              <table:table-cell office:value-type="float" office:value="-0.205087379818245">
                <text:p>-0.205087379818245</text:p>
              </table:table-cell>
              <table:table-cell office:value-type="float" office:value="0.0999750840911798">
                <text:p>0.0999750840911798</text:p>
              </table:table-cell>
              <table:table-cell office:value-type="float" office:value="0.250281293733011">
                <text:p>0.250281293733011</text:p>
              </table:table-cell>
              <table:table-cell office:value-type="float" office:value="0.0322240427163089">
                <text:p>0.0322240427163089</text:p>
              </table:table-cell>
              <table:table-cell office:value-type="float" office:value="0.0988844741253499">
                <text:p>0.0988844741253499</text:p>
              </table:table-cell>
              <table:table-cell office:value-type="float" office:value="0.337075148113501">
                <text:p>0.337075148113501</text:p>
              </table:table-cell>
            </table:table-row>
            <table:table-row>
              <table:table-cell office:value-type="string">
                <text:p>st</text:p>
                <draw:g>
                  <svg:desc>Sheet1.A48:Sheet1.A48</svg:desc>
                </draw:g>
              </table:table-cell>
              <table:table-cell office:value-type="float" office:value="0.317302950736711">
                <text:p>0.317302950736711</text:p>
                <draw:g>
                  <svg:desc>Sheet1.B48:Sheet1.M48</svg:desc>
                </draw:g>
              </table:table-cell>
              <table:table-cell office:value-type="float" office:value="-0.404139666141031">
                <text:p>-0.404139666141031</text:p>
              </table:table-cell>
              <table:table-cell office:value-type="float" office:value="0.0301637349406996">
                <text:p>0.0301637349406996</text:p>
              </table:table-cell>
              <table:table-cell office:value-type="float" office:value="-0.307048474023118">
                <text:p>-0.307048474023118</text:p>
              </table:table-cell>
              <table:table-cell office:value-type="float" office:value="0.104967787526612">
                <text:p>0.104967787526612</text:p>
              </table:table-cell>
              <table:table-cell office:value-type="float" office:value="-0.614948938422882">
                <text:p>-0.614948938422882</text:p>
              </table:table-cell>
              <table:table-cell office:value-type="float" office:value="0.0492463503555526">
                <text:p>0.0492463503555526</text:p>
              </table:table-cell>
              <table:table-cell office:value-type="float" office:value="-0.0744680302819293">
                <text:p>-0.0744680302819293</text:p>
              </table:table-cell>
              <table:table-cell office:value-type="float" office:value="0.190157725125342">
                <text:p>0.190157725125342</text:p>
              </table:table-cell>
              <table:table-cell office:value-type="float" office:value="0.214437224857178">
                <text:p>0.214437224857178</text:p>
              </table:table-cell>
              <table:table-cell office:value-type="float" office:value="0.476720781150276">
                <text:p>0.476720781150276</text:p>
              </table:table-cell>
              <table:table-cell office:value-type="float" office:value="-0.0110835311614664">
                <text:p>-0.0110835311614664</text:p>
              </table:table-cell>
            </table:table-row>
            <table:table-row>
              <table:table-cell office:value-type="string">
                <text:p>nbody</text:p>
                <draw:g>
                  <svg:desc>Sheet1.A49:Sheet1.A49</svg:desc>
                </draw:g>
              </table:table-cell>
              <table:table-cell office:value-type="float" office:value="0.180775270348437">
                <text:p>0.180775270348437</text:p>
                <draw:g>
                  <svg:desc>Sheet1.B49:Sheet1.M49</svg:desc>
                </draw:g>
              </table:table-cell>
              <table:table-cell office:value-type="float" office:value="-0.15430883015115">
                <text:p>-0.15430883015115</text:p>
              </table:table-cell>
              <table:table-cell office:value-type="float" office:value="-0.0388345301889344">
                <text:p>-0.0388345301889344</text:p>
              </table:table-cell>
              <table:table-cell office:value-type="float" office:value="-0.260560200819888">
                <text:p>-0.260560200819888</text:p>
              </table:table-cell>
              <table:table-cell office:value-type="float" office:value="-0.174095160458075">
                <text:p>-0.174095160458075</text:p>
              </table:table-cell>
              <table:table-cell office:value-type="float" office:value="-0.422030466745337">
                <text:p>-0.422030466745337</text:p>
              </table:table-cell>
              <table:table-cell office:value-type="float" office:value="-0.087555228117163">
                <text:p>-0.087555228117163</text:p>
              </table:table-cell>
              <table:table-cell office:value-type="float" office:value="0.209039605293826">
                <text:p>0.209039605293826</text:p>
              </table:table-cell>
              <table:table-cell office:value-type="float" office:value="0.268203118775684">
                <text:p>0.268203118775684</text:p>
              </table:table-cell>
              <table:table-cell office:value-type="float" office:value="-0.0311700634321529">
                <text:p>-0.0311700634321529</text:p>
              </table:table-cell>
              <table:table-cell office:value-type="float" office:value="-0.102874931410684">
                <text:p>-0.102874931410684</text:p>
              </table:table-cell>
              <table:table-cell office:value-type="float" office:value="0.0815509588569334">
                <text:p>0.0815509588569334</text:p>
              </table:table-cell>
            </table:table-row>
            <table:table-row>
              <table:table-cell office:value-type="string">
                <text:p>prime</text:p>
                <draw:g>
                  <svg:desc>Sheet1.A50:Sheet1.A50</svg:desc>
                </draw:g>
              </table:table-cell>
              <table:table-cell office:value-type="float" office:value="0.270036404621302">
                <text:p>0.270036404621302</text:p>
                <draw:g>
                  <svg:desc>Sheet1.B50:Sheet1.M50</svg:desc>
                </draw:g>
              </table:table-cell>
              <table:table-cell office:value-type="float" office:value="-0.245930948969331">
                <text:p>-0.245930948969331</text:p>
              </table:table-cell>
              <table:table-cell office:value-type="float" office:value="-0.213295048287278">
                <text:p>-0.213295048287278</text:p>
              </table:table-cell>
              <table:table-cell office:value-type="float" office:value="-0.208925653857515">
                <text:p>-0.208925653857515</text:p>
              </table:table-cell>
              <table:table-cell office:value-type="float" office:value="-0.146448118373301">
                <text:p>-0.146448118373301</text:p>
              </table:table-cell>
              <table:table-cell office:value-type="float" office:value="-0.363793894690023">
                <text:p>-0.363793894690023</text:p>
              </table:table-cell>
              <table:table-cell office:value-type="float" office:value="-0.200443342592145">
                <text:p>-0.200443342592145</text:p>
              </table:table-cell>
              <table:table-cell office:value-type="float" office:value="0.0352928598937861">
                <text:p>0.0352928598937861</text:p>
              </table:table-cell>
              <table:table-cell office:value-type="float" office:value="0.117003675049341">
                <text:p>0.117003675049341</text:p>
              </table:table-cell>
              <table:table-cell office:value-type="float" office:value="-0.17756321507794">
                <text:p>-0.17756321507794</text:p>
              </table:table-cell>
              <table:table-cell office:value-type="float" office:value="0.0793620118785285">
                <text:p>0.0793620118785285</text:p>
              </table:table-cell>
              <table:table-cell office:value-type="float" office:value="0.113135728082536">
                <text:p>0.113135728082536</text:p>
              </table:table-cell>
            </table:table-row>
            <table:table-row>
              <table:table-cell office:value-type="string">
                <text:p>crc32</text:p>
                <draw:g>
                  <svg:desc>Sheet1.A51:Sheet1.A51</svg:desc>
                </draw:g>
              </table:table-cell>
              <table:table-cell office:value-type="float" office:value="0.24188746380233">
                <text:p>0.24188746380233</text:p>
                <draw:g>
                  <svg:desc>Sheet1.B51:Sheet1.M51</svg:desc>
                </draw:g>
              </table:table-cell>
              <table:table-cell office:value-type="float" office:value="-0.325590027708866">
                <text:p>-0.325590027708866</text:p>
              </table:table-cell>
              <table:table-cell office:value-type="float" office:value="-0.165646281701728">
                <text:p>-0.165646281701728</text:p>
              </table:table-cell>
              <table:table-cell office:value-type="float" office:value="-0.121703853955386">
                <text:p>-0.121703853955386</text:p>
              </table:table-cell>
              <table:table-cell office:value-type="float" office:value="-0.0543750104357994">
                <text:p>-0.0543750104357994</text:p>
              </table:table-cell>
              <table:table-cell office:value-type="float" office:value="-0.250865591452462">
                <text:p>-0.250865591452462</text:p>
              </table:table-cell>
              <table:table-cell office:value-type="float" office:value="-0.250286113798597">
                <text:p>-0.250286113798597</text:p>
              </table:table-cell>
              <table:table-cell office:value-type="float" office:value="0.0339176809893372">
                <text:p>0.0339176809893372</text:p>
              </table:table-cell>
              <table:table-cell office:value-type="float" office:value="0.22674780831049">
                <text:p>0.22674780831049</text:p>
              </table:table-cell>
              <table:table-cell office:value-type="float" office:value="-0.0938491431275475">
                <text:p>-0.0938491431275475</text:p>
              </table:table-cell>
              <table:table-cell office:value-type="float" office:value="0.0657395811843989">
                <text:p>0.0657395811843989</text:p>
              </table:table-cell>
              <table:table-cell office:value-type="float" office:value="0.0616704632621512">
                <text:p>0.0616704632621512</text:p>
              </table:table-cell>
            </table:table-row>
            <table:table-row>
              <table:table-cell office:value-type="string">
                <text:p>qurt</text:p>
                <draw:g>
                  <svg:desc>Sheet1.A52:Sheet1.A52</svg:desc>
                </draw:g>
              </table:table-cell>
              <table:table-cell office:value-type="float" office:value="0.20341031402835">
                <text:p>0.20341031402835</text:p>
                <draw:g>
                  <svg:desc>Sheet1.B52:Sheet1.M52</svg:desc>
                </draw:g>
              </table:table-cell>
              <table:table-cell office:value-type="float" office:value="-0.20344921420662">
                <text:p>-0.20344921420662</text:p>
              </table:table-cell>
              <table:table-cell office:value-type="float" office:value="-0.126610819154672">
                <text:p>-0.126610819154672</text:p>
              </table:table-cell>
              <table:table-cell office:value-type="float" office:value="-0.165640055188238">
                <text:p>-0.165640055188238</text:p>
              </table:table-cell>
              <table:table-cell office:value-type="float" office:value="-0.125254316787105">
                <text:p>-0.125254316787105</text:p>
              </table:table-cell>
              <table:table-cell office:value-type="float" office:value="-0.259609312476179">
                <text:p>-0.259609312476179</text:p>
              </table:table-cell>
              <table:table-cell office:value-type="float" office:value="-0.259007226881901">
                <text:p>-0.259007226881901</text:p>
              </table:table-cell>
              <table:table-cell office:value-type="float" office:value="-0.0688678220570256">
                <text:p>-0.0688678220570256</text:p>
              </table:table-cell>
              <table:table-cell office:value-type="float" office:value="0.140824970041659">
                <text:p>0.140824970041659</text:p>
              </table:table-cell>
              <table:table-cell office:value-type="float" office:value="-0.132187357670495">
                <text:p>-0.132187357670495</text:p>
              </table:table-cell>
              <table:table-cell office:value-type="float" office:value="0.11876314190044">
                <text:p>0.11876314190044</text:p>
              </table:table-cell>
              <table:table-cell office:value-type="float" office:value="0.0858305597556542">
                <text:p>0.0858305597556542</text:p>
              </table:table-cell>
            </table:table-row>
            <table:table-row>
              <table:table-cell office:value-type="string">
                <text:p>lcdnum</text:p>
                <draw:g>
                  <svg:desc>Sheet1.A53:Sheet1.A53</svg:desc>
                </draw:g>
              </table:table-cell>
              <table:table-cell office:value-type="float" office:value="0.174501682459591">
                <text:p>0.174501682459591</text:p>
                <draw:g>
                  <svg:desc>Sheet1.B53:Sheet1.M53</svg:desc>
                </draw:g>
              </table:table-cell>
              <table:table-cell office:value-type="float" office:value="-0.11375591793795">
                <text:p>-0.11375591793795</text:p>
              </table:table-cell>
              <table:table-cell office:value-type="float" office:value="-0.0914094815964437">
                <text:p>-0.0914094815964437</text:p>
              </table:table-cell>
              <table:table-cell office:value-type="float" office:value="-0.00592113054119725">
                <text:p>-0.00592113054119725</text:p>
              </table:table-cell>
              <table:table-cell office:value-type="float" office:value="-0.283163282066116">
                <text:p>-0.283163282066116</text:p>
              </table:table-cell>
              <table:table-cell office:value-type="float" office:value="-0.361859603727629">
                <text:p>-0.361859603727629</text:p>
              </table:table-cell>
              <table:table-cell office:value-type="float" office:value="-0.335634388403215">
                <text:p>-0.335634388403215</text:p>
              </table:table-cell>
              <table:table-cell office:value-type="float" office:value="0.0717393164361818">
                <text:p>0.0717393164361818</text:p>
              </table:table-cell>
              <table:table-cell office:value-type="float" office:value="0.305082958843446">
                <text:p>0.305082958843446</text:p>
              </table:table-cell>
              <table:table-cell office:value-type="float" office:value="-0.11638458200184">
                <text:p>-0.11638458200184</text:p>
              </table:table-cell>
              <table:table-cell office:value-type="float" office:value="-0.0269712000210412">
                <text:p>-0.0269712000210412</text:p>
              </table:table-cell>
              <table:table-cell office:value-type="float" office:value="0.0296109126083197">
                <text:p>0.0296109126083197</text:p>
              </table:table-cell>
            </table:table-row>
            <table:table-row>
              <table:table-cell office:value-type="string">
                <text:p>fft</text:p>
                <draw:g>
                  <svg:desc>Sheet1.A54:Sheet1.A54</svg:desc>
                </draw:g>
              </table:table-cell>
              <table:table-cell office:value-type="float" office:value="0.754599314000621">
                <text:p>0.754599314000621</text:p>
                <draw:g>
                  <svg:desc>Sheet1.B54:Sheet1.M54</svg:desc>
                </draw:g>
              </table:table-cell>
              <table:table-cell office:value-type="float" office:value="0.230142439509852">
                <text:p>0.230142439509852</text:p>
              </table:table-cell>
              <table:table-cell office:value-type="float" office:value="-0.328743332092755">
                <text:p>-0.328743332092755</text:p>
              </table:table-cell>
              <table:table-cell office:value-type="float" office:value="-0.291581363608154">
                <text:p>-0.291581363608154</text:p>
              </table:table-cell>
              <table:table-cell office:value-type="float" office:value="-0.427774333540007">
                <text:p>-0.427774333540007</text:p>
              </table:table-cell>
              <table:table-cell office:value-type="float" office:value="0.130556419023915">
                <text:p>0.130556419023915</text:p>
              </table:table-cell>
              <table:table-cell office:value-type="float" office:value="-0.217215912617165">
                <text:p>-0.217215912617165</text:p>
              </table:table-cell>
              <table:table-cell office:value-type="float" office:value="0.39218127490038">
                <text:p>0.39218127490038</text:p>
              </table:table-cell>
              <table:table-cell office:value-type="float" office:value="0.641984542508096">
                <text:p>0.641984542508096</text:p>
              </table:table-cell>
              <table:table-cell office:value-type="float" office:value="-0.0931503446562607">
                <text:p>-0.0931503446562607</text:p>
              </table:table-cell>
              <table:table-cell office:value-type="float" office:value="0.0808005469575648">
                <text:p>0.0808005469575648</text:p>
              </table:table-cell>
              <table:table-cell office:value-type="float" office:value="0.0932371954251902">
                <text:p>0.0932371954251902</text:p>
              </table:table-cell>
            </table:table-row>
            <table:table-row>
              <table:table-cell office:value-type="string">
                <text:p>fac</text:p>
                <draw:g>
                  <svg:desc>Sheet1.A55:Sheet1.A55</svg:desc>
                </draw:g>
              </table:table-cell>
              <table:table-cell office:value-type="float" office:value="0.198347229997526">
                <text:p>0.198347229997526</text:p>
                <draw:g>
                  <svg:desc>Sheet1.B55:Sheet1.M55</svg:desc>
                </draw:g>
              </table:table-cell>
              <table:table-cell office:value-type="float" office:value="-0.236882668475253">
                <text:p>-0.236882668475253</text:p>
              </table:table-cell>
              <table:table-cell office:value-type="float" office:value="-0.320600525089654">
                <text:p>-0.320600525089654</text:p>
              </table:table-cell>
              <table:table-cell office:value-type="float" office:value="-0.181689004669882">
                <text:p>-0.181689004669882</text:p>
              </table:table-cell>
              <table:table-cell office:value-type="float" office:value="-0.166406797390786">
                <text:p>-0.166406797390786</text:p>
              </table:table-cell>
              <table:table-cell office:value-type="float" office:value="-0.310262706348749">
                <text:p>-0.310262706348749</text:p>
              </table:table-cell>
              <table:table-cell office:value-type="float" office:value="-0.0981012775377541">
                <text:p>-0.0981012775377541</text:p>
              </table:table-cell>
              <table:table-cell office:value-type="float" office:value="0.0836162741724569">
                <text:p>0.0836162741724569</text:p>
              </table:table-cell>
              <table:table-cell office:value-type="float" office:value="0.181772348360342">
                <text:p>0.181772348360342</text:p>
              </table:table-cell>
              <table:table-cell office:value-type="float" office:value="-0.0773784621308243">
                <text:p>-0.0773784621308243</text:p>
              </table:table-cell>
              <table:table-cell office:value-type="float" office:value="0.180535526945012">
                <text:p>0.180535526945012</text:p>
              </table:table-cell>
              <table:table-cell office:value-type="float" office:value="0.145416178136669">
                <text:p>0.145416178136669</text:p>
              </table:table-cell>
            </table:table-row>
            <table:table-row>
              <table:table-cell office:value-type="string">
                <text:p>strstr</text:p>
                <draw:g>
                  <svg:desc>Sheet1.A56:Sheet1.A56</svg:desc>
                </draw:g>
              </table:table-cell>
              <table:table-cell office:value-type="float" office:value="0.16893007160175">
                <text:p>0.16893007160175</text:p>
                <draw:g>
                  <svg:desc>Sheet1.B56:Sheet1.M56</svg:desc>
                </draw:g>
              </table:table-cell>
              <table:table-cell office:value-type="float" office:value="-0.140935996872145">
                <text:p>-0.140935996872145</text:p>
              </table:table-cell>
              <table:table-cell office:value-type="float" office:value="-0.183329444526958">
                <text:p>-0.183329444526958</text:p>
              </table:table-cell>
              <table:table-cell office:value-type="float" office:value="-0.135029767926124">
                <text:p>-0.135029767926124</text:p>
              </table:table-cell>
              <table:table-cell office:value-type="float" office:value="-0.222830001613283">
                <text:p>-0.222830001613283</text:p>
              </table:table-cell>
              <table:table-cell office:value-type="float" office:value="-0.329448884703465">
                <text:p>-0.329448884703465</text:p>
              </table:table-cell>
              <table:table-cell office:value-type="float" office:value="-0.247793561911278">
                <text:p>-0.247793561911278</text:p>
              </table:table-cell>
              <table:table-cell office:value-type="float" office:value="0.0462642385778693">
                <text:p>0.0462642385778693</text:p>
              </table:table-cell>
              <table:table-cell office:value-type="float" office:value="0.150399103979517">
                <text:p>0.150399103979517</text:p>
              </table:table-cell>
              <table:table-cell office:value-type="float" office:value="-0.164103216832163">
                <text:p>-0.164103216832163</text:p>
              </table:table-cell>
              <table:table-cell office:value-type="float" office:value="0.0597683294600397">
                <text:p>0.0597683294600397</text:p>
              </table:table-cell>
              <table:table-cell office:value-type="float" office:value="0.269999392577303">
                <text:p>0.269999392577303</text:p>
              </table:table-cell>
            </table:table-row>
            <table:table-row>
              <table:table-cell office:value-type="string">
                <text:p>lms</text:p>
                <draw:g>
                  <svg:desc>Sheet1.A57:Sheet1.A57</svg:desc>
                </draw:g>
              </table:table-cell>
              <table:table-cell office:value-type="float" office:value="0.167824872477648">
                <text:p>0.167824872477648</text:p>
                <draw:g>
                  <svg:desc>Sheet1.B57:Sheet1.M57</svg:desc>
                </draw:g>
              </table:table-cell>
              <table:table-cell office:value-type="float" office:value="-0.298181496908828">
                <text:p>-0.298181496908828</text:p>
              </table:table-cell>
              <table:table-cell office:value-type="float" office:value="-0.172175723815915">
                <text:p>-0.172175723815915</text:p>
              </table:table-cell>
              <table:table-cell office:value-type="float" office:value="-0.107846681921568">
                <text:p>-0.107846681921568</text:p>
              </table:table-cell>
              <table:table-cell office:value-type="float" office:value="0.0873871564089662">
                <text:p>0.0873871564089662</text:p>
              </table:table-cell>
              <table:table-cell office:value-type="float" office:value="-0.315662261849375">
                <text:p>-0.315662261849375</text:p>
              </table:table-cell>
              <table:table-cell office:value-type="float" office:value="-0.143033441143085">
                <text:p>-0.143033441143085</text:p>
              </table:table-cell>
              <table:table-cell office:value-type="float" office:value="-0.0200682915329364">
                <text:p>-0.0200682915329364</text:p>
              </table:table-cell>
              <table:table-cell office:value-type="float" office:value="0.172796953589713">
                <text:p>0.172796953589713</text:p>
              </table:table-cell>
              <table:table-cell office:value-type="float" office:value="-0.0973367479387978">
                <text:p>-0.0973367479387978</text:p>
              </table:table-cell>
              <table:table-cell office:value-type="float" office:value="0.112068013840086">
                <text:p>0.112068013840086</text:p>
              </table:table-cell>
              <table:table-cell office:value-type="float" office:value="0.0331862525813676">
                <text:p>0.0331862525813676</text:p>
              </table:table-cell>
            </table:table-row>
            <table:table-row>
              <table:table-cell office:value-type="string">
                <text:p>sglib-arraybinsearch</text:p>
                <draw:g>
                  <svg:desc>Sheet1.A58:Sheet1.A58</svg:desc>
                </draw:g>
              </table:table-cell>
              <table:table-cell office:value-type="float" office:value="2.59859370223172">
                <text:p>2.59859370223172</text:p>
                <draw:g>
                  <svg:desc>Sheet1.B58:Sheet1.M58</svg:desc>
                </draw:g>
              </table:table-cell>
              <table:table-cell office:value-type="float" office:value="-2.41502683363148">
                <text:p>-2.41502683363148</text:p>
              </table:table-cell>
              <table:table-cell office:value-type="float" office:value="-0.211034066927962">
                <text:p>-0.211034066927962</text:p>
              </table:table-cell>
              <table:table-cell office:value-type="float" office:value="-2.65038713519951">
                <text:p>-2.65038713519951</text:p>
              </table:table-cell>
              <table:table-cell office:value-type="float" office:value="3.21987120515177">
                <text:p>3.21987120515177</text:p>
              </table:table-cell>
              <table:table-cell office:value-type="float" office:value="6.38430395515415">
                <text:p>6.38430395515415</text:p>
              </table:table-cell>
              <table:table-cell office:value-type="float" office:value="-4.34012400354296">
                <text:p>-4.34012400354296</text:p>
              </table:table-cell>
              <table:table-cell office:value-type="float" office:value="-4.57092303155411">
                <text:p>-4.57092303155411</text:p>
              </table:table-cell>
              <table:table-cell office:value-type="float" office:value="-1.94261805140467">
                <text:p>-1.94261805140467</text:p>
              </table:table-cell>
              <table:table-cell office:value-type="float" office:value="1.55109489051094">
                <text:p>1.55109489051094</text:p>
              </table:table-cell>
              <table:table-cell office:value-type="float" office:value="1.67376749847839">
                <text:p>1.67376749847839</text:p>
              </table:table-cell>
              <table:table-cell office:value-type="float" office:value="-1.40845070422533">
                <text:p>-1.40845070422533</text:p>
              </table:table-cell>
            </table:table-row>
            <table:table-row>
              <table:table-cell office:value-type="string">
                <text:p>newlib-log</text:p>
                <draw:g>
                  <svg:desc>Sheet1.A59:Sheet1.A59</svg:desc>
                </draw:g>
              </table:table-cell>
              <table:table-cell office:value-type="float" office:value="0.27486966027583">
                <text:p>0.27486966027583</text:p>
                <draw:g>
                  <svg:desc>Sheet1.B59:Sheet1.M59</svg:desc>
                </draw:g>
              </table:table-cell>
              <table:table-cell office:value-type="float" office:value="-0.228860543603488">
                <text:p>-0.228860543603488</text:p>
              </table:table-cell>
              <table:table-cell office:value-type="float" office:value="-0.16192836345138">
                <text:p>-0.16192836345138</text:p>
              </table:table-cell>
              <table:table-cell office:value-type="float" office:value="-0.18160525763826">
                <text:p>-0.18160525763826</text:p>
              </table:table-cell>
              <table:table-cell office:value-type="float" office:value="-0.0708285895666845">
                <text:p>-0.0708285895666845</text:p>
              </table:table-cell>
              <table:table-cell office:value-type="float" office:value="-0.238983768557935">
                <text:p>-0.238983768557935</text:p>
              </table:table-cell>
              <table:table-cell office:value-type="float" office:value="-0.249571331388799">
                <text:p>-0.249571331388799</text:p>
              </table:table-cell>
              <table:table-cell office:value-type="float" office:value="-0.0979808141791845">
                <text:p>-0.0979808141791845</text:p>
              </table:table-cell>
              <table:table-cell office:value-type="float" office:value="0.116874781188015">
                <text:p>0.116874781188015</text:p>
              </table:table-cell>
              <table:table-cell office:value-type="float" office:value="-0.15703764649808">
                <text:p>-0.15703764649808</text:p>
              </table:table-cell>
              <table:table-cell office:value-type="float" office:value="0.178664087584508">
                <text:p>0.178664087584508</text:p>
              </table:table-cell>
              <table:table-cell office:value-type="float" office:value="0.145370212587172">
                <text:p>0.145370212587172</text:p>
              </table:table-cell>
            </table:table-row>
            <table:table-row>
              <table:table-cell office:value-type="string">
                <text:p>bs</text:p>
                <draw:g>
                  <svg:desc>Sheet1.A60:Sheet1.A60</svg:desc>
                </draw:g>
              </table:table-cell>
              <table:table-cell office:value-type="float" office:value="0.396568468760096">
                <text:p>0.396568468760096</text:p>
                <draw:g>
                  <svg:desc>Sheet1.B60:Sheet1.M60</svg:desc>
                </draw:g>
              </table:table-cell>
              <table:table-cell office:value-type="float" office:value="-0.734626306289736">
                <text:p>-0.734626306289736</text:p>
              </table:table-cell>
              <table:table-cell office:value-type="float" office:value="-0.477719837460141">
                <text:p>-0.477719837460141</text:p>
              </table:table-cell>
              <table:table-cell office:value-type="float" office:value="-0.206332922204434">
                <text:p>-0.206332922204434</text:p>
              </table:table-cell>
              <table:table-cell office:value-type="float" office:value="-0.127999630992055">
                <text:p>-0.127999630992055</text:p>
              </table:table-cell>
              <table:table-cell office:value-type="float" office:value="-0.0841983852364517">
                <text:p>-0.0841983852364517</text:p>
              </table:table-cell>
              <table:table-cell office:value-type="float" office:value="-0.305313608922072">
                <text:p>-0.305313608922072</text:p>
              </table:table-cell>
              <table:table-cell office:value-type="float" office:value="0.496246341773745">
                <text:p>0.496246341773745</text:p>
              </table:table-cell>
              <table:table-cell office:value-type="float" office:value="0.336346193855597">
                <text:p>0.336346193855597</text:p>
              </table:table-cell>
              <table:table-cell office:value-type="float" office:value="0.0981286293162026">
                <text:p>0.0981286293162026</text:p>
              </table:table-cell>
              <table:table-cell office:value-type="float" office:value="-0.0911156476707793">
                <text:p>-0.0911156476707793</text:p>
              </table:table-cell>
              <table:table-cell office:value-type="float" office:value="0.246080617396602">
                <text:p>0.246080617396602</text:p>
              </table:table-cell>
            </table:table-row>
            <table:table-row>
              <table:table-cell office:value-type="string">
                <text:p>fibcall</text:p>
                <draw:g>
                  <svg:desc>Sheet1.A61:Sheet1.A61</svg:desc>
                </draw:g>
              </table:table-cell>
              <table:table-cell office:value-type="float" office:value="0.311542067396302">
                <text:p>0.311542067396302</text:p>
                <draw:g>
                  <svg:desc>Sheet1.B61:Sheet1.M61</svg:desc>
                </draw:g>
              </table:table-cell>
              <table:table-cell office:value-type="float" office:value="-0.150550969253954">
                <text:p>-0.150550969253954</text:p>
              </table:table-cell>
              <table:table-cell office:value-type="float" office:value="-0.0675526490100913">
                <text:p>-0.0675526490100913</text:p>
              </table:table-cell>
              <table:table-cell office:value-type="float" office:value="0.0239303652668008">
                <text:p>0.0239303652668008</text:p>
              </table:table-cell>
              <table:table-cell office:value-type="float" office:value="-0.0339134549660694">
                <text:p>-0.0339134549660694</text:p>
              </table:table-cell>
              <table:table-cell office:value-type="float" office:value="-0.384465999034226">
                <text:p>-0.384465999034226</text:p>
              </table:table-cell>
              <table:table-cell office:value-type="float" office:value="-0.230332445621061">
                <text:p>-0.230332445621061</text:p>
              </table:table-cell>
              <table:table-cell office:value-type="float" office:value="-0.00341815619395808">
                <text:p>-0.00341815619395808</text:p>
              </table:table-cell>
              <table:table-cell office:value-type="float" office:value="0.250368576242608">
                <text:p>0.250368576242608</text:p>
              </table:table-cell>
              <table:table-cell office:value-type="float" office:value="-0.131646021977769">
                <text:p>-0.131646021977769</text:p>
              </table:table-cell>
              <table:table-cell office:value-type="float" office:value="-0.0128832097596797">
                <text:p>-0.0128832097596797</text:p>
              </table:table-cell>
              <table:table-cell office:value-type="float" office:value="0.100756595216304">
                <text:p>0.100756595216304</text:p>
              </table:table-cell>
            </table:table-row>
            <table:table-row>
              <table:table-cell office:value-type="string">
                <text:p>sglib-hashtable</text:p>
                <draw:g>
                  <svg:desc>Sheet1.A62:Sheet1.A62</svg:desc>
                </draw:g>
              </table:table-cell>
              <table:table-cell office:value-type="float" office:value="0.161702812999531">
                <text:p>0.161702812999531</text:p>
                <draw:g>
                  <svg:desc>Sheet1.B62:Sheet1.M62</svg:desc>
                </draw:g>
              </table:table-cell>
              <table:table-cell office:value-type="float" office:value="-0.193200381411376">
                <text:p>-0.193200381411376</text:p>
              </table:table-cell>
              <table:table-cell office:value-type="float" office:value="-0.105285537335252">
                <text:p>-0.105285537335252</text:p>
              </table:table-cell>
              <table:table-cell office:value-type="float" office:value="-0.071096072150034">
                <text:p>-0.071096072150034</text:p>
              </table:table-cell>
              <table:table-cell office:value-type="float" office:value="-0.0888390921587705">
                <text:p>-0.0888390921587705</text:p>
              </table:table-cell>
              <table:table-cell office:value-type="float" office:value="-0.198738642516232">
                <text:p>-0.198738642516232</text:p>
              </table:table-cell>
              <table:table-cell office:value-type="float" office:value="-0.225318022670382">
                <text:p>-0.225318022670382</text:p>
              </table:table-cell>
              <table:table-cell office:value-type="float" office:value="-0.00675121406252103">
                <text:p>-0.00675121406252103</text:p>
              </table:table-cell>
              <table:table-cell office:value-type="float" office:value="0.201358498671017">
                <text:p>0.201358498671017</text:p>
              </table:table-cell>
              <table:table-cell office:value-type="float" office:value="-0.100296452278784">
                <text:p>-0.100296452278784</text:p>
              </table:table-cell>
              <table:table-cell office:value-type="float" office:value="0.0422748103183774">
                <text:p>0.0422748103183774</text:p>
              </table:table-cell>
              <table:table-cell office:value-type="float" office:value="0.0604112777586392">
                <text:p>0.0604112777586392</text:p>
              </table:table-cell>
            </table:table-row>
            <table:table-row>
              <table:table-cell office:value-type="string">
                <text:p>gdb-constvars</text:p>
                <draw:g>
                  <svg:desc>Sheet1.A63:Sheet1.A63</svg:desc>
                </draw:g>
              </table:table-cell>
              <table:table-cell office:value-type="float" office:value="0.0900268279947325">
                <text:p>0.0900268279947325</text:p>
                <draw:g>
                  <svg:desc>Sheet1.B63:Sheet1.M63</svg:desc>
                </draw:g>
              </table:table-cell>
              <table:table-cell office:value-type="float" office:value="-0.13381006165338">
                <text:p>-0.13381006165338</text:p>
              </table:table-cell>
              <table:table-cell office:value-type="float" office:value="-0.135966821218034">
                <text:p>-0.135966821218034</text:p>
              </table:table-cell>
              <table:table-cell office:value-type="float" office:value="-0.0755599532248065">
                <text:p>-0.0755599532248065</text:p>
              </table:table-cell>
              <table:table-cell office:value-type="float" office:value="-0.0834724540901339">
                <text:p>-0.0834724540901339</text:p>
              </table:table-cell>
              <table:table-cell office:value-type="float" office:value="-0.238000222900509">
                <text:p>-0.238000222900509</text:p>
              </table:table-cell>
              <table:table-cell office:value-type="float" office:value="-0.0590136091140033">
                <text:p>-0.0590136091140033</text:p>
              </table:table-cell>
              <table:table-cell office:value-type="float" office:value="0.0799397930927898">
                <text:p>0.0799397930927898</text:p>
              </table:table-cell>
              <table:table-cell office:value-type="float" office:value="0.202494063897309">
                <text:p>0.202494063897309</text:p>
              </table:table-cell>
              <table:table-cell office:value-type="float" office:value="-0.194181739724564">
                <text:p>-0.194181739724564</text:p>
              </table:table-cell>
              <table:table-cell office:value-type="float" office:value="0.0540063727519788">
                <text:p>0.0540063727519788</text:p>
              </table:table-cell>
              <table:table-cell office:value-type="float" office:value="0.0720149791156481">
                <text:p>0.0720149791156481</text:p>
              </table:table-cell>
            </table:table-row>
            <table:table-row>
              <table:table-cell office:value-type="string">
                <text:p>sglib-queue</text:p>
                <draw:g>
                  <svg:desc>Sheet1.A64:Sheet1.A64</svg:desc>
                </draw:g>
              </table:table-cell>
              <table:table-cell office:value-type="float" office:value="0.212479170727287">
                <text:p>0.212479170727287</text:p>
                <draw:g>
                  <svg:desc>Sheet1.B64:Sheet1.M64</svg:desc>
                </draw:g>
              </table:table-cell>
              <table:table-cell office:value-type="float" office:value="-0.14592069450031">
                <text:p>-0.14592069450031</text:p>
              </table:table-cell>
              <table:table-cell office:value-type="float" office:value="-0.0638750789871505">
                <text:p>-0.0638750789871505</text:p>
              </table:table-cell>
              <table:table-cell office:value-type="float" office:value="-0.158926751208398">
                <text:p>-0.158926751208398</text:p>
              </table:table-cell>
              <table:table-cell office:value-type="float" office:value="-0.12428581901544">
                <text:p>-0.12428581901544</text:p>
              </table:table-cell>
              <table:table-cell office:value-type="float" office:value="-0.344523385363162">
                <text:p>-0.344523385363162</text:p>
              </table:table-cell>
              <table:table-cell office:value-type="float" office:value="-0.186439250051191">
                <text:p>-0.186439250051191</text:p>
              </table:table-cell>
              <table:table-cell office:value-type="float" office:value="0.0610346958243392">
                <text:p>0.0610346958243392</text:p>
              </table:table-cell>
              <table:table-cell office:value-type="float" office:value="0.190908710364301">
                <text:p>0.190908710364301</text:p>
              </table:table-cell>
              <table:table-cell office:value-type="float" office:value="-0.0625047975173397">
                <text:p>-0.0625047975173397</text:p>
              </table:table-cell>
              <table:table-cell office:value-type="float" office:value="0.0947912158310929">
                <text:p>0.0947912158310929</text:p>
              </table:table-cell>
              <table:table-cell office:value-type="float" office:value="0.244087602463932">
                <text:p>0.244087602463932</text:p>
              </table:table-cell>
            </table:table-row>
            <table:table-row>
              <table:table-cell office:value-type="string">
                <text:p>gdb-all-types</text:p>
                <draw:g>
                  <svg:desc>Sheet1.A65:Sheet1.A65</svg:desc>
                </draw:g>
              </table:table-cell>
              <table:table-cell office:value-type="float" office:value="0.665582921816995">
                <text:p>0.665582921816995</text:p>
                <draw:g>
                  <svg:desc>Sheet1.B65:Sheet1.M65</svg:desc>
                </draw:g>
              </table:table-cell>
              <table:table-cell office:value-type="float" office:value="0.327637944760864">
                <text:p>0.327637944760864</text:p>
              </table:table-cell>
              <table:table-cell office:value-type="float" office:value="-0.618657239508716">
                <text:p>-0.618657239508716</text:p>
              </table:table-cell>
              <table:table-cell office:value-type="float" office:value="0.524121865996437">
                <text:p>0.524121865996437</text:p>
              </table:table-cell>
              <table:table-cell office:value-type="float" office:value="-0.545715069662506">
                <text:p>-0.545715069662506</text:p>
              </table:table-cell>
              <table:table-cell office:value-type="float" office:value="-0.812909118587314">
                <text:p>-0.812909118587314</text:p>
              </table:table-cell>
              <table:table-cell office:value-type="float" office:value="0.211157695014841">
                <text:p>0.211157695014841</text:p>
              </table:table-cell>
              <table:table-cell office:value-type="float" office:value="0.358313171837173">
                <text:p>0.358313171837173</text:p>
              </table:table-cell>
              <table:table-cell office:value-type="float" office:value="0.696361739984042">
                <text:p>0.696361739984042</text:p>
              </table:table-cell>
              <table:table-cell office:value-type="float" office:value="-0.6854740433829">
                <text:p>-0.6854740433829</text:p>
              </table:table-cell>
              <table:table-cell office:value-type="float" office:value="-0.466634134439451">
                <text:p>-0.466634134439451</text:p>
              </table:table-cell>
              <table:table-cell office:value-type="float" office:value="0.653274037724269">
                <text:p>0.653274037724269</text:p>
              </table:table-cell>
            </table:table-row>
            <table:table-row>
              <table:table-cell office:value-type="string">
                <text:p>sglib-listsort</text:p>
                <draw:g>
                  <svg:desc>Sheet1.A66:Sheet1.A66</svg:desc>
                </draw:g>
              </table:table-cell>
              <table:table-cell office:value-type="float" office:value="0.165897190201031">
                <text:p>0.165897190201031</text:p>
                <draw:g>
                  <svg:desc>Sheet1.B66:Sheet1.M66</svg:desc>
                </draw:g>
              </table:table-cell>
              <table:table-cell office:value-type="float" office:value="-0.1409027828783">
                <text:p>-0.1409027828783</text:p>
              </table:table-cell>
              <table:table-cell office:value-type="float" office:value="-0.111347057760324">
                <text:p>-0.111347057760324</text:p>
              </table:table-cell>
              <table:table-cell office:value-type="float" office:value="-0.137619245046323">
                <text:p>-0.137619245046323</text:p>
              </table:table-cell>
              <table:table-cell office:value-type="float" office:value="-0.124677192385586">
                <text:p>-0.124677192385586</text:p>
              </table:table-cell>
              <table:table-cell office:value-type="float" office:value="-0.460434209142494">
                <text:p>-0.460434209142494</text:p>
              </table:table-cell>
              <table:table-cell office:value-type="float" office:value="-0.17315297853075">
                <text:p>-0.17315297853075</text:p>
              </table:table-cell>
              <table:table-cell office:value-type="float" office:value="0.110503011255436">
                <text:p>0.110503011255436</text:p>
              </table:table-cell>
              <table:table-cell office:value-type="float" office:value="0.0321126340968466">
                <text:p>0.0321126340968466</text:p>
              </table:table-cell>
              <table:table-cell office:value-type="float" office:value="-0.0572355057365954">
                <text:p>-0.0572355057365954</text:p>
              </table:table-cell>
              <table:table-cell office:value-type="float" office:value="0.202714476562936">
                <text:p>0.202714476562936</text:p>
              </table:table-cell>
              <table:table-cell office:value-type="float" office:value="0.292101162303058">
                <text:p>0.292101162303058</text:p>
              </table:table-cell>
            </table:table-row>
            <table:table-row>
              <table:table-cell office:value-type="string">
                <text:p>float_matmult</text:p>
                <draw:g>
                  <svg:desc>Sheet1.A67:Sheet1.A67</svg:desc>
                </draw:g>
              </table:table-cell>
              <table:table-cell office:value-type="float" office:value="0.303610867353782">
                <text:p>0.303610867353782</text:p>
                <draw:g>
                  <svg:desc>Sheet1.B67:Sheet1.M67</svg:desc>
                </draw:g>
              </table:table-cell>
              <table:table-cell office:value-type="float" office:value="-0.0630638321407963">
                <text:p>-0.0630638321407963</text:p>
              </table:table-cell>
              <table:table-cell office:value-type="float" office:value="-0.0892636023303619">
                <text:p>-0.0892636023303619</text:p>
              </table:table-cell>
              <table:table-cell office:value-type="float" office:value="-0.294777472732036">
                <text:p>-0.294777472732036</text:p>
              </table:table-cell>
              <table:table-cell office:value-type="float" office:value="0.0338628692135181">
                <text:p>0.0338628692135181</text:p>
              </table:table-cell>
              <table:table-cell office:value-type="float" office:value="-0.33314441741454">
                <text:p>-0.33314441741454</text:p>
              </table:table-cell>
              <table:table-cell office:value-type="float" office:value="-0.23299970146728">
                <text:p>-0.23299970146728</text:p>
              </table:table-cell>
              <table:table-cell office:value-type="float" office:value="-0.0744820073952993">
                <text:p>-0.0744820073952993</text:p>
              </table:table-cell>
              <table:table-cell office:value-type="float" office:value="0.319898519106564">
                <text:p>0.319898519106564</text:p>
              </table:table-cell>
              <table:table-cell office:value-type="float" office:value="-0.240199078726319">
                <text:p>-0.240199078726319</text:p>
              </table:table-cell>
              <table:table-cell office:value-type="float" office:value="0.288893934311406">
                <text:p>0.288893934311406</text:p>
              </table:table-cell>
              <table:table-cell office:value-type="float" office:value="0.0534760966660368">
                <text:p>0.0534760966660368</text:p>
              </table:table-cell>
            </table:table-row>
            <table:table-row>
              <table:table-cell office:value-type="string">
                <text:p>cubic</text:p>
                <draw:g>
                  <svg:desc>Sheet1.A68:Sheet1.A68</svg:desc>
                </draw:g>
              </table:table-cell>
              <table:table-cell office:value-type="float" office:value="0.320657065706579">
                <text:p>0.320657065706579</text:p>
                <draw:g>
                  <svg:desc>Sheet1.B68:Sheet1.M68</svg:desc>
                </draw:g>
              </table:table-cell>
              <table:table-cell office:value-type="float" office:value="0.0618012247878933">
                <text:p>0.0618012247878933</text:p>
              </table:table-cell>
              <table:table-cell office:value-type="float" office:value="-0.699613813175128">
                <text:p>-0.699613813175128</text:p>
              </table:table-cell>
              <table:table-cell office:value-type="float" office:value="0.625387345765959">
                <text:p>0.625387345765959</text:p>
              </table:table-cell>
              <table:table-cell office:value-type="float" office:value="1.05584100276662">
                <text:p>1.05584100276662</text:p>
              </table:table-cell>
              <table:table-cell office:value-type="float" office:value="-1.62116991643454">
                <text:p>-1.62116991643454</text:p>
              </table:table-cell>
              <table:table-cell office:value-type="float" office:value="0.140512589928062">
                <text:p>0.140512589928062</text:p>
              </table:table-cell>
              <table:table-cell office:value-type="float" office:value="0.467263412711815">
                <text:p>0.467263412711815</text:p>
              </table:table-cell>
              <table:table-cell office:value-type="float" office:value="0.410850968032399">
                <text:p>0.410850968032399</text:p>
              </table:table-cell>
              <table:table-cell office:value-type="float" office:value="-0.520979216850612">
                <text:p>-0.520979216850612</text:p>
              </table:table-cell>
              <table:table-cell office:value-type="float" office:value="1.10125938894217">
                <text:p>1.10125938894217</text:p>
              </table:table-cell>
              <table:table-cell office:value-type="float" office:value="0.58018363093561">
                <text:p>0.58018363093561</text:p>
              </table:table-cell>
            </table:table-row>
            <table:table-row>
              <table:table-cell office:value-type="string">
                <text:p>sha</text:p>
                <draw:g>
                  <svg:desc>Sheet1.A69:Sheet1.A69</svg:desc>
                </draw:g>
              </table:table-cell>
              <table:table-cell office:value-type="float" office:value="0.295874090829435">
                <text:p>0.295874090829435</text:p>
                <draw:g>
                  <svg:desc>Sheet1.B69:Sheet1.M69</svg:desc>
                </draw:g>
              </table:table-cell>
              <table:table-cell office:value-type="float" office:value="-0.0515817873747295">
                <text:p>-0.0515817873747295</text:p>
              </table:table-cell>
              <table:table-cell office:value-type="float" office:value="-0.107797660153644">
                <text:p>-0.107797660153644</text:p>
              </table:table-cell>
              <table:table-cell office:value-type="float" office:value="-0.0729653041522253">
                <text:p>-0.0729653041522253</text:p>
              </table:table-cell>
              <table:table-cell office:value-type="float" office:value="-0.118245000292915">
                <text:p>-0.118245000292915</text:p>
              </table:table-cell>
              <table:table-cell office:value-type="float" office:value="-0.35710885977308">
                <text:p>-0.35710885977308</text:p>
              </table:table-cell>
              <table:table-cell office:value-type="float" office:value="-0.195268949385782">
                <text:p>-0.195268949385782</text:p>
              </table:table-cell>
              <table:table-cell office:value-type="float" office:value="-0.0301936958911999">
                <text:p>-0.0301936958911999</text:p>
              </table:table-cell>
              <table:table-cell office:value-type="float" office:value="0.108393030152016">
                <text:p>0.108393030152016</text:p>
              </table:table-cell>
              <table:table-cell office:value-type="float" office:value="-0.303248156168942">
                <text:p>-0.303248156168942</text:p>
              </table:table-cell>
              <table:table-cell office:value-type="float" office:value="-0.0587556814386087">
                <text:p>-0.0587556814386087</text:p>
              </table:table-cell>
              <table:table-cell office:value-type="float" office:value="0.191267454374027">
                <text:p>0.191267454374027</text:p>
              </table:table-cell>
            </table:table-row>
            <table:table-row>
              <table:table-cell office:value-type="string">
                <text:p>newlib-sqrt</text:p>
                <draw:g>
                  <svg:desc>Sheet1.A70:Sheet1.A70</svg:desc>
                </draw:g>
              </table:table-cell>
              <table:table-cell office:value-type="float" office:value="0.222794720314067">
                <text:p>0.222794720314067</text:p>
                <draw:g>
                  <svg:desc>Sheet1.B70:Sheet1.M70</svg:desc>
                </draw:g>
              </table:table-cell>
              <table:table-cell office:value-type="float" office:value="-0.206953955106042">
                <text:p>-0.206953955106042</text:p>
              </table:table-cell>
              <table:table-cell office:value-type="float" office:value="-0.155239897598372">
                <text:p>-0.155239897598372</text:p>
              </table:table-cell>
              <table:table-cell office:value-type="float" office:value="-0.184434577988622">
                <text:p>-0.184434577988622</text:p>
              </table:table-cell>
              <table:table-cell office:value-type="float" office:value="-0.126917941094965">
                <text:p>-0.126917941094965</text:p>
              </table:table-cell>
              <table:table-cell office:value-type="float" office:value="-0.298111832528753">
                <text:p>-0.298111832528753</text:p>
              </table:table-cell>
              <table:table-cell office:value-type="float" office:value="-0.168202381911984">
                <text:p>-0.168202381911984</text:p>
              </table:table-cell>
              <table:table-cell office:value-type="float" office:value="0.0269159660846332">
                <text:p>0.0269159660846332</text:p>
              </table:table-cell>
              <table:table-cell office:value-type="float" office:value="0.165707974231036">
                <text:p>0.165707974231036</text:p>
              </table:table-cell>
              <table:table-cell office:value-type="float" office:value="-0.123644664257177">
                <text:p>-0.123644664257177</text:p>
              </table:table-cell>
              <table:table-cell office:value-type="float" office:value="0.0723176123964989">
                <text:p>0.0723176123964989</text:p>
              </table:table-cell>
              <table:table-cell office:value-type="float" office:value="0.184522795662285">
                <text:p>0.184522795662285</text:p>
              </table:table-cell>
            </table:table-row>
            <table:table-row>
              <table:table-cell office:value-type="string">
                <text:p>newlib-exp</text:p>
                <draw:g>
                  <svg:desc>Sheet1.A71:Sheet1.A71</svg:desc>
                </draw:g>
              </table:table-cell>
              <table:table-cell office:value-type="float" office:value="0.250881302197928">
                <text:p>0.250881302197928</text:p>
                <draw:g>
                  <svg:desc>Sheet1.B71:Sheet1.M71</svg:desc>
                </draw:g>
              </table:table-cell>
              <table:table-cell office:value-type="float" office:value="-0.152341267105324">
                <text:p>-0.152341267105324</text:p>
              </table:table-cell>
              <table:table-cell office:value-type="float" office:value="-0.156116154952615">
                <text:p>-0.156116154952615</text:p>
              </table:table-cell>
              <table:table-cell office:value-type="float" office:value="-0.0996667069742159">
                <text:p>-0.0996667069742159</text:p>
              </table:table-cell>
              <table:table-cell office:value-type="float" office:value="-0.0516879371504993">
                <text:p>-0.0516879371504993</text:p>
              </table:table-cell>
              <table:table-cell office:value-type="float" office:value="-0.298136997678338">
                <text:p>-0.298136997678338</text:p>
              </table:table-cell>
              <table:table-cell office:value-type="float" office:value="-0.1396943536657">
                <text:p>-0.1396943536657</text:p>
              </table:table-cell>
              <table:table-cell office:value-type="float" office:value="0.0182436213493746">
                <text:p>0.0182436213493746</text:p>
              </table:table-cell>
              <table:table-cell office:value-type="float" office:value="0.184953402149237">
                <text:p>0.184953402149237</text:p>
              </table:table-cell>
              <table:table-cell office:value-type="float" office:value="-0.115906269896307">
                <text:p>-0.115906269896307</text:p>
              </table:table-cell>
              <table:table-cell office:value-type="float" office:value="0.0789536140425781">
                <text:p>0.0789536140425781</text:p>
              </table:table-cell>
              <table:table-cell office:value-type="float" office:value="0.184953402149237">
                <text:p>0.184953402149237</text:p>
              </table:table-cell>
            </table:table-row>
            <table:table-row>
              <table:table-cell office:value-type="string">
                <text:p>ctl-stack</text:p>
                <draw:g>
                  <svg:desc>Sheet1.A72:Sheet1.A72</svg:desc>
                </draw:g>
              </table:table-cell>
              <table:table-cell office:value-type="float" office:value="0.389261231874833">
                <text:p>0.389261231874833</text:p>
                <draw:g>
                  <svg:desc>Sheet1.B72:Sheet1.M72</svg:desc>
                </draw:g>
              </table:table-cell>
              <table:table-cell office:value-type="float" office:value="-0.0741853908353409">
                <text:p>-0.0741853908353409</text:p>
              </table:table-cell>
              <table:table-cell office:value-type="float" office:value="-0.0304253923967375">
                <text:p>-0.0304253923967375</text:p>
              </table:table-cell>
              <table:table-cell office:value-type="float" office:value="-0.26914738245781">
                <text:p>-0.26914738245781</text:p>
              </table:table-cell>
              <table:table-cell office:value-type="float" office:value="-0.208069994274228">
                <text:p>-0.208069994274228</text:p>
              </table:table-cell>
              <table:table-cell office:value-type="float" office:value="-0.398609354673482">
                <text:p>-0.398609354673482</text:p>
              </table:table-cell>
              <table:table-cell office:value-type="float" office:value="-0.306645250173031">
                <text:p>-0.306645250173031</text:p>
              </table:table-cell>
              <table:table-cell office:value-type="float" office:value="-0.0287908305291701">
                <text:p>-0.0287908305291701</text:p>
              </table:table-cell>
              <table:table-cell office:value-type="float" office:value="0.385431332700523">
                <text:p>0.385431332700523</text:p>
              </table:table-cell>
              <table:table-cell office:value-type="float" office:value="-0.136796049526154">
                <text:p>-0.136796049526154</text:p>
              </table:table-cell>
              <table:table-cell office:value-type="float" office:value="0.144624399254254">
                <text:p>0.144624399254254</text:p>
              </table:table-cell>
              <table:table-cell office:value-type="float" office:value="0.21651438215654">
                <text:p>0.21651438215654</text:p>
              </table:table-cell>
            </table:table-row>
            <table:table-row>
              <table:table-cell office:value-type="string">
                <text:p>dijkstra</text:p>
                <draw:g>
                  <svg:desc>Sheet1.A73:Sheet1.A73</svg:desc>
                </draw:g>
              </table:table-cell>
              <table:table-cell office:value-type="float" office:value="0.358782729209706">
                <text:p>0.358782729209706</text:p>
                <draw:g>
                  <svg:desc>Sheet1.B73:Sheet1.M73</svg:desc>
                </draw:g>
              </table:table-cell>
              <table:table-cell office:value-type="float" office:value="-0.244870748760512">
                <text:p>-0.244870748760512</text:p>
              </table:table-cell>
              <table:table-cell office:value-type="float" office:value="-0.345099355217591">
                <text:p>-0.345099355217591</text:p>
              </table:table-cell>
              <table:table-cell office:value-type="float" office:value="-0.268083749944523">
                <text:p>-0.268083749944523</text:p>
              </table:table-cell>
              <table:table-cell office:value-type="float" office:value="-0.130661634013399">
                <text:p>-0.130661634013399</text:p>
              </table:table-cell>
              <table:table-cell office:value-type="float" office:value="-0.309821336362703">
                <text:p>-0.309821336362703</text:p>
              </table:table-cell>
              <table:table-cell office:value-type="float" office:value="-0.12016978828152">
                <text:p>-0.12016978828152</text:p>
              </table:table-cell>
              <table:table-cell office:value-type="float" office:value="0.0690336979832405">
                <text:p>0.0690336979832405</text:p>
              </table:table-cell>
              <table:table-cell office:value-type="float" office:value="0.172754594657541">
                <text:p>0.172754594657541</text:p>
              </table:table-cell>
              <table:table-cell office:value-type="float" office:value="0.0321666848513242">
                <text:p>0.0321666848513242</text:p>
              </table:table-cell>
              <table:table-cell office:value-type="float" office:value="-0.00177775622921472">
                <text:p>-0.00177775622921472</text:p>
              </table:table-cell>
              <table:table-cell office:value-type="float" office:value="0.263942977959717">
                <text:p>0.263942977959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